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900000589A953495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 style:font-family-generic="roman"/>
    <style:font-face style:name="Liberation Sans1" svg:font-family="'Liberation Sans'" style:font-family-generic="swiss"/>
    <style:font-face style:name="Liberation Sans Narrow" svg:font-family="'Liberation Sans Narrow'" style:font-family-generic="swiss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Aharoni" svg:font-family="Aharoni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1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321cm" fo:margin-top="0cm" fo:margin-bottom="0cm" table:align="center" style:writing-mode="lr-tb"/>
    </style:style>
    <style:style style:name="Table1.A" style:family="table-column">
      <style:table-column-properties style:column-width="2.101cm"/>
    </style:style>
    <style:style style:name="Table1.B" style:family="table-column">
      <style:table-column-properties style:column-width="2.2cm"/>
    </style:style>
    <style:style style:name="Table1.C" style:family="table-column">
      <style:table-column-properties style:column-width="2.595cm"/>
    </style:style>
    <style:style style:name="Table1.D" style:family="table-column">
      <style:table-column-properties style:column-width="9.426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style:border-line-width-bottom="0.018cm 0.018cm 0.018cm" fo:padding-left="0.199cm" fo:padding-right="0.191cm" fo:padding-top="0cm" fo:padding-bottom="0cm" fo:border-left="0.5pt solid #000001" fo:border-right="0.5pt solid #000001" fo:border-top="0.5pt solid #000001" fo:border-bottom="1.5pt double #00000a">
        <style:background-image/>
      </style:table-cell-properties>
    </style:style>
    <style:style style:name="Table1.A2" style:family="table-cell">
      <style:table-cell-properties fo:background-color="#ffffff" style:border-line-width-top="0.018cm 0.018cm 0.018cm" fo:padding-left="0.199cm" fo:padding-right="0.191cm" fo:padding-top="0cm" fo:padding-bottom="0cm" fo:border-left="0.5pt solid #000001" fo:border-right="0.5pt solid #000001" fo:border-top="1.5pt double #00000a" fo:border-bottom="0.5pt solid #000001">
        <style:background-image/>
      </style:table-cell-properties>
    </style:style>
    <style:style style:name="Table1.D2" style:family="table-cell">
      <style:table-cell-properties style:border-line-width-top="0.018cm 0.018cm 0.018cm" fo:padding-left="0.199cm" fo:padding-right="0.191cm" fo:padding-top="0cm" fo:padding-bottom="0cm" fo:border-left="0.5pt solid #000001" fo:border-right="0.5pt solid #000001" fo:border-top="1.5pt double #00000a" fo:border-bottom="0.5pt solid #000001"/>
    </style:style>
    <style:style style:name="Table1.A3" style:family="table-cell">
      <style:table-cell-properties fo:background-color="#ffffff" fo:padding-left="0.199cm" fo:padding-right="0.191cm" fo:padding-top="0cm" fo:padding-bottom="0cm" fo:border="0.5pt solid #000001">
        <style:background-image/>
      </style:table-cell-properties>
    </style:style>
    <style:style style:name="Table1.D3" style:family="table-cell">
      <style:table-cell-properties fo:padding-left="0.199cm" fo:padding-right="0.191cm" fo:padding-top="0cm" fo:padding-bottom="0cm" fo:border="0.5pt solid #000001"/>
    </style:style>
    <style:style style:name="Таблица1" style:family="table">
      <style:table-properties style:width="15.845cm" fo:margin-left="0.081cm" fo:margin-top="0cm" fo:margin-bottom="0cm" table:align="left" style:writing-mode="lr-tb"/>
    </style:style>
    <style:style style:name="Таблица1.A" style:family="table-column">
      <style:table-column-properties style:column-width="1.75cm"/>
    </style:style>
    <style:style style:name="Таблица1.B" style:family="table-column">
      <style:table-column-properties style:column-width="4.953cm"/>
    </style:style>
    <style:style style:name="Таблица1.C" style:family="table-column">
      <style:table-column-properties style:column-width="9.142cm"/>
    </style:style>
    <style:style style:name="Таблица1.1" style:family="table-row">
      <style:table-row-properties style:row-height="0.54cm" fo:keep-together="auto"/>
    </style:style>
    <style:style style:name="Таблица1.A1" style:family="table-cell">
      <style:table-cell-properties style:vertical-align="middle" fo:background-color="#d9d9d9" style:border-line-width-bottom="0.018cm 0.018cm 0.018cm" fo:padding-left="0.199cm" fo:padding-right="0.191cm" fo:padding-top="0cm" fo:padding-bottom="0cm" fo:border-left="0.5pt solid #000001" fo:border-right="0.5pt solid #000001" fo:border-top="0.5pt solid #000001" fo:border-bottom="1.5pt double #00000a">
        <style:background-image/>
      </style:table-cell-properties>
    </style:style>
    <style:style style:name="Таблица1.A2" style:family="table-cell">
      <style:table-cell-properties style:vertical-align="middle" fo:background-color="#ffffff" style:border-line-width-top="0.018cm 0.018cm 0.018cm" fo:padding-left="0.199cm" fo:padding-right="0.191cm" fo:padding-top="0cm" fo:padding-bottom="0cm" fo:border-left="0.5pt solid #000001" fo:border-right="0.5pt solid #000001" fo:border-top="1.5pt double #00000a" fo:border-bottom="0.5pt solid #000001">
        <style:background-image/>
      </style:table-cell-properties>
    </style:style>
    <style:style style:name="Таблица1.A3" style:family="table-cell">
      <style:table-cell-properties style:vertical-align="middle" fo:background-color="#ffffff" fo:padding-left="0.199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2" style:family="table">
      <style:table-properties style:width="15.875cm" fo:margin-left="0.051cm" fo:margin-top="0cm" fo:margin-bottom="0cm" table:align="left" style:writing-mode="lr-tb"/>
    </style:style>
    <style:style style:name="Table2.A" style:family="table-column">
      <style:table-column-properties style:column-width="0.956cm"/>
    </style:style>
    <style:style style:name="Table2.B" style:family="table-column">
      <style:table-column-properties style:column-width="4.755cm"/>
    </style:style>
    <style:style style:name="Table2.C" style:family="table-column">
      <style:table-column-properties style:column-width="0.882cm"/>
    </style:style>
    <style:style style:name="Table2.D" style:family="table-column">
      <style:table-column-properties style:column-width="0.926cm"/>
    </style:style>
    <style:style style:name="Table2.E" style:family="table-column">
      <style:table-column-properties style:column-width="0.639cm"/>
    </style:style>
    <style:style style:name="Table2.F" style:family="table-column">
      <style:table-column-properties style:column-width="0.485cm"/>
    </style:style>
    <style:style style:name="Table2.G" style:family="table-column">
      <style:table-column-properties style:column-width="7.232cm"/>
    </style:style>
    <style:style style:name="Table2.1" style:family="table-row">
      <style:table-row-properties style:row-height="2.54cm" fo:keep-together="auto"/>
    </style:style>
    <style:style style:name="Table2.A1" style:family="table-cell">
      <style:table-cell-properties style:vertical-align="middle" fo:background-color="#d9d9d9" style:border-line-width-bottom="0.018cm 0.018cm 0.018cm" fo:padding-left="0.199cm" fo:padding-right="0.191cm" fo:padding-top="0cm" fo:padding-bottom="0cm" fo:border-left="0.5pt solid #000001" fo:border-right="0.5pt solid #000001" fo:border-top="0.5pt solid #000001" fo:border-bottom="1.5pt double #00000a">
        <style:background-image/>
      </style:table-cell-properties>
    </style:style>
    <style:style style:name="Table2.B1" style:family="table-cell">
      <style:table-cell-properties style:vertical-align="middle" fo:background-color="#d9d9d9" style:border-line-width-bottom="0.018cm 0.018cm 0.018cm" fo:padding-left="0.199cm" fo:padding-right="0.191cm" fo:padding-top="0cm" fo:padding-bottom="0cm" fo:border-left="0.5pt solid #000001" fo:border-right="none" fo:border-top="0.5pt solid #000001" fo:border-bottom="1.5pt double #00000a">
        <style:background-image/>
      </style:table-cell-properties>
    </style:style>
    <style:style style:name="Table2.E1" style:family="table-cell">
      <style:table-cell-properties style:vertical-align="bottom" fo:background-color="#d9d9d9" style:border-line-width-bottom="0.018cm 0.018cm 0.018cm" fo:padding-left="0.199cm" fo:padding-right="0.191cm" fo:padding-top="0cm" fo:padding-bottom="0cm" fo:border-left="0.5pt solid #000001" fo:border-right="none" fo:border-top="0.5pt solid #000001" fo:border-bottom="1.5pt double #00000a">
        <style:background-image/>
      </style:table-cell-properties>
    </style:style>
    <style:style style:name="Table2.F1" style:family="table-cell">
      <style:table-cell-properties style:vertical-align="bottom" fo:background-color="#d9d9d9" style:border-line-width-bottom="0.018cm 0.018cm 0.018cm" fo:padding-left="0.199cm" fo:padding-right="0.191cm" fo:padding-top="0cm" fo:padding-bottom="0cm" fo:border-left="0.5pt solid #000001" fo:border-right="0.5pt solid #000001" fo:border-top="0.5pt solid #000001" fo:border-bottom="1.5pt double #00000a">
        <style:background-image/>
      </style:table-cell-properties>
    </style:style>
    <style:style style:name="Table2.2" style:family="table-row">
      <style:table-row-properties style:row-height="0.457cm" fo:keep-together="auto"/>
    </style:style>
    <style:style style:name="Table2.A2" style:family="table-cell">
      <style:table-cell-properties style:vertical-align="middle" fo:background-color="#ffffff" style:border-line-width-top="0.018cm 0.018cm 0.018cm" fo:padding-left="0.199cm" fo:padding-right="0.191cm" fo:padding-top="0cm" fo:padding-bottom="0cm" fo:border-left="0.5pt solid #000001" fo:border-right="0.5pt solid #000001" fo:border-top="1.5pt double #00000a" fo:border-bottom="0.5pt solid #000001">
        <style:background-image/>
      </style:table-cell-properties>
    </style:style>
    <style:style style:name="Table2.B2" style:family="table-cell">
      <style:table-cell-properties style:vertical-align="middle" fo:background-color="#ffffff" style:border-line-width-top="0.018cm 0.018cm 0.018cm" fo:padding-left="0.199cm" fo:padding-right="0.191cm" fo:padding-top="0cm" fo:padding-bottom="0cm" fo:border-left="0.5pt solid #000001" fo:border-right="none" fo:border-top="1.5pt double #00000a" fo:border-bottom="0.5pt solid #000001">
        <style:background-image/>
      </style:table-cell-properties>
    </style:style>
    <style:style style:name="Table2.A3" style:family="table-cell">
      <style:table-cell-properties style:vertical-align="middle" fo:background-color="#ffffff" fo:padding-left="0.199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2.B3" style:family="table-cell">
      <style:table-cell-properties style:vertical-align="middle" fo:background-color="#ffffff" fo:padding-left="0.199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P1" style:family="paragraph" style:parent-style-name="Frame_20_contents">
      <style:paragraph-properties>
        <style:tab-stops>
          <style:tab-stop style:position="7.325cm" style:type="center"/>
          <style:tab-stop style:position="9.001cm"/>
          <style:tab-stop style:position="10.502cm"/>
          <style:tab-stop style:position="14.651cm" style:type="right"/>
        </style:tab-stops>
      </style:paragraph-properties>
      <style:text-properties fo:language="ru" fo:country="RU" style:language-asian="en" style:country-asian="US"/>
    </style:style>
    <style:style style:name="P2" style:family="paragraph" style:parent-style-name="Frame_20_contents">
      <style:paragraph-properties>
        <style:tab-stops>
          <style:tab-stop style:position="7.325cm" style:type="center"/>
          <style:tab-stop style:position="9.001cm"/>
          <style:tab-stop style:position="10.502cm"/>
          <style:tab-stop style:position="14.651cm" style:type="right"/>
        </style:tab-stops>
      </style:paragraph-properties>
      <style:text-properties style:font-name="Arial" fo:language="ru" fo:country="RU" style:language-asian="en" style:country-asian="US" style:font-name-complex="Arial1" style:font-size-complex="9pt"/>
    </style:style>
    <style:style style:name="P3" style:family="paragraph" style:parent-style-name="Standard">
      <style:paragraph-properties fo:text-align="start" style:justify-single-word="false"/>
      <style:text-properties style:font-name="Arial" fo:font-size="9pt" fo:language="ru" fo:country="RU" officeooo:rsid="0028629a" officeooo:paragraph-rsid="0028629a" style:font-size-asian="9pt" style:language-asian="en" style:country-asian="US"/>
    </style:style>
    <style:style style:name="P4" style:family="paragraph" style:parent-style-name="Standard">
      <style:paragraph-properties fo:text-align="start" style:justify-single-word="false"/>
      <style:text-properties style:font-name="Arial" fo:font-size="9pt" fo:language="ru" fo:country="RU" officeooo:rsid="0024fc12" officeooo:paragraph-rsid="0024fc12" style:font-size-asian="9pt" style:language-asian="en" style:country-asian="US"/>
    </style:style>
    <style:style style:name="P5" style:family="paragraph" style:parent-style-name="Standard">
      <style:paragraph-properties fo:text-align="start" style:justify-single-word="false"/>
      <style:text-properties style:font-name="Arial" fo:language="ru" fo:country="RU" fo:font-weight="bold" officeooo:rsid="001e8047" officeooo:paragraph-rsid="001e8047" style:language-asian="en" style:country-asian="US" style:font-weight-asian="bold"/>
    </style:style>
    <style:style style:name="P6" style:family="paragraph" style:parent-style-name="Standard">
      <style:paragraph-properties fo:text-align="start" style:justify-single-word="false"/>
      <style:text-properties style:font-name="Arial" fo:language="ru" fo:country="RU" fo:font-weight="bold" officeooo:rsid="003ae909" officeooo:paragraph-rsid="002dd7af" style:font-weight-asian="bold"/>
    </style:style>
    <style:style style:name="P7" style:family="paragraph" style:parent-style-name="Standard">
      <style:paragraph-properties fo:text-align="start" style:justify-single-word="false"/>
      <style:text-properties style:font-name="Arial" fo:language="ru" fo:country="RU" fo:font-weight="bold" officeooo:rsid="0022b837" officeooo:paragraph-rsid="002dd7af" style:font-weight-asian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language="ru" fo:country="RU" fo:font-weight="bold" officeooo:rsid="00449b14" officeooo:paragraph-rsid="00449b14" style:font-size-asian="8pt" style:font-weight-asian="bold" style:font-size-complex="8pt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language="ru" fo:country="RU" fo:font-weight="bold" officeooo:rsid="0022b837" officeooo:paragraph-rsid="00449b14" style:font-size-asian="8pt" style:font-weight-asian="bold" style:font-size-complex="8pt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language="ru" fo:country="RU" fo:font-weight="bold" officeooo:rsid="003ae909" officeooo:paragraph-rsid="00449b14" style:font-size-asian="8pt" style:font-weight-asian="bold" style:font-size-complex="8pt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language="ru" fo:country="RU" fo:font-weight="bold" officeooo:rsid="004b17b6" officeooo:paragraph-rsid="004b17b6" style:font-size-asian="8pt" style:font-weight-asian="bold" style:font-size-complex="8pt"/>
    </style:style>
    <style:style style:name="P12" style:family="paragraph" style:parent-style-name="Standard">
      <style:text-properties fo:language="ru" fo:country="RU" style:language-asian="en" style:country-asian="US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text-properties style:rfc-language-tag="x-none" style:language-asian="zxx" style:country-asian="none" style:language-complex="zxx" style:country-complex="none"/>
    </style:style>
    <style:style style:name="P15" style:family="paragraph" style:parent-style-name="Standard">
      <style:text-properties officeooo:paragraph-rsid="002dd7af"/>
    </style:style>
    <style:style style:name="P16" style:family="paragraph" style:parent-style-name="Standard">
      <style:text-properties officeooo:paragraph-rsid="00449b14"/>
    </style:style>
    <style:style style:name="P17" style:family="paragraph" style:parent-style-name="Standard">
      <style:text-properties style:font-name="Liberation Sans Narrow1" fo:font-size="7pt" officeooo:paragraph-rsid="00449b14" style:font-size-asian="7pt" style:font-size-complex="7pt"/>
    </style:style>
    <style:style style:name="P18" style:family="paragraph" style:parent-style-name="Standard">
      <style:text-properties style:font-name="Liberation Sans Narrow1" fo:font-size="7pt" officeooo:rsid="00569275" officeooo:paragraph-rsid="00569275" style:font-size-asian="7pt" style:font-size-complex="7pt"/>
    </style:style>
    <style:style style:name="P19" style:family="paragraph" style:parent-style-name="Standard">
      <style:text-properties style:font-name="Liberation Sans Narrow1" fo:font-size="7pt" officeooo:rsid="00569d95" officeooo:paragraph-rsid="00569d95" style:font-size-asian="7pt" style:font-size-complex="7pt"/>
    </style:style>
    <style:style style:name="P20" style:family="paragraph" style:parent-style-name="Standard">
      <style:text-properties style:font-name="Liberation Sans Narrow1" fo:font-size="7pt" style:rfc-language-tag="x-none" officeooo:rsid="0044daba" officeooo:paragraph-rsid="0044daba" style:font-size-asian="7pt" style:language-asian="zxx" style:country-asian="none" style:font-size-complex="7pt" style:language-complex="zxx" style:country-complex="none"/>
    </style:style>
    <style:style style:name="P21" style:family="paragraph" style:parent-style-name="Standard">
      <style:text-properties style:font-name="Liberation Sans Narrow1" fo:font-size="7pt" style:rfc-language-tag="x-none" officeooo:rsid="0044daba" officeooo:paragraph-rsid="00465f67" style:font-size-asian="7pt" style:language-asian="zxx" style:country-asian="none" style:font-size-complex="7pt" style:language-complex="zxx" style:country-complex="none"/>
    </style:style>
    <style:style style:name="P22" style:family="paragraph" style:parent-style-name="Standard">
      <style:text-properties style:font-name="Liberation Sans Narrow1" fo:font-size="7pt" style:rfc-language-tag="x-none" officeooo:rsid="0048450e" officeooo:paragraph-rsid="0048450e" style:font-size-asian="7pt" style:language-asian="zxx" style:country-asian="none" style:font-size-complex="7pt" style:language-complex="zxx" style:country-complex="none"/>
    </style:style>
    <style:style style:name="P23" style:family="paragraph" style:parent-style-name="Standard">
      <style:text-properties style:font-name="Liberation Sans Narrow1" fo:font-size="7pt" style:rfc-language-tag="x-none" officeooo:rsid="0049fe80" officeooo:paragraph-rsid="0049fe80" style:font-size-asian="7pt" style:language-asian="zxx" style:country-asian="none" style:font-size-complex="7pt" style:language-complex="zxx" style:country-complex="none"/>
    </style:style>
    <style:style style:name="P24" style:family="paragraph" style:parent-style-name="Standard">
      <style:text-properties style:font-name="Liberation Sans Narrow1" fo:font-size="7pt" style:rfc-language-tag="x-none" officeooo:rsid="004b17b6" officeooo:paragraph-rsid="004b17b6" style:font-size-asian="7pt" style:language-asian="zxx" style:country-asian="none" style:font-size-complex="7pt" style:language-complex="zxx" style:country-complex="none"/>
    </style:style>
    <style:style style:name="P25" style:family="paragraph" style:parent-style-name="Standard">
      <style:text-properties style:font-name="Liberation Sans Narrow1" fo:font-size="7pt" style:rfc-language-tag="x-none" officeooo:rsid="00569275" officeooo:paragraph-rsid="00569275" style:font-size-asian="7pt" style:language-asian="zxx" style:country-asian="none" style:font-size-complex="7pt" style:language-complex="zxx" style:country-complex="none"/>
    </style:style>
    <style:style style:name="P26" style:family="paragraph" style:parent-style-name="Standard">
      <style:text-properties style:font-name="Liberation Sans Narrow1" fo:font-size="7pt" style:rfc-language-tag="x-none" officeooo:rsid="00569d95" officeooo:paragraph-rsid="00569d95" style:font-size-asian="7pt" style:language-asian="zxx" style:country-asian="none" style:font-size-complex="7pt" style:language-complex="zxx" style:country-complex="none"/>
    </style:style>
    <style:style style:name="P27" style:family="paragraph" style:parent-style-name="Standard">
      <style:text-properties style:font-name="Liberation Sans Narrow" fo:font-size="7pt" style:rfc-language-tag="x-none" officeooo:rsid="0044daba" officeooo:paragraph-rsid="0044daba" style:font-name-asian="Liberation Sans Narrow" style:font-size-asian="7pt" style:language-asian="zxx" style:country-asian="none" style:font-name-complex="Liberation Sans Narrow" style:font-size-complex="7pt" style:language-complex="zxx" style:country-complex="none"/>
    </style:style>
    <style:style style:name="P28" style:family="paragraph" style:parent-style-name="Standard">
      <style:text-properties style:font-name="Liberation Sans Narrow" fo:font-size="7pt" style:rfc-language-tag="x-none" officeooo:rsid="0044daba" officeooo:paragraph-rsid="0048450e" style:font-name-asian="Liberation Sans Narrow" style:font-size-asian="7pt" style:language-asian="zxx" style:country-asian="none" style:font-name-complex="Liberation Sans Narrow" style:font-size-complex="7pt" style:language-complex="zxx" style:country-complex="none"/>
    </style:style>
    <style:style style:name="P29" style:family="paragraph" style:parent-style-name="Standard">
      <style:text-properties style:font-name="Liberation Sans Narrow" fo:font-size="7pt" style:rfc-language-tag="x-none" officeooo:rsid="0044daba" officeooo:paragraph-rsid="00465f67" style:font-name-asian="Liberation Sans Narrow" style:font-size-asian="7pt" style:language-asian="zxx" style:country-asian="none" style:font-name-complex="Liberation Sans Narrow" style:font-size-complex="7pt" style:language-complex="zxx" style:country-complex="none"/>
    </style:style>
    <style:style style:name="P30" style:family="paragraph" style:parent-style-name="Standard">
      <style:text-properties style:font-name="Liberation Sans Narrow" fo:font-size="7pt" style:rfc-language-tag="x-none" officeooo:rsid="0044daba" officeooo:paragraph-rsid="00468c53" style:font-name-asian="Liberation Sans Narrow" style:font-size-asian="7pt" style:language-asian="zxx" style:country-asian="none" style:font-name-complex="Liberation Sans Narrow" style:font-size-complex="7pt" style:language-complex="zxx" style:country-complex="none"/>
    </style:style>
    <style:style style:name="P31" style:family="paragraph" style:parent-style-name="Standard">
      <style:text-properties style:font-name="Liberation Sans Narrow" fo:font-size="7pt" style:rfc-language-tag="x-none" officeooo:rsid="0048450e" officeooo:paragraph-rsid="0048450e" style:font-name-asian="Liberation Sans Narrow" style:font-size-asian="7pt" style:language-asian="zxx" style:country-asian="none" style:font-name-complex="Liberation Sans Narrow" style:font-size-complex="7pt" style:language-complex="zxx" style:country-complex="none"/>
    </style:style>
    <style:style style:name="P32" style:family="paragraph" style:parent-style-name="Standard">
      <style:text-properties officeooo:paragraph-rsid="0059d4c2"/>
    </style:style>
    <style:style style:name="P33" style:family="paragraph" style:parent-style-name="Footer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language="ru" fo:country="RU" style:language-asian="en" style:country-asian="US"/>
    </style:style>
    <style:style style:name="P34" style:family="paragraph" style:parent-style-name="No_20_TOC_20_Heading_20_1">
      <style:paragraph-properties fo:break-before="page"/>
      <style:text-properties fo:language="en" fo:country="US" officeooo:rsid="00217013" officeooo:paragraph-rsid="00217013" style:language-asian="en" style:country-asian="US"/>
    </style:style>
    <style:style style:name="P35" style:family="paragraph" style:parent-style-name="Standard">
      <style:paragraph-properties fo:break-before="page"/>
    </style:style>
    <style:style style:name="P36" style:family="paragraph" style:parent-style-name="Standard">
      <style:paragraph-properties fo:break-before="page"/>
      <style:text-properties officeooo:paragraph-rsid="00449b14"/>
    </style:style>
    <style:style style:name="P37" style:family="paragraph" style:parent-style-name="Title">
      <style:text-properties fo:language="ru" fo:country="RU" style:language-asian="en" style:country-asian="US"/>
    </style:style>
    <style:style style:name="P38" style:family="paragraph" style:parent-style-name="Author_20_Heading">
      <style:text-properties fo:language="ru" fo:country="RU" style:language-asian="en" style:country-asian="US"/>
    </style:style>
    <style:style style:name="P39" style:family="paragraph" style:parent-style-name="Author_20_Heading">
      <style:paragraph-properties>
        <style:tab-stops>
          <style:tab-stop style:position="3.752cm"/>
        </style:tab-stops>
      </style:paragraph-properties>
      <style:text-properties fo:language="ru" fo:country="RU" style:language-asian="en" style:country-asian="US"/>
    </style:style>
    <style:style style:name="P40" style:family="paragraph" style:parent-style-name="Standard">
      <style:paragraph-properties fo:margin-top="0cm" fo:margin-bottom="0cm" loext:contextual-spacing="false" fo:text-align="start" style:justify-single-word="false"/>
    </style:style>
    <style:style style:name="P41" style:family="paragraph" style:parent-style-name="command_20_description">
      <style:text-properties fo:language="ru" fo:country="RU"/>
    </style:style>
    <style:style style:name="P42" style:family="paragraph" style:parent-style-name="command_20_description">
      <style:text-properties fo:language="ru" fo:country="RU" officeooo:rsid="001e593d" officeooo:paragraph-rsid="002b5d8f"/>
    </style:style>
    <style:style style:name="P43" style:family="paragraph" style:parent-style-name="command_20_description">
      <style:text-properties fo:language="ru" fo:country="RU" officeooo:rsid="001e8297" officeooo:paragraph-rsid="002b5d8f"/>
    </style:style>
    <style:style style:name="P44" style:family="paragraph" style:parent-style-name="command_20_description">
      <style:text-properties fo:language="ru" fo:country="RU" officeooo:rsid="001fb409" officeooo:paragraph-rsid="002b5d8f"/>
    </style:style>
    <style:style style:name="P45" style:family="paragraph" style:parent-style-name="command_20_description">
      <style:text-properties fo:language="ru" fo:country="RU" officeooo:rsid="00213d25" officeooo:paragraph-rsid="002b5d8f"/>
    </style:style>
    <style:style style:name="P46" style:family="paragraph" style:parent-style-name="command_20_description">
      <style:text-properties fo:language="ru" fo:country="RU" officeooo:rsid="00224a99" officeooo:paragraph-rsid="002b5d8f"/>
    </style:style>
    <style:style style:name="P47" style:family="paragraph" style:parent-style-name="command_20_description">
      <style:text-properties fo:language="ru" fo:country="RU" officeooo:rsid="004f410e" officeooo:paragraph-rsid="002b5d8f"/>
    </style:style>
    <style:style style:name="P48" style:family="paragraph" style:parent-style-name="command_20_description">
      <style:text-properties fo:language="ru" fo:country="RU" officeooo:rsid="0022cd22" officeooo:paragraph-rsid="002b5d8f"/>
    </style:style>
    <style:style style:name="P49" style:family="paragraph" style:parent-style-name="command_20_description">
      <style:text-properties fo:language="ru" fo:country="RU" officeooo:rsid="002430b3" officeooo:paragraph-rsid="002b5d8f"/>
    </style:style>
    <style:style style:name="P50" style:family="paragraph" style:parent-style-name="command_20_description">
      <style:text-properties fo:language="ru" fo:country="RU" officeooo:rsid="0025b1eb" officeooo:paragraph-rsid="002b5d8f"/>
    </style:style>
    <style:style style:name="P51" style:family="paragraph" style:parent-style-name="command_20_description">
      <style:text-properties fo:language="ru" fo:country="RU" officeooo:rsid="0047ee29" officeooo:paragraph-rsid="002b5d8f"/>
    </style:style>
    <style:style style:name="P52" style:family="paragraph" style:parent-style-name="command_20_description">
      <style:text-properties fo:language="ru" fo:country="RU" officeooo:rsid="00283346" officeooo:paragraph-rsid="002b5d8f"/>
    </style:style>
    <style:style style:name="P53" style:family="paragraph" style:parent-style-name="command_20_description">
      <style:text-properties fo:language="ru" fo:country="RU" officeooo:rsid="0026ed5e" officeooo:paragraph-rsid="002b5d8f"/>
    </style:style>
    <style:style style:name="P54" style:family="paragraph" style:parent-style-name="command_20_description">
      <style:text-properties fo:language="ru" fo:country="RU" officeooo:rsid="002e42d6" officeooo:paragraph-rsid="002b5d8f"/>
    </style:style>
    <style:style style:name="P55" style:family="paragraph" style:parent-style-name="command_20_description">
      <style:text-properties fo:language="ru" fo:country="RU" officeooo:rsid="002e42d6" officeooo:paragraph-rsid="00366d75"/>
    </style:style>
    <style:style style:name="P56" style:family="paragraph" style:parent-style-name="command_20_description">
      <style:text-properties fo:language="ru" fo:country="RU" officeooo:rsid="002e42d6" officeooo:paragraph-rsid="004d2626"/>
    </style:style>
    <style:style style:name="P57" style:family="paragraph" style:parent-style-name="command_20_description">
      <style:text-properties fo:language="ru" fo:country="RU" officeooo:rsid="002fe362" officeooo:paragraph-rsid="002b5d8f"/>
    </style:style>
    <style:style style:name="P58" style:family="paragraph" style:parent-style-name="command_20_description">
      <style:text-properties fo:language="ru" fo:country="RU" officeooo:paragraph-rsid="002b5d8f"/>
    </style:style>
    <style:style style:name="P59" style:family="paragraph" style:parent-style-name="command_20_description">
      <style:text-properties fo:language="ru" fo:country="RU" officeooo:paragraph-rsid="00366d75"/>
    </style:style>
    <style:style style:name="P60" style:family="paragraph" style:parent-style-name="command_20_description">
      <style:text-properties fo:language="ru" fo:country="RU" officeooo:rsid="003a7791" officeooo:paragraph-rsid="003a7791"/>
    </style:style>
    <style:style style:name="P61" style:family="paragraph" style:parent-style-name="command_20_description">
      <style:text-properties fo:language="ru" fo:country="RU" officeooo:paragraph-rsid="004d2626"/>
    </style:style>
    <style:style style:name="P62" style:family="paragraph" style:parent-style-name="command_20_description">
      <style:text-properties officeooo:rsid="001e8297" officeooo:paragraph-rsid="002b5d8f"/>
    </style:style>
    <style:style style:name="P63" style:family="paragraph" style:parent-style-name="command_20_description">
      <style:text-properties officeooo:rsid="002bacfb" officeooo:paragraph-rsid="002b5d8f"/>
    </style:style>
    <style:style style:name="P64" style:family="paragraph" style:parent-style-name="command_20_description">
      <style:text-properties officeooo:rsid="00367bb4" officeooo:paragraph-rsid="002b5d8f"/>
    </style:style>
    <style:style style:name="P65" style:family="paragraph" style:parent-style-name="command_20_description">
      <style:text-properties officeooo:paragraph-rsid="004b72d1"/>
    </style:style>
    <style:style style:name="P66" style:family="paragraph" style:parent-style-name="command_20_description">
      <style:paragraph-properties fo:margin-left="0cm" fo:margin-right="1.27cm" fo:text-indent="0cm" style:auto-text-indent="false"/>
      <style:text-properties fo:language="ru" fo:country="RU" officeooo:rsid="00354bf3" officeooo:paragraph-rsid="002b5d8f"/>
    </style:style>
    <style:style style:name="P67" style:family="paragraph" style:parent-style-name="command_20_description">
      <style:paragraph-properties fo:margin-left="0cm" fo:margin-right="1.27cm" fo:text-indent="0cm" style:auto-text-indent="false"/>
      <style:text-properties fo:language="ru" fo:country="RU" officeooo:rsid="00213d25" officeooo:paragraph-rsid="003a7791"/>
    </style:style>
    <style:style style:name="P68" style:family="paragraph" style:parent-style-name="Preformatted_20_Text">
      <style:paragraph-properties fo:text-align="start" style:justify-single-word="false"/>
      <style:text-properties officeooo:paragraph-rsid="0029a293"/>
    </style:style>
    <style:style style:name="P69" style:family="paragraph" style:parent-style-name="Preformatted_20_Text">
      <style:text-properties fo:font-size="8pt" style:rfc-language-tag="x-none" officeooo:paragraph-rsid="0029a293" style:font-size-asian="8pt" style:font-size-complex="8pt"/>
    </style:style>
    <style:style style:name="P70" style:family="paragraph" style:parent-style-name="Preformatted_20_Text">
      <style:text-properties fo:font-size="7pt" officeooo:rsid="001f39d4" officeooo:paragraph-rsid="001f39d4" style:font-size-asian="7pt" style:font-size-complex="7pt"/>
    </style:style>
    <style:style style:name="P71" style:family="paragraph" style:parent-style-name="Preformatted_20_Text">
      <style:text-properties fo:font-size="7pt" officeooo:rsid="0020a73c" officeooo:paragraph-rsid="0020a73c" style:font-size-asian="7pt" style:font-size-complex="7pt"/>
    </style:style>
    <style:style style:name="P72" style:family="paragraph" style:parent-style-name="Preformatted_20_Text">
      <style:text-properties style:font-name="Liberation Mono" fo:font-size="7pt" officeooo:rsid="001f39d4" officeooo:paragraph-rsid="0020a73c" style:font-name-asian="Droid Sans Fallback" style:font-size-asian="7pt" style:language-asian="en" style:country-asian="US" style:font-name-complex="Liberation Mono" style:font-size-complex="7pt"/>
    </style:style>
    <style:style style:name="P73" style:family="paragraph" style:parent-style-name="Text_20_body">
      <style:paragraph-properties fo:text-align="start" style:justify-single-word="false"/>
      <style:text-properties style:font-name="Arial" fo:font-size="9pt" fo:language="ru" fo:country="RU" officeooo:rsid="0051281a" officeooo:paragraph-rsid="0024fc12" style:font-size-asian="9pt" style:language-asian="en" style:country-asian="US"/>
    </style:style>
    <style:style style:name="P74" style:family="paragraph" style:parent-style-name="Text_20_body">
      <style:text-properties fo:language="ru" fo:country="RU" officeooo:paragraph-rsid="0024fc12"/>
    </style:style>
    <style:style style:name="P75" style:family="paragraph" style:parent-style-name="Text_20_body">
      <style:paragraph-properties fo:text-align="start" style:justify-single-word="false"/>
      <style:text-properties fo:language="ru" fo:country="RU" officeooo:rsid="0016d754" officeooo:paragraph-rsid="0029a293"/>
    </style:style>
    <style:style style:name="P76" style:family="paragraph" style:parent-style-name="Text_20_body">
      <style:text-properties fo:language="ru" fo:country="RU" officeooo:rsid="0016d754" officeooo:paragraph-rsid="0029a293"/>
    </style:style>
    <style:style style:name="P77" style:family="paragraph" style:parent-style-name="Text_20_body">
      <style:text-properties fo:language="ru" fo:country="RU" officeooo:rsid="00192ad5" officeooo:paragraph-rsid="0029a293"/>
    </style:style>
    <style:style style:name="P78" style:family="paragraph" style:parent-style-name="Text_20_body">
      <style:text-properties fo:language="ru" fo:country="RU" officeooo:rsid="001e3d85" officeooo:paragraph-rsid="0029a293"/>
    </style:style>
    <style:style style:name="P79" style:family="paragraph" style:parent-style-name="Text_20_body">
      <style:text-properties fo:language="ru" fo:country="RU" officeooo:rsid="003e93f8" officeooo:paragraph-rsid="0029a293"/>
    </style:style>
    <style:style style:name="P80" style:family="paragraph" style:parent-style-name="Text_20_body">
      <style:text-properties fo:language="ru" fo:country="RU" officeooo:paragraph-rsid="0029a293"/>
    </style:style>
    <style:style style:name="P81" style:family="paragraph" style:parent-style-name="Text_20_body">
      <style:text-properties fo:language="ru" fo:country="RU" officeooo:rsid="001cabb9" officeooo:paragraph-rsid="0029a293"/>
    </style:style>
    <style:style style:name="P82" style:family="paragraph" style:parent-style-name="Text_20_body">
      <style:text-properties fo:language="ru" fo:country="RU" officeooo:rsid="001cabb9" officeooo:paragraph-rsid="002b5d8f"/>
    </style:style>
    <style:style style:name="P83" style:family="paragraph" style:parent-style-name="Text_20_body">
      <style:text-properties fo:language="ru" fo:country="RU" officeooo:rsid="001b0240" officeooo:paragraph-rsid="002b5d8f"/>
    </style:style>
    <style:style style:name="P84" style:family="paragraph" style:parent-style-name="Text_20_body">
      <style:text-properties fo:language="ru" fo:country="RU" officeooo:rsid="001e593d" officeooo:paragraph-rsid="002b5d8f"/>
    </style:style>
    <style:style style:name="P85" style:family="paragraph" style:parent-style-name="Text_20_body">
      <style:text-properties fo:language="ru" fo:country="RU" officeooo:rsid="001fb409" officeooo:paragraph-rsid="002b5d8f"/>
    </style:style>
    <style:style style:name="P86" style:family="paragraph" style:parent-style-name="Text_20_body">
      <style:text-properties fo:language="ru" fo:country="RU" officeooo:rsid="00213d25" officeooo:paragraph-rsid="002b5d8f"/>
    </style:style>
    <style:style style:name="P87" style:family="paragraph" style:parent-style-name="Text_20_body">
      <style:text-properties fo:language="ru" fo:country="RU" officeooo:rsid="0022cd22" officeooo:paragraph-rsid="002b5d8f"/>
    </style:style>
    <style:style style:name="P88" style:family="paragraph" style:parent-style-name="Text_20_body">
      <style:text-properties fo:language="ru" fo:country="RU" officeooo:rsid="00306f56" officeooo:paragraph-rsid="002b5d8f"/>
    </style:style>
    <style:style style:name="P89" style:family="paragraph" style:parent-style-name="Text_20_body">
      <style:text-properties fo:language="ru" fo:country="RU" officeooo:rsid="0025b1eb" officeooo:paragraph-rsid="002b5d8f"/>
    </style:style>
    <style:style style:name="P90" style:family="paragraph" style:parent-style-name="Text_20_body">
      <style:text-properties fo:language="ru" fo:country="RU" officeooo:rsid="00283346" officeooo:paragraph-rsid="002b5d8f"/>
    </style:style>
    <style:style style:name="P91" style:family="paragraph" style:parent-style-name="Text_20_body">
      <style:text-properties fo:language="ru" fo:country="RU" officeooo:rsid="0029da72" officeooo:paragraph-rsid="002b5d8f"/>
    </style:style>
    <style:style style:name="P92" style:family="paragraph" style:parent-style-name="Text_20_body">
      <style:text-properties fo:language="ru" fo:country="RU" officeooo:rsid="002bacfb" officeooo:paragraph-rsid="002b5d8f"/>
    </style:style>
    <style:style style:name="P93" style:family="paragraph" style:parent-style-name="Text_20_body">
      <style:text-properties fo:language="ru" fo:country="RU" officeooo:rsid="002e42d6" officeooo:paragraph-rsid="002b5d8f"/>
    </style:style>
    <style:style style:name="P94" style:family="paragraph" style:parent-style-name="Text_20_body">
      <style:text-properties fo:language="ru" fo:country="RU" officeooo:rsid="002f0479" officeooo:paragraph-rsid="002b5d8f"/>
    </style:style>
    <style:style style:name="P95" style:family="paragraph" style:parent-style-name="Text_20_body">
      <style:text-properties fo:language="ru" fo:country="RU" officeooo:paragraph-rsid="002b5d8f"/>
    </style:style>
    <style:style style:name="P96" style:family="paragraph" style:parent-style-name="Text_20_body">
      <style:text-properties fo:language="ru" fo:country="RU" style:language-asian="en" style:country-asian="GB"/>
    </style:style>
    <style:style style:name="P97" style:family="paragraph" style:parent-style-name="Text_20_body">
      <style:text-properties fo:language="ru" fo:country="RU" officeooo:rsid="001cabb9" officeooo:paragraph-rsid="0029a293" style:language-asian="en" style:country-asian="GB"/>
    </style:style>
    <style:style style:name="P98" style:family="paragraph" style:parent-style-name="Text_20_body">
      <style:text-properties fo:language="ru" fo:country="RU" officeooo:rsid="002f74ea" officeooo:paragraph-rsid="0029a293"/>
    </style:style>
    <style:style style:name="P99" style:family="paragraph" style:parent-style-name="Text_20_body">
      <style:text-properties fo:language="ru" fo:country="RU" officeooo:rsid="0033bdca" officeooo:paragraph-rsid="0031160a"/>
    </style:style>
    <style:style style:name="P100" style:family="paragraph" style:parent-style-name="Text_20_body">
      <style:text-properties fo:language="ru" fo:country="RU" officeooo:rsid="003ed0e7" officeooo:paragraph-rsid="003ed0e7" style:language-asian="en" style:country-asian="US"/>
    </style:style>
    <style:style style:name="P101" style:family="paragraph" style:parent-style-name="Text_20_body">
      <style:text-properties fo:language="ru" fo:country="RU" officeooo:rsid="004de3aa" officeooo:paragraph-rsid="004de3aa"/>
    </style:style>
    <style:style style:name="P102" style:family="paragraph" style:parent-style-name="Text_20_body">
      <style:text-properties fo:language="ru" fo:country="RU" officeooo:rsid="004e5a95" officeooo:paragraph-rsid="004e5a95"/>
    </style:style>
    <style:style style:name="P103" style:family="paragraph" style:parent-style-name="Text_20_body">
      <style:text-properties officeooo:paragraph-rsid="0024fc12"/>
    </style:style>
    <style:style style:name="P104" style:family="paragraph" style:parent-style-name="Text_20_body">
      <style:paragraph-properties fo:text-align="start" style:justify-single-word="false"/>
      <style:text-properties officeooo:paragraph-rsid="0029a293"/>
    </style:style>
    <style:style style:name="P105" style:family="paragraph" style:parent-style-name="Text_20_body">
      <style:text-properties style:font-name="Liberation Mono" fo:font-size="8pt" style:rfc-language-tag="x-none" officeooo:rsid="002f74ea" officeooo:paragraph-rsid="0029a293" style:font-name-asian="Droid Sans Fallback" style:font-size-asian="8pt" style:font-name-complex="Liberation Mono" style:font-size-complex="8pt"/>
    </style:style>
    <style:style style:name="P106" style:family="paragraph" style:parent-style-name="Text_20_body">
      <style:text-properties style:font-name="Liberation Mono" fo:font-size="8pt" fo:language="ru" fo:country="RU" officeooo:rsid="002f74ea" officeooo:paragraph-rsid="0029a293" style:font-name-asian="Droid Sans Fallback" style:font-size-asian="8pt" style:font-name-complex="Liberation Mono" style:font-size-complex="8pt"/>
    </style:style>
    <style:style style:name="P107" style:family="paragraph" style:parent-style-name="Text_20_body">
      <style:text-properties officeooo:rsid="001cabb9" officeooo:paragraph-rsid="002b5d8f"/>
    </style:style>
    <style:style style:name="P108" style:family="paragraph" style:parent-style-name="Text_20_body">
      <style:text-properties officeooo:rsid="001e593d" officeooo:paragraph-rsid="002b5d8f"/>
    </style:style>
    <style:style style:name="P109" style:family="paragraph" style:parent-style-name="Text_20_body">
      <style:text-properties officeooo:rsid="00283346" officeooo:paragraph-rsid="002b5d8f"/>
    </style:style>
    <style:style style:name="P110" style:family="paragraph" style:parent-style-name="Text_20_body">
      <style:text-properties officeooo:rsid="002bacfb" officeooo:paragraph-rsid="002b5d8f"/>
    </style:style>
    <style:style style:name="P111" style:family="paragraph" style:parent-style-name="Text_20_body">
      <style:text-properties officeooo:paragraph-rsid="002b5d8f"/>
    </style:style>
    <style:style style:name="P112" style:family="paragraph" style:parent-style-name="Text_20_body">
      <style:text-properties style:language-asian="en" style:country-asian="US"/>
    </style:style>
    <style:style style:name="P113" style:family="paragraph" style:parent-style-name="Text_20_body">
      <style:paragraph-properties fo:background-color="transparent">
        <style:background-image/>
      </style:paragraph-properties>
      <style:text-properties fo:language="ru" fo:country="RU" officeooo:rsid="0029da72" officeooo:paragraph-rsid="002b5d8f" fo:background-color="#ff00ff"/>
    </style:style>
    <style:style style:name="P114" style:family="paragraph" style:parent-style-name="command">
      <style:text-properties officeooo:rsid="001e593d" officeooo:paragraph-rsid="002b5d8f"/>
    </style:style>
    <style:style style:name="P115" style:family="paragraph" style:parent-style-name="command">
      <style:text-properties officeooo:rsid="001e8297" officeooo:paragraph-rsid="002b5d8f"/>
    </style:style>
    <style:style style:name="P116" style:family="paragraph" style:parent-style-name="command">
      <style:text-properties officeooo:rsid="00213d25" officeooo:paragraph-rsid="002b5d8f"/>
    </style:style>
    <style:style style:name="P117" style:family="paragraph" style:parent-style-name="command">
      <style:text-properties officeooo:rsid="00213d25" officeooo:paragraph-rsid="003a7791"/>
    </style:style>
    <style:style style:name="P118" style:family="paragraph" style:parent-style-name="command">
      <style:text-properties officeooo:rsid="0022cd22" officeooo:paragraph-rsid="002b5d8f"/>
    </style:style>
    <style:style style:name="P119" style:family="paragraph" style:parent-style-name="command">
      <style:text-properties officeooo:rsid="002430b3" officeooo:paragraph-rsid="002b5d8f"/>
    </style:style>
    <style:style style:name="P120" style:family="paragraph" style:parent-style-name="command">
      <style:text-properties officeooo:rsid="0025b1eb" officeooo:paragraph-rsid="002b5d8f"/>
    </style:style>
    <style:style style:name="P121" style:family="paragraph" style:parent-style-name="command">
      <style:text-properties officeooo:rsid="002e42d6" officeooo:paragraph-rsid="002b5d8f"/>
    </style:style>
    <style:style style:name="P122" style:family="paragraph" style:parent-style-name="command">
      <style:text-properties officeooo:rsid="002e42d6" officeooo:paragraph-rsid="0040d052"/>
    </style:style>
    <style:style style:name="P123" style:family="paragraph" style:parent-style-name="command">
      <style:text-properties officeooo:rsid="002bacfb" officeooo:paragraph-rsid="002b5d8f"/>
    </style:style>
    <style:style style:name="P124" style:family="paragraph" style:parent-style-name="command">
      <style:text-properties style:rfc-language-tag="x-none" officeooo:rsid="002bacfb" officeooo:paragraph-rsid="002b5d8f"/>
    </style:style>
    <style:style style:name="P125" style:family="paragraph" style:parent-style-name="command">
      <style:text-properties officeooo:paragraph-rsid="002b5d8f"/>
    </style:style>
    <style:style style:name="P126" style:family="paragraph" style:parent-style-name="No_20_TOC_20_Heading_20_1">
      <style:text-properties fo:language="ru" fo:country="RU" officeooo:rsid="00217013" officeooo:paragraph-rsid="00217013" style:language-asian="en" style:country-asian="US"/>
    </style:style>
    <style:style style:name="P127" style:family="paragraph" style:parent-style-name="Таблица">
      <style:paragraph-properties fo:keep-with-next="always"/>
    </style:style>
    <style:style style:name="P128" style:family="paragraph" style:parent-style-name="Contents_20_2">
      <style:paragraph-properties>
        <style:tab-stops>
          <style:tab-stop style:position="15.94cm" style:type="right" style:leader-style="dotted" style:leader-text="."/>
        </style:tab-stops>
      </style:paragraph-properties>
    </style:style>
    <style:style style:name="P129" style:family="paragraph" style:parent-style-name="Contents_20_1">
      <style:paragraph-properties>
        <style:tab-stops>
          <style:tab-stop style:position="15.94cm" style:type="right" style:leader-style="dotted" style:leader-text="."/>
        </style:tab-stops>
      </style:paragraph-properties>
    </style:style>
    <style:style style:name="P130" style:family="paragraph" style:parent-style-name="Illustration_20_Index_20_1">
      <style:paragraph-properties>
        <style:tab-stops>
          <style:tab-stop style:position="15.94cm" style:type="right" style:leader-style="dotted" style:leader-text="."/>
        </style:tab-stops>
      </style:paragraph-properties>
    </style:style>
    <style:style style:name="P131" style:family="paragraph" style:parent-style-name="Standard" style:master-page-name="Standard">
      <style:paragraph-properties style:page-number="1"/>
      <style:text-properties style:text-underline-style="solid" style:text-underline-width="auto" style:text-underline-color="font-color"/>
    </style:style>
    <style:style style:name="P132" style:family="paragraph" style:parent-style-name="Standard" style:list-style-name="WWNum6">
      <style:text-properties officeooo:paragraph-rsid="0029a293"/>
    </style:style>
    <style:style style:name="P133" style:family="paragraph" style:parent-style-name="Text_20_body" style:list-style-name="L1">
      <style:text-properties fo:language="ru" fo:country="RU" officeooo:rsid="0016d754" officeooo:paragraph-rsid="0029a293"/>
    </style:style>
    <style:style style:name="P134" style:family="paragraph" style:parent-style-name="Text_20_body" style:list-style-name="L1">
      <style:paragraph-properties fo:text-align="start" style:justify-single-word="false"/>
      <style:text-properties fo:language="ru" fo:country="RU" officeooo:rsid="0016d754" officeooo:paragraph-rsid="0029a293" style:language-asian="en" style:country-asian="GB"/>
    </style:style>
    <style:style style:name="P135" style:family="paragraph" style:parent-style-name="Text_20_body" style:list-style-name="WWNum6">
      <style:text-properties fo:language="ru" fo:country="RU" style:language-asian="en" style:country-asian="GB"/>
    </style:style>
    <style:style style:name="P136" style:family="paragraph" style:parent-style-name="Text_20_body" style:list-style-name="WWNum6">
      <style:text-properties fo:language="ru" fo:country="RU" officeooo:rsid="003a2f22" officeooo:paragraph-rsid="0029a293"/>
    </style:style>
    <style:style style:name="P137" style:family="paragraph" style:parent-style-name="Text_20_body" style:list-style-name="WWNum6">
      <style:text-properties fo:language="ru" fo:country="RU" officeooo:paragraph-rsid="0029a293"/>
    </style:style>
    <style:style style:name="P138" style:family="paragraph" style:parent-style-name="Text_20_body" style:list-style-name="WWNum6">
      <style:text-properties fo:language="ru" fo:country="RU" officeooo:rsid="004a8cee" officeooo:paragraph-rsid="0029a293"/>
    </style:style>
    <style:style style:name="P139" style:family="paragraph" style:parent-style-name="Text_20_body" style:list-style-name="WWNum6"/>
    <style:style style:name="P140" style:family="paragraph" style:parent-style-name="Text_20_body" style:list-style-name="WWNum6">
      <style:text-properties officeooo:paragraph-rsid="0029a293"/>
    </style:style>
    <style:style style:name="P141" style:family="paragraph" style:parent-style-name="Text_20_body" style:list-style-name="L2">
      <style:text-properties officeooo:rsid="0033bdca" officeooo:paragraph-rsid="0031160a"/>
    </style:style>
    <style:style style:name="P142" style:family="paragraph" style:parent-style-name="Text_20_body" style:list-style-name="L2">
      <style:text-properties officeooo:rsid="0034994d" officeooo:paragraph-rsid="0031160a"/>
    </style:style>
    <style:style style:name="P143" style:family="paragraph" style:parent-style-name="Text_20_body" style:list-style-name="L2">
      <style:text-properties officeooo:rsid="003a8f47" officeooo:paragraph-rsid="0031160a"/>
    </style:style>
    <style:style style:name="P144" style:family="paragraph" style:parent-style-name="Text_20_body" style:list-style-name="L2">
      <style:text-properties officeooo:rsid="003e67e8" officeooo:paragraph-rsid="0031160a"/>
    </style:style>
    <style:style style:name="P145" style:family="paragraph" style:parent-style-name="Text_20_body" style:list-style-name="WWNum6">
      <style:text-properties officeooo:rsid="004a8cee" officeooo:paragraph-rsid="0029a293"/>
    </style:style>
    <style:style style:name="P146" style:family="paragraph" style:parent-style-name="Text_20_body" style:list-style-name="WWNum6" style:master-page-name="">
      <style:paragraph-properties style:page-number="auto"/>
      <style:text-properties officeooo:paragraph-rsid="0029a293"/>
    </style:style>
    <style:style style:name="P147" style:family="paragraph" style:parent-style-name="Text_20_body" style:list-style-name="WWNum6" style:master-page-name="">
      <style:paragraph-properties style:page-number="auto"/>
      <style:text-properties officeooo:rsid="002f74ea" officeooo:paragraph-rsid="0029a293"/>
    </style:style>
    <style:style style:name="P148" style:family="paragraph" style:parent-style-name="Heading_20_1" style:list-style-name="WWNum6">
      <style:text-properties officeooo:paragraph-rsid="0029a293"/>
    </style:style>
    <style:style style:name="P149" style:family="paragraph" style:parent-style-name="Heading_20_1" style:list-style-name="WWNum6">
      <style:text-properties fo:language="ru" fo:country="RU" officeooo:rsid="001e8047" officeooo:paragraph-rsid="001e8047" style:language-asian="en" style:country-asian="US"/>
    </style:style>
    <style:style style:name="P150" style:family="paragraph" style:parent-style-name="Heading_20_1" style:list-style-name="WWNum6">
      <style:paragraph-properties fo:text-align="start" style:justify-single-word="false"/>
      <style:text-properties fo:language="ru" fo:country="RU" officeooo:rsid="0028629a" officeooo:paragraph-rsid="0029a293" style:language-asian="en" style:country-asian="GB"/>
    </style:style>
    <style:style style:name="P151" style:family="paragraph" style:parent-style-name="Heading_20_1">
      <style:text-properties fo:language="ru" fo:country="RU" officeooo:rsid="0034994d" officeooo:paragraph-rsid="0029a293"/>
    </style:style>
    <style:style style:name="P152" style:family="paragraph" style:parent-style-name="Heading_20_1" style:list-style-name="WWNum6">
      <style:text-properties fo:language="ru" fo:country="RU" officeooo:rsid="0034994d" officeooo:paragraph-rsid="002b5d8f"/>
    </style:style>
    <style:style style:name="P153" style:family="paragraph" style:parent-style-name="Heading_20_1">
      <style:text-properties officeooo:rsid="002b17ba" officeooo:paragraph-rsid="0031160a"/>
    </style:style>
    <style:style style:name="P154" style:family="paragraph" style:parent-style-name="Heading_20_1" style:list-style-name="WWNum6">
      <style:text-properties officeooo:rsid="00306f56" officeooo:paragraph-rsid="0029a293"/>
    </style:style>
    <style:style style:name="P155" style:family="paragraph" style:parent-style-name="Heading_20_1" style:list-style-name="WWNum6">
      <style:text-properties officeooo:rsid="00306f56" officeooo:paragraph-rsid="002b5d8f"/>
    </style:style>
    <style:style style:name="P156" style:family="paragraph" style:parent-style-name="Heading_20_1">
      <style:text-properties officeooo:rsid="003ed0e7" officeooo:paragraph-rsid="003ed0e7"/>
    </style:style>
    <style:style style:name="P157" style:family="paragraph" style:parent-style-name="Heading_20_1" style:list-style-name="WWNum6">
      <style:paragraph-properties fo:break-before="page"/>
      <style:text-properties officeooo:paragraph-rsid="0029a293"/>
    </style:style>
    <style:style style:name="P158" style:family="paragraph" style:parent-style-name="Heading_20_1" style:list-style-name="WWNum6">
      <style:paragraph-properties fo:break-before="page"/>
      <style:text-properties fo:language="ru" fo:country="RU" officeooo:rsid="00378e3e" officeooo:paragraph-rsid="00378e3e"/>
    </style:style>
    <style:style style:name="P159" style:family="paragraph" style:parent-style-name="Heading_20_2">
      <style:text-properties officeooo:paragraph-rsid="0029a293"/>
    </style:style>
    <style:style style:name="P160" style:family="paragraph" style:parent-style-name="Heading_20_2" style:list-style-name="WWNum6">
      <style:text-properties officeooo:paragraph-rsid="0029a293"/>
    </style:style>
    <style:style style:name="P161" style:family="paragraph" style:parent-style-name="Heading_20_2">
      <style:text-properties fo:language="en" fo:country="US" officeooo:paragraph-rsid="002b5d8f" style:language-asian="en" style:country-asian="GB"/>
    </style:style>
    <style:style style:name="P162" style:family="paragraph" style:parent-style-name="Heading_20_2">
      <style:text-properties fo:language="en" fo:country="GB" officeooo:paragraph-rsid="002b5d8f" style:language-asian="en" style:country-asian="GB"/>
    </style:style>
    <style:style style:name="P163" style:family="paragraph" style:parent-style-name="Heading_20_2">
      <style:text-properties style:rfc-language-tag="x-none" officeooo:paragraph-rsid="002b5d8f" style:language-asian="en" style:country-asian="GB"/>
    </style:style>
    <style:style style:name="P164" style:family="paragraph" style:parent-style-name="Heading_20_2">
      <style:text-properties officeooo:paragraph-rsid="002b5d8f"/>
    </style:style>
    <style:style style:name="P165" style:family="paragraph" style:parent-style-name="command_20_description" style:list-style-name="L3">
      <style:text-properties officeooo:paragraph-rsid="004b72d1"/>
    </style:style>
    <style:style style:name="P166" style:family="paragraph" style:parent-style-name="command_20_description" style:list-style-name="L3">
      <style:text-properties fo:language="ru" fo:country="RU" officeooo:rsid="002e618e" officeooo:paragraph-rsid="004b72d1"/>
    </style:style>
    <style:style style:name="P167" style:family="paragraph" style:parent-style-name="command_20_description" style:list-style-name="L3">
      <style:text-properties fo:language="ru" fo:country="RU" officeooo:paragraph-rsid="004b72d1"/>
    </style:style>
    <style:style style:name="P168" style:family="paragraph">
      <style:paragraph-properties fo:text-align="start"/>
      <style:text-properties fo:font-size="18pt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rial" style:font-name-complex="Arial1" style:font-size-complex="9pt"/>
    </style:style>
    <style:style style:name="T3" style:family="text">
      <style:text-properties style:font-name="Arial" officeooo:rsid="001e8047" style:font-name-complex="Arial1" style:font-size-complex="9pt"/>
    </style:style>
    <style:style style:name="T4" style:family="text">
      <style:text-properties style:font-name="Arial" officeooo:rsid="001935ce" style:font-name-complex="Arial1"/>
    </style:style>
    <style:style style:name="T5" style:family="text">
      <style:text-properties style:font-name="Arial" officeooo:rsid="00217013" style:font-name-complex="Arial1"/>
    </style:style>
    <style:style style:name="T6" style:family="text">
      <style:text-properties style:language-asian="en" style:country-asian="GB"/>
    </style:style>
    <style:style style:name="T7" style:family="text">
      <style:text-properties officeooo:rsid="002f74ea" style:language-asian="en" style:country-asian="GB"/>
    </style:style>
    <style:style style:name="T8" style:family="text">
      <style:text-properties officeooo:rsid="002b17ba" style:language-asian="en" style:country-asian="GB"/>
    </style:style>
    <style:style style:name="T9" style:family="text">
      <style:text-properties officeooo:rsid="0034994d" style:language-asian="en" style:country-asian="GB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e618e" style:font-style-asian="italic" style:font-style-complex="italic"/>
    </style:style>
    <style:style style:name="T12" style:family="text">
      <style:text-properties fo:font-style="italic" officeooo:rsid="004d2626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officeooo:rsid="001e8047"/>
    </style:style>
    <style:style style:name="T15" style:family="text">
      <style:text-properties officeooo:rsid="00217013"/>
    </style:style>
    <style:style style:name="T16" style:family="text">
      <style:text-properties style:rfc-language-tag="x-none"/>
    </style:style>
    <style:style style:name="T17" style:family="text">
      <style:text-properties style:rfc-language-tag="x-none" fo:font-style="italic" officeooo:rsid="002e618e" style:font-style-asian="italic" style:font-style-complex="italic"/>
    </style:style>
    <style:style style:name="T18" style:family="text">
      <style:text-properties style:rfc-language-tag="x-none" officeooo:rsid="0051281a"/>
    </style:style>
    <style:style style:name="T19" style:family="text">
      <style:text-properties style:rfc-language-tag="x-none" officeooo:rsid="00192ad5"/>
    </style:style>
    <style:style style:name="T20" style:family="text">
      <style:text-properties style:rfc-language-tag="x-none" officeooo:rsid="003c8996"/>
    </style:style>
    <style:style style:name="T21" style:family="text">
      <style:text-properties style:rfc-language-tag="x-none" style:language-asian="en" style:country-asian="GB"/>
    </style:style>
    <style:style style:name="T22" style:family="text">
      <style:text-properties style:rfc-language-tag="x-none" officeooo:rsid="0025b1eb" style:language-asian="en" style:country-asian="GB"/>
    </style:style>
    <style:style style:name="T23" style:family="text">
      <style:text-properties style:rfc-language-tag="x-none" officeooo:rsid="001f0818"/>
    </style:style>
    <style:style style:name="T24" style:family="text">
      <style:text-properties style:rfc-language-tag="x-none" officeooo:rsid="002e42d6"/>
    </style:style>
    <style:style style:name="T25" style:family="text">
      <style:text-properties style:rfc-language-tag="x-none" officeooo:rsid="002e618e"/>
    </style:style>
    <style:style style:name="T26" style:family="text">
      <style:text-properties style:rfc-language-tag="x-none" style:language-asian="en" style:country-asian="US"/>
    </style:style>
    <style:style style:name="T27" style:family="text">
      <style:text-properties style:rfc-language-tag="x-none" officeooo:rsid="002e42d6" style:language-asian="en" style:country-asian="US"/>
    </style:style>
    <style:style style:name="T28" style:family="text">
      <style:text-properties style:rfc-language-tag="x-none" officeooo:rsid="00426ad1" style:language-asian="en" style:country-asian="US"/>
    </style:style>
    <style:style style:name="T29" style:family="text">
      <style:text-properties style:rfc-language-tag="x-none" officeooo:rsid="004d2626" style:language-asian="en" style:country-asian="US"/>
    </style:style>
    <style:style style:name="T30" style:family="text">
      <style:text-properties style:rfc-language-tag="x-none" officeooo:rsid="00366d75"/>
    </style:style>
    <style:style style:name="T31" style:family="text">
      <style:text-properties style:rfc-language-tag="x-none" officeooo:rsid="004b72d1"/>
    </style:style>
    <style:style style:name="T32" style:family="text">
      <style:text-properties officeooo:rsid="00244362"/>
    </style:style>
    <style:style style:name="T33" style:family="text">
      <style:text-properties officeooo:rsid="00526368"/>
    </style:style>
    <style:style style:name="T34" style:family="text">
      <style:text-properties officeooo:rsid="0051281a"/>
    </style:style>
    <style:style style:name="T35" style:family="text">
      <style:text-properties style:font-name="Liberation Mono" fo:font-size="10pt" fo:language="ru" fo:country="RU" officeooo:rsid="0051281a" style:font-name-asian="Droid Sans Fallback" style:font-size-asian="10pt" style:font-name-complex="Liberation Mono" style:font-size-complex="10pt"/>
    </style:style>
    <style:style style:name="T36" style:family="text">
      <style:text-properties style:font-name="Liberation Mono" fo:font-size="8pt" style:rfc-language-tag="x-none" officeooo:rsid="0049659d" style:font-name-asian="Droid Sans Fallback" style:font-size-asian="8pt" style:font-name-complex="Liberation Mono" style:font-size-complex="8pt"/>
    </style:style>
    <style:style style:name="T37" style:family="text">
      <style:text-properties style:font-name="Liberation Mono" fo:font-size="8pt" style:rfc-language-tag="x-none" style:font-name-asian="Droid Sans Fallback" style:font-size-asian="8pt" style:language-asian="en" style:country-asian="GB" style:font-name-complex="Liberation Mono" style:font-size-complex="8pt"/>
    </style:style>
    <style:style style:name="T38" style:family="text">
      <style:text-properties style:font-name="Liberation Mono" fo:font-size="8pt" style:rfc-language-tag="x-none" officeooo:rsid="002f74ea" style:font-name-asian="Droid Sans Fallback" style:font-size-asian="8pt" style:language-asian="en" style:country-asian="GB" style:font-name-complex="Liberation Mono" style:font-size-complex="8pt"/>
    </style:style>
    <style:style style:name="T39" style:family="text">
      <style:text-properties style:font-name="Liberation Mono" fo:font-size="8pt" fo:language="en" fo:country="US" style:font-name-asian="Droid Sans Fallback" style:font-size-asian="8pt" style:language-asian="en" style:country-asian="GB" style:font-name-complex="Liberation Mono" style:font-size-complex="8pt"/>
    </style:style>
    <style:style style:name="T40" style:family="text">
      <style:text-properties fo:language="ru" fo:country="RU"/>
    </style:style>
    <style:style style:name="T41" style:family="text">
      <style:text-properties fo:language="ru" fo:country="RU" officeooo:rsid="0051281a"/>
    </style:style>
    <style:style style:name="T42" style:family="text">
      <style:text-properties fo:language="ru" fo:country="RU" officeooo:rsid="0016d754"/>
    </style:style>
    <style:style style:name="T43" style:family="text">
      <style:text-properties fo:language="ru" fo:country="RU" officeooo:rsid="00391a9d"/>
    </style:style>
    <style:style style:name="T44" style:family="text">
      <style:text-properties fo:language="ru" fo:country="RU" officeooo:rsid="002f74ea"/>
    </style:style>
    <style:style style:name="T45" style:family="text">
      <style:text-properties fo:language="ru" fo:country="RU" officeooo:rsid="0034994d"/>
    </style:style>
    <style:style style:name="T46" style:family="text">
      <style:text-properties fo:language="ru" fo:country="RU" officeooo:rsid="002d4b1e"/>
    </style:style>
    <style:style style:name="T47" style:family="text">
      <style:text-properties fo:language="ru" fo:country="RU" officeooo:rsid="004a8cee"/>
    </style:style>
    <style:style style:name="T48" style:family="text">
      <style:text-properties fo:language="ru" fo:country="RU" officeooo:rsid="001f0818"/>
    </style:style>
    <style:style style:name="T49" style:family="text">
      <style:text-properties fo:language="ru" fo:country="RU" officeooo:rsid="002e42d6"/>
    </style:style>
    <style:style style:name="T50" style:family="text">
      <style:text-properties fo:language="ru" fo:country="RU" style:language-asian="en" style:country-asian="GB"/>
    </style:style>
    <style:style style:name="T51" style:family="text">
      <style:text-properties fo:language="ru" fo:country="RU" officeooo:rsid="004b72d1"/>
    </style:style>
    <style:style style:name="T52" style:family="text">
      <style:text-properties fo:language="ru" fo:country="RU" officeooo:rsid="002e618e"/>
    </style:style>
    <style:style style:name="T53" style:family="text">
      <style:text-properties fo:language="ru" fo:country="RU" officeooo:rsid="004d2626"/>
    </style:style>
    <style:style style:name="T54" style:family="text">
      <style:text-properties fo:language="en" fo:country="US"/>
    </style:style>
    <style:style style:name="T55" style:family="text">
      <style:text-properties fo:language="en" fo:country="US" officeooo:rsid="00192ad5"/>
    </style:style>
    <style:style style:name="T56" style:family="text">
      <style:text-properties fo:language="en" fo:country="US" style:language-asian="en" style:country-asian="GB"/>
    </style:style>
    <style:style style:name="T57" style:family="text">
      <style:text-properties fo:language="en" fo:country="US" officeooo:rsid="002b17ba" style:language-asian="en" style:country-asian="GB"/>
    </style:style>
    <style:style style:name="T58" style:family="text">
      <style:text-properties fo:language="en" fo:country="US" officeooo:rsid="004a8cee"/>
    </style:style>
    <style:style style:name="T59" style:family="text">
      <style:text-properties fo:language="en" fo:country="US" officeooo:rsid="00342f3b"/>
    </style:style>
    <style:style style:name="T60" style:family="text">
      <style:text-properties officeooo:rsid="00192ad5"/>
    </style:style>
    <style:style style:name="T61" style:family="text">
      <style:text-properties officeooo:rsid="003c8996"/>
    </style:style>
    <style:style style:name="T62" style:family="text">
      <style:text-properties officeooo:rsid="003e93f8"/>
    </style:style>
    <style:style style:name="T63" style:family="text">
      <style:text-properties officeooo:rsid="0049c19c"/>
    </style:style>
    <style:style style:name="T64" style:family="text">
      <style:text-properties officeooo:rsid="0029fd57"/>
    </style:style>
    <style:style style:name="T65" style:family="text">
      <style:text-properties fo:font-size="7pt" style:rfc-language-tag="x-none" officeooo:rsid="003f9d63" style:font-size-asian="7pt" style:language-asian="en" style:country-asian="GB" style:font-size-complex="7pt"/>
    </style:style>
    <style:style style:name="T66" style:family="text">
      <style:text-properties fo:font-size="7pt" style:rfc-language-tag="x-none" officeooo:rsid="0028629a" style:font-size-asian="7pt" style:language-asian="en" style:country-asian="GB" style:font-size-complex="7pt"/>
    </style:style>
    <style:style style:name="T67" style:family="text">
      <style:text-properties fo:font-size="7pt" style:rfc-language-tag="x-none" fo:font-style="italic" fo:font-weight="bold" officeooo:rsid="0028629a" style:font-size-asian="7pt" style:language-asian="en" style:country-asian="GB" style:font-style-asian="italic" style:font-weight-asian="bold" style:font-size-complex="7pt" style:font-style-complex="italic" style:font-weight-complex="bold"/>
    </style:style>
    <style:style style:name="T68" style:family="text">
      <style:text-properties fo:font-size="7pt" style:rfc-language-tag="x-none" fo:font-style="italic" fo:font-weight="bold" officeooo:rsid="003f9d63" style:font-size-asian="7pt" style:language-asian="en" style:country-asian="GB" style:font-style-asian="italic" style:font-weight-asian="bold" style:font-size-complex="7pt" style:font-style-complex="italic" style:font-weight-complex="bold"/>
    </style:style>
    <style:style style:name="T69" style:family="text">
      <style:text-properties officeooo:rsid="003d7406"/>
    </style:style>
    <style:style style:name="T70" style:family="text">
      <style:text-properties officeooo:rsid="004501b1"/>
    </style:style>
    <style:style style:name="T71" style:family="text">
      <style:text-properties officeooo:rsid="00391a9d"/>
    </style:style>
    <style:style style:name="T72" style:family="text">
      <style:text-properties officeooo:rsid="002f74ea"/>
    </style:style>
    <style:style style:name="T73" style:family="text">
      <style:text-properties officeooo:rsid="002b17ba"/>
    </style:style>
    <style:style style:name="T74" style:family="text">
      <style:text-properties officeooo:rsid="002d4b1e"/>
    </style:style>
    <style:style style:name="T75" style:family="text">
      <style:text-properties officeooo:rsid="004d8cf3"/>
    </style:style>
    <style:style style:name="T76" style:family="text">
      <style:text-properties officeooo:rsid="004b4a63"/>
    </style:style>
    <style:style style:name="T77" style:family="text">
      <style:text-properties officeooo:rsid="00354bf3"/>
    </style:style>
    <style:style style:name="T78" style:family="text">
      <style:text-properties officeooo:rsid="001b0240"/>
    </style:style>
    <style:style style:name="T79" style:family="text">
      <style:text-properties fo:language="en" fo:country="GB"/>
    </style:style>
    <style:style style:name="T80" style:family="text">
      <style:text-properties fo:language="en" fo:country="GB" officeooo:rsid="002e42d6"/>
    </style:style>
    <style:style style:name="T81" style:family="text">
      <style:text-properties fo:language="en" fo:country="GB" style:language-asian="en" style:country-asian="US"/>
    </style:style>
    <style:style style:name="T82" style:family="text">
      <style:text-properties officeooo:rsid="001e593d"/>
    </style:style>
    <style:style style:name="T83" style:family="text">
      <style:text-properties fo:background-color="#ff00ff" loext:char-shading-value="0"/>
    </style:style>
    <style:style style:name="T84" style:family="text">
      <style:text-properties officeooo:rsid="0032605d"/>
    </style:style>
    <style:style style:name="T85" style:family="text">
      <style:text-properties officeooo:rsid="001e8297"/>
    </style:style>
    <style:style style:name="T86" style:family="text">
      <style:text-properties officeooo:rsid="001f0818"/>
    </style:style>
    <style:style style:name="T87" style:family="text">
      <style:text-properties officeooo:rsid="001fb409"/>
    </style:style>
    <style:style style:name="T88" style:family="text">
      <style:text-properties officeooo:rsid="00213d25"/>
    </style:style>
    <style:style style:name="T89" style:family="text">
      <style:text-properties officeooo:rsid="004f410e"/>
    </style:style>
    <style:style style:name="T90" style:family="text">
      <style:text-properties officeooo:rsid="0046ee00"/>
    </style:style>
    <style:style style:name="T91" style:family="text">
      <style:text-properties officeooo:rsid="00224a99"/>
    </style:style>
    <style:style style:name="T92" style:family="text">
      <style:text-properties officeooo:rsid="0022cd22"/>
    </style:style>
    <style:style style:name="T93" style:family="text">
      <style:text-properties officeooo:rsid="002430b3"/>
    </style:style>
    <style:style style:name="T94" style:family="text">
      <style:text-properties officeooo:rsid="0025b1eb"/>
    </style:style>
    <style:style style:name="T95" style:family="text">
      <style:text-properties officeooo:rsid="00342f3b"/>
    </style:style>
    <style:style style:name="T96" style:family="text">
      <style:text-properties officeooo:rsid="0047ee29"/>
    </style:style>
    <style:style style:name="T97" style:family="text">
      <style:text-properties officeooo:rsid="0026ed5e"/>
    </style:style>
    <style:style style:name="T98" style:family="text">
      <style:text-properties officeooo:rsid="0029da72"/>
    </style:style>
    <style:style style:name="T99" style:family="text">
      <style:text-properties fo:background-color="transparent" loext:char-shading-value="0"/>
    </style:style>
    <style:style style:name="T100" style:family="text">
      <style:text-properties officeooo:rsid="002bacfb"/>
    </style:style>
    <style:style style:name="T101" style:family="text">
      <style:text-properties style:text-position="super 58%"/>
    </style:style>
    <style:style style:name="T102" style:family="text">
      <style:text-properties style:text-position="super 58%" style:rfc-language-tag="x-none" style:font-size-asian="10.5pt"/>
    </style:style>
    <style:style style:name="T103" style:family="text">
      <style:text-properties style:text-position="super 58%" style:rfc-language-tag="x-none" officeooo:rsid="0051281a"/>
    </style:style>
    <style:style style:name="T104" style:family="text">
      <style:text-properties style:text-position="super 58%" style:font-size-asian="10.5pt"/>
    </style:style>
    <style:style style:name="T105" style:family="text">
      <style:text-properties style:text-position="super 58%" fo:language="ru" fo:country="RU"/>
    </style:style>
    <style:style style:name="T106" style:family="text">
      <style:text-properties officeooo:rsid="002e42d6"/>
    </style:style>
    <style:style style:name="T107" style:family="text">
      <style:text-properties fo:font-style="normal" style:font-style-asian="normal" style:font-style-complex="normal"/>
    </style:style>
    <style:style style:name="T108" style:family="text">
      <style:text-properties fo:font-style="normal" officeooo:rsid="002e42d6" style:font-style-asian="normal" style:font-style-complex="normal"/>
    </style:style>
    <style:style style:name="T109" style:family="text">
      <style:text-properties fo:font-style="normal" officeooo:rsid="002e618e" style:font-style-asian="normal" style:font-style-complex="normal"/>
    </style:style>
    <style:style style:name="T110" style:family="text">
      <style:text-properties fo:font-style="normal" officeooo:rsid="002fe362" style:font-style-asian="normal" style:font-style-complex="normal"/>
    </style:style>
    <style:style style:name="T111" style:family="text">
      <style:text-properties officeooo:rsid="002e618e"/>
    </style:style>
    <style:style style:name="T112" style:family="text">
      <style:text-properties style:font-name="Liberation Sans1" officeooo:rsid="002bacfb" style:font-name-asian="Droid Sans Fallback1" style:font-name-complex="Droid Sans Devanagari"/>
    </style:style>
    <style:style style:name="T113" style:family="text">
      <style:text-properties officeooo:rsid="00367bb4"/>
    </style:style>
    <style:style style:name="T114" style:family="text">
      <style:text-properties officeooo:rsid="0034994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officeooo:rsid="00366d75"/>
    </style:style>
    <style:style style:name="T117" style:family="text">
      <style:text-properties officeooo:rsid="003a7791"/>
    </style:style>
    <style:style style:name="T118" style:family="text">
      <style:text-properties officeooo:rsid="003b33ce"/>
    </style:style>
    <style:style style:name="T119" style:family="text">
      <style:text-properties officeooo:rsid="003cc099"/>
    </style:style>
    <style:style style:name="T120" style:family="text">
      <style:text-properties officeooo:rsid="0041a89d"/>
    </style:style>
    <style:style style:name="T121" style:family="text">
      <style:text-properties officeooo:rsid="00426ad1"/>
    </style:style>
    <style:style style:name="T122" style:family="text">
      <style:text-properties style:font-name="Times New Roman1" fo:language="ru" fo:country="RU" fo:font-weight="bold" officeooo:rsid="004b72d1" style:font-name-asian="Times New Roman1" style:font-weight-asian="bold" style:font-name-complex="Times New Roman1" style:font-weight-complex="bold"/>
    </style:style>
    <style:style style:name="T123" style:family="text">
      <style:text-properties style:font-name="Times New Roman1" fo:language="ru" fo:country="RU" officeooo:rsid="004b72d1" style:font-name-asian="Times New Roman1" style:font-name-complex="Times New Roman1"/>
    </style:style>
    <style:style style:name="T124" style:family="text">
      <style:text-properties style:text-position="sub 58%" style:font-name="Times New Roman1" fo:language="ru" fo:country="RU" style:text-underline-style="none" officeooo:rsid="004b72d1" style:font-name-asian="Times New Roman1" style:font-name-complex="Times New Roman1"/>
    </style:style>
    <style:style style:name="T125" style:family="text">
      <style:text-properties officeooo:rsid="004d2626"/>
    </style:style>
    <style:style style:name="T126" style:family="text">
      <style:text-properties officeooo:rsid="004de3aa"/>
    </style:style>
    <style:style style:name="T127" style:family="text">
      <style:text-properties officeooo:rsid="00515882"/>
    </style:style>
    <style:style style:name="T128" style:family="text">
      <style:text-properties officeooo:rsid="00569275"/>
    </style:style>
    <style:style style:name="T129" style:family="text">
      <style:text-properties officeooo:rsid="005ab153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%" draw:fill="solid" fo:padding-left="0.049cm" fo:padding-right="0.049cm" fo:padding-top="0.03cm" fo:padding-bottom="0.03cm" fo:border="0.06pt solid #000000">
        <style:background-image/>
      </style:graphic-properties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0.74pt solid #000000" style:mirror="none" fo:clip="rect(2.895cm, 16.036cm, 31.805cm, 2.852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style:style style:name="gr1" style:family="graphic">
      <style:graphic-properties draw:stroke="solid" svg:stroke-width="0.106cm" svg:stroke-color="#507baf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53cm" svg:stroke-color="#507baf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Таблица"/>
        <text:sequence-decl text:display-outline-level="0" text:name="Рисунок"/>
      </text:sequence-decls>
      <text:p text:style-name="P131"/>
      <text:h text:style-name="P37" text:outline-level="1"><text:bookmark-start text:name="__RefHeading__1065_469224584"/><text:user-defined style:data-style-name="N0" text:name="Document number">BE-T-BT1-BMC-001</text:user-defined><text:bookmark-end text:name="__RefHeading__1065_469224584"/></text:h>
      <text:h text:style-name="P37" text:outline-level="1"><text:bookmark-start text:name="__RefHeading__1067_469224584"/><text:title>Микропрограмма BMC платы БФК 2.0</text:title><text:bookmark-end text:name="__RefHeading__1067_469224584"/></text:h>
      <text:p text:style-name="P38"/>
      <text:p text:style-name="P38"/>
      <text:p text:style-name="P39"><text:span text:style-name="T14">Владелец</text:span>: <text:tab/><text:user-defined style:data-style-name="N0" text:name="Owner">А. Осипенко</text:user-defined></text:p>
      <text:p text:style-name="P39"><text:span text:style-name="T14">Соавторы</text:span>:<text:tab/><text:user-defined style:data-style-name="N0" text:name="Contributors"/></text:p>
      <text:p text:style-name="P38"><text:span text:style-name="T14">Доступ</text:span>:<text:tab/><text:user-defined style:data-style-name="N0" text:name="Access">Конфиденциально</text:user-defined></text:p>
      <text:p text:style-name="P12"/>
      <text:p text:style-name="P12">&lt;<text:span text:style-name="T15">Предисловие, назначение документа, описание документа, правообладатель и т.п.</text:span>&gt;</text:p>
      <text:p text:style-name="P12"/>
      <text:list xml:id="list4230566065883176269" text:style-name="WWNum6">
        <text:list-item>
          <text:h text:style-name="P149" text:outline-level="1"><text:bookmark-start text:name="__RefHeading__1069_469224584"/>Лист изменений<text:bookmark-end text:name="__RefHeading__1069_469224584"/></text:h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>Ревизия</text:p>
          </table:table-cell>
          <table:table-cell table:style-name="Table1.A1" office:value-type="string">
            <text:p text:style-name="P5">Дата</text:p>
          </table:table-cell>
          <table:table-cell table:style-name="Table1.A1" office:value-type="string">
            <text:p text:style-name="P5">Автор</text:p>
          </table:table-cell>
          <table:table-cell table:style-name="Table1.A1" office:value-type="string">
            <text:p text:style-name="P5">Описание</text:p>
          </table:table-cell>
        </table:table-row>
        <table:table-row table:style-name="Table1.1">
          <table:table-cell table:style-name="Table1.A2" office:value-type="string">
            <text:p text:style-name="P73">V2.0.<text:span text:style-name="T33">18</text:span></text:p>
          </table:table-cell>
          <table:table-cell table:style-name="Table1.A2" office:value-type="string">
            <text:p text:style-name="P3"><text:span text:style-name="T126">5</text:span>.1<text:span text:style-name="T126">1</text:span>.2016</text:p>
          </table:table-cell>
          <table:table-cell table:style-name="Table1.A2" office:value-type="string">
            <text:p text:style-name="P4">А. Осипенко</text:p>
          </table:table-cell>
          <table:table-cell table:style-name="Table1.D2" office:value-type="string">
            <text:p text:style-name="P101">Изменен формат команд записи, добавлена запись строк.</text:p>
            <text:p text:style-name="P102">Добавлена таблица команд PMBus.</text:p>
          </table:table-cell>
        </table:table-row>
        <table:table-row table:style-name="Table1.1">
          <table:table-cell table:style-name="Table1.A3" office:value-type="string">
            <text:p text:style-name="P73">V2.0.<text:span text:style-name="T33">16</text:span></text:p>
          </table:table-cell>
          <table:table-cell table:style-name="Table1.A3" office:value-type="string">
            <text:p text:style-name="P3">27.10.2016</text:p>
          </table:table-cell>
          <table:table-cell table:style-name="Table1.A3" office:value-type="string">
            <text:p text:style-name="P4">А. Осипенко</text:p>
          </table:table-cell>
          <table:table-cell table:style-name="Table1.D3" office:value-type="string">
            <text:p text:style-name="P74"><text:span text:style-name="T34">Добавлена команда </text:span><text:span text:style-name="CmdChar">clk156 check</text:span>.</text:p>
            <text:p text:style-name="P103"><text:span text:style-name="T41">В команде </text:span><text:span text:style-name="CmdChar">clk156</text:span><text:span text:style-name="T40"> </text:span><text:span text:style-name="T35">к</text:span><text:span text:style-name="T41">анал </text:span><text:span text:style-name="T18">I</text:span><text:span text:style-name="T103">2</text:span><text:span text:style-name="T18">C3</text:span><text:span text:style-name="T41"> выбран по умолчанию</text:span></text:p>
            <text:p text:style-name="P74">Изменен идентификатор генератора на <text:span text:style-name="T34">156.25</text:span></text:p>
            <text:p text:style-name="P112">Изменено напряжение IO (I2C, INTR) на 3.3В</text:p>
          </table:table-cell>
        </table:table-row>
      </table:table>
      <text:p text:style-name="Standard"/>
      <text:p text:style-name="P35"/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Оглавление</text:p>
          </text:index-title>
          <text:p text:style-name="P129"><text:a xlink:type="simple" xlink:href="#__RefHeading__1065_469224584" text:style-name="Index_20_Link" text:visited-style-name="Index_20_Link"><text:s/>BE-T-BT1-BMC-001<text:tab/>1</text:a></text:p>
          <text:p text:style-name="P129"><text:a xlink:type="simple" xlink:href="#__RefHeading__1067_469224584" text:style-name="Index_20_Link" text:visited-style-name="Index_20_Link"><text:s/>Микропрограмма BMC платы БФК 2.0<text:tab/>1</text:a></text:p>
          <text:p text:style-name="P129"><text:a xlink:type="simple" xlink:href="#__RefHeading__1069_469224584" text:style-name="Index_20_Link" text:visited-style-name="Index_20_Link">1 Лист изменений<text:tab/>1</text:a></text:p>
          <text:p text:style-name="P129"><text:a xlink:type="simple" xlink:href="#__RefHeading__4857_1439775087" text:style-name="Index_20_Link" text:visited-style-name="Index_20_Link">2 Задачи программы<text:tab/>4</text:a></text:p>
          <text:p text:style-name="P129"><text:a xlink:type="simple" xlink:href="#__RefHeading__4859_1439775087" text:style-name="Index_20_Link" text:visited-style-name="Index_20_Link">3 Основные сведения<text:tab/>4</text:a></text:p>
          <text:p text:style-name="P129"><text:a xlink:type="simple" xlink:href="#__RefHeading__4861_1439775087" text:style-name="Index_20_Link" text:visited-style-name="Index_20_Link">4 Прошивка программы управления<text:tab/>4</text:a></text:p>
          <text:p text:style-name="P128"><text:a xlink:type="simple" xlink:href="#__RefHeading__1994_1822565237" text:style-name="Index_20_Link" text:visited-style-name="Index_20_Link">4.1 Программой dfu-util<text:tab/>4</text:a></text:p>
          <text:p text:style-name="P128"><text:a xlink:type="simple" xlink:href="#__RefHeading__4863_1439775087" text:style-name="Index_20_Link" text:visited-style-name="Index_20_Link">4.2 Через JTAG-адаптер Olimex-ARM-USB-OCD-H<text:tab/>4</text:a></text:p>
          <text:p text:style-name="P128"><text:a xlink:type="simple" xlink:href="#__RefHeading__4865_1439775087" text:style-name="Index_20_Link" text:visited-style-name="Index_20_Link">4.3 Через JTAG-адаптер STLink-V2<text:tab/>5</text:a></text:p>
          <text:p text:style-name="P128"><text:a xlink:type="simple" xlink:href="#__RefHeading__4867_1439775087" text:style-name="Index_20_Link" text:visited-style-name="Index_20_Link">4.4 Для более старых версий openocd, не поддерживающих команду «program»<text:tab/>5</text:a></text:p>
          <text:p text:style-name="P129"><text:a xlink:type="simple" xlink:href="#__RefHeading__4869_1439775087" text:style-name="Index_20_Link" text:visited-style-name="Index_20_Link">5 Прошивка программы в SPI-flash Baikal-T1<text:tab/>5</text:a></text:p>
          <text:p text:style-name="P129"><text:a xlink:type="simple" xlink:href="#__RefHeading__4871_1439775087" text:style-name="Index_20_Link" text:visited-style-name="Index_20_Link">6 Конфигурация платы<text:tab/>5</text:a></text:p>
          <text:p text:style-name="P129"><text:a xlink:type="simple" xlink:href="#__RefHeading__4873_1439775087" text:style-name="Index_20_Link" text:visited-style-name="Index_20_Link">7 Начальный запуск платы<text:tab/>5</text:a></text:p>
          <text:p text:style-name="P129"><text:a xlink:type="simple" xlink:href="#__RefHeading__4875_1439775087" text:style-name="Index_20_Link" text:visited-style-name="Index_20_Link">8 Редактирование командной строки<text:tab/>6</text:a></text:p>
          <text:p text:style-name="P129"><text:a xlink:type="simple" xlink:href="#__RefHeading__4877_1439775087" text:style-name="Index_20_Link" text:visited-style-name="Index_20_Link">9 Перечень команд программы BMC<text:tab/>6</text:a></text:p>
          <text:p text:style-name="P128"><text:a xlink:type="simple" xlink:href="#__RefHeading__2494_1822565237" text:style-name="Index_20_Link" text:visited-style-name="Index_20_Link">9.1 help<text:tab/>6</text:a></text:p>
          <text:p text:style-name="P128"><text:a xlink:type="simple" xlink:href="#__RefHeading__2496_1822565237" text:style-name="Index_20_Link" text:visited-style-name="Index_20_Link">9.2 exit<text:tab/>6</text:a></text:p>
          <text:p text:style-name="P128"><text:a xlink:type="simple" xlink:href="#__RefHeading__2498_1822565237" text:style-name="Index_20_Link" text:visited-style-name="Index_20_Link">9.3 history<text:tab/>6</text:a></text:p>
          <text:p text:style-name="P128"><text:a xlink:type="simple" xlink:href="#__RefHeading__2500_1822565237" text:style-name="Index_20_Link" text:visited-style-name="Index_20_Link">9.4 info<text:tab/>7</text:a></text:p>
          <text:p text:style-name="P128"><text:a xlink:type="simple" xlink:href="#__RefHeading__2502_1822565237" text:style-name="Index_20_Link" text:visited-style-name="Index_20_Link">9.5 systime<text:tab/>7</text:a></text:p>
          <text:p text:style-name="P128"><text:a xlink:type="simple" xlink:href="#__RefHeading__2504_1822565237" text:style-name="Index_20_Link" text:visited-style-name="Index_20_Link">9.6 atx on ¦ off ¦ 0 ¦ 1<text:tab/>7</text:a></text:p>
          <text:p text:style-name="P128"><text:a xlink:type="simple" xlink:href="#__RefHeading__2506_1822565237" text:style-name="Index_20_Link" text:visited-style-name="Index_20_Link">9.7 vreg status ¦ list ¦ store ¦ name voltage ¦ name pmbus_command<text:tab/>7</text:a></text:p>
          <text:p text:style-name="P128"><text:a xlink:type="simple" xlink:href="#__RefHeading__2508_1822565237" text:style-name="Index_20_Link" text:visited-style-name="Index_20_Link">9.8 clk25 init ¦ enable ¦ disable ¦ status<text:tab/>8</text:a></text:p>
          <text:p text:style-name="P128"><text:a xlink:type="simple" xlink:href="#__RefHeading__2510_1822565237" text:style-name="Index_20_Link" text:visited-style-name="Index_20_Link">9.9 clk156 init ¦ program_nvm ¦ read_nvm ¦ check<text:tab/>8</text:a></text:p>
          <text:p text:style-name="P128"><text:a xlink:type="simple" xlink:href="#__RefHeading__2512_1822565237" text:style-name="Index_20_Link" text:visited-style-name="Index_20_Link">9.10 ina list ¦ sensor ¦ ¦<text:tab/>8</text:a></text:p>
          <text:p text:style-name="P128"><text:a xlink:type="simple" xlink:href="#__RefHeading__2514_1822565237" text:style-name="Index_20_Link" text:visited-style-name="Index_20_Link">9.11 sqnr on ¦ off ¦ log ¦ cf ¦ hreset ¦ sreset ¦ pmbus_command<text:tab/>9</text:a></text:p>
          <text:p text:style-name="P128"><text:a xlink:type="simple" xlink:href="#__RefHeading__2516_1822565237" text:style-name="Index_20_Link" text:visited-style-name="Index_20_Link">9.12 power in ¦ on ¦ off ¦ status ¦ cycle [N [Toff [Ton]]]<text:tab/>9</text:a></text:p>
          <text:p text:style-name="P128"><text:a xlink:type="simple" xlink:href="#__RefHeading__2518_1822565237" text:style-name="Index_20_Link" text:visited-style-name="Index_20_Link">9.13 flash_id<text:tab/>10</text:a></text:p>
          <text:p text:style-name="P128"><text:a xlink:type="simple" xlink:href="#__RefHeading__2520_1822565237" text:style-name="Index_20_Link" text:visited-style-name="Index_20_Link">9.14 factory_reset hard ¦ soft<text:tab/>10</text:a></text:p>
          <text:p text:style-name="P128"><text:a xlink:type="simple" xlink:href="#__RefHeading__2522_1822565237" text:style-name="Index_20_Link" text:visited-style-name="Index_20_Link">9.15 bootcfg brom ¦ flash ¦ status<text:tab/>10</text:a></text:p>
          <text:p text:style-name="P128"><text:a xlink:type="simple" xlink:href="#__RefHeading__2524_1822565237" text:style-name="Index_20_Link" text:visited-style-name="Index_20_Link">9.16 smb saddr command regAddr¦smbCommand [data, …]<text:tab/>10</text:a></text:p>
          <text:p text:style-name="P128"><text:a xlink:type="simple" xlink:href="#__RefHeading__2526_1822565237" text:style-name="Index_20_Link" text:visited-style-name="Index_20_Link">9.17 cpureset a ¦ 0 ¦ r ¦ d ¦ 1 ¦ cycle [n [delay]]<text:tab/>12</text:a></text:p>
          <text:p text:style-name="P128"><text:a xlink:type="simple" xlink:href="#__RefHeading__2528_1822565237" text:style-name="Index_20_Link" text:visited-style-name="Index_20_Link">9.18 gpio port mask value<text:tab/>12</text:a></text:p>
          <text:p text:style-name="P128"><text:a xlink:type="simple" xlink:href="#__RefHeading__2530_1822565237" text:style-name="Index_20_Link" text:visited-style-name="Index_20_Link">9.19 l11 value<text:tab/>12</text:a></text:p>
          <text:p text:style-name="P129"><text:a xlink:type="simple" xlink:href="#__RefHeading__4879_1439775087" text:style-name="Index_20_Link" text:visited-style-name="Index_20_Link">10 Устаревшие команды<text:tab/>12</text:a></text:p>
          <text:p text:style-name="P129"><text:a xlink:type="simple" xlink:href="#__RefHeading__3536_411154352" text:style-name="Index_20_Link" text:visited-style-name="Index_20_Link">11 Дополнительные возможности<text:tab/>13</text:a></text:p>
          <text:p text:style-name="P129"><text:a xlink:type="simple" xlink:href="#__RefHeading__4881_1439775087" text:style-name="Index_20_Link" text:visited-style-name="Index_20_Link">12 Приложения<text:tab/>14</text:a></text:p>
        </text:index-body>
      </text:table-of-content>
      <text:p text:style-name="P40"/>
      <text:p text:style-name="P34">Перечень <text:span text:style-name="T32">рисунков</text:span></text:p>
      <text:illustration-index text:style-name="Sect1" text:protected="true" text:name="Illustration Index1">
        <text:illustration-index-source text:caption-sequence-name="Рисунок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Text_20_body"/>
        </text:index-body>
      </text:illustration-index>
      <text:p text:style-name="P126">Перечень таблиц</text:p>
      <text:illustration-index text:style-name="Sect1" text:protected="true" text:name="Illustration Index1">
        <text:illustration-index-source text:caption-sequence-name="Таблица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130"><text:a xlink:type="simple" xlink:href="#Таблица!0|sequence" text:style-name="Index_20_Link" text:visited-style-name="Index_20_Link">Таблица 1: Адреса устройств I2C<text:tab/></text:a><text:a xlink:type="simple" xlink:href="#Таблица!0|sequence" text:style-name="Index_20_Link" text:visited-style-name="Index_20_Link"><text:span text:style-name="Index_20_Link">14</text:span></text:a></text:p>
          <text:p text:style-name="P130"><text:a xlink:type="simple" xlink:href="#Таблица!1|sequence" text:style-name="Index_20_Link" text:visited-style-name="Index_20_Link">Таблица 2: Команды PMBus<text:tab/></text:a><text:a xlink:type="simple" xlink:href="#Таблица!1|sequence" text:style-name="Index_20_Link" text:visited-style-name="Index_20_Link"><text:span text:style-name="Index_20_Link">15</text:span></text:a></text:p>
        </text:index-body>
      </text:illustration-index>
      <text:p text:style-name="Standard"/>
      <text:list xml:id="list192906098422594" text:continue-numbering="true" text:style-name="WWNum6">
        <text:list-item>
          <text:h text:style-name="P157" text:outline-level="1"><text:bookmark-start text:name="__RefHeading__4857_1439775087"/>Задачи <text:span text:style-name="T116">программы</text:span><text:bookmark-end text:name="__RefHeading__4857_1439775087"/></text:h>
        </text:list-item>
      </text:list>
      <text:list xml:id="list1705576571188333858" text:style-name="L1">
        <text:list-item>
          <text:p text:style-name="P133">обеспечивать работоспособность платы</text:p>
        </text:list-item>
        <text:list-item>
          <text:p text:style-name="P134">предоставлять возможности исследования поведения чипа и платы</text:p>
        </text:list-item>
      </text:list>
      <text:list xml:id="list192907085628451" text:continue-list="list192906098422594" text:style-name="WWNum6">
        <text:list-item>
          <text:h text:style-name="P150" text:outline-level="1"><text:bookmark-start text:name="__RefHeading__4859_1439775087"/>Основные сведения<text:bookmark-end text:name="__RefHeading__4859_1439775087"/></text:h>
        </text:list-item>
      </text:list>
      <text:p text:style-name="P104"><text:span text:style-name="T42">Построена на базе ОСРВ </text:span><text:span text:style-name="T54">ChibiOS</text:span><text:span text:style-name="T42"> релиз 16.1.5 (ядро 3+), <text:line-break/>поддерживалась совместимость с релизом 3.0.5 (ядро 2+).</text:span></text:p>
      <text:p text:style-name="P75">Компилятор: gcc версия 3+ (стандарт C99+<text:span text:style-name="T54">gnu</text:span>), <text:span text:style-name="T16">gcc-arm-none-eabi-4_9-2015q3</text:span></text:p>
      <text:p text:style-name="P76">Отладчик: <text:span text:style-name="T16">gdb / openocd / dfu-utils</text:span><text:line-break/><text:span text:style-name="T55">JTAG</text:span><text:span text:style-name="T60">-отладка: </text:span><text:span text:style-name="T19">Olimex-ARM-USB-OCD-H, STLink-V2</text:span></text:p>
      <text:p text:style-name="P76"><text:span text:style-name="T16">openocd</text:span> версии не ниже 0.8<text:line-break/><text:tab/><text:span text:style-name="T61">в CentOS 6.8 необходима пересборка,<text:line-break/><text:tab/></text:span><text:span text:style-name="T20">openocd-svn</text:span><text:span text:style-name="T61"> и </text:span><text:span text:style-name="T20">IMG_openocd-0.9.2</text:span><text:span text:style-name="T61"> не собираются — нужен </text:span><text:span text:style-name="T20">autoconf 2.64</text:span></text:p>
      <text:p text:style-name="P77"><text:span text:style-name="T16">dfu-util</text:span> <text:span text:style-name="T61">версии не ниже 0.8<text:line-break/><text:tab/>в CentOS 6.8 необходима пересборка,<text:line-break/><text:tab/></text:span><text:span text:style-name="T20">dfu-util-0.9</text:span><text:span text:style-name="T61"> не собирается <text:s/>(старый libusb1)</text:span></text:p>
      <text:p text:style-name="P78">Консоль программы <text:span text:style-name="T62">BMC </text:span>доступна через устройство:</text:p>
      <text:p text:style-name="P69"><text:span text:style-name="CodeChar">/dev/serial/by-id/usb-Baikal_Electronics_</text:span><text:span text:style-name="CodeChar"><text:span text:style-name="T63">BMC</text:span></text:span><text:span text:style-name="CodeChar">_</text:span><text:span text:style-name="CodeChar"><text:span text:style-name="T13">серийный_номер</text:span></text:span><text:span text:style-name="CodeChar">-if01</text:span></text:p>
      <text:p text:style-name="P80"/>
      <text:p text:style-name="P79">UART0 и UART1 процессора Baikal-T<text:span text:style-name="T64">1</text:span> доступны через устройства (в CentOS 6.8 необходима пересборка модуля cp210x.ko из исходников с сайта <text:span text:style-name="T16">SiliconLabs</text:span>):</text:p>
      <text:p text:style-name="P68"><text:span text:style-name="T65">/dev/serial/by-id/usb-Silicon_Labs_CP2105_Dual_USB_to_UART_Bridge_Controller_</text:span><text:span text:style-name="T67">серийный_номер</text:span><text:span text:style-name="T66">-if0</text:span><text:span text:style-name="T65">0-port0<text:line-break/>/dev/serial/by-id/usb-Silicon_Labs_CP2105_Dual_USB_to_UART_Bridge_Controller_</text:span><text:span text:style-name="T68">серийный_номер</text:span><text:span text:style-name="T65">-if01-port0</text:span></text:p>
      <text:list xml:id="list192906585143403" text:continue-numbering="true" text:style-name="WWNum6">
        <text:list-item>
          <text:h text:style-name="P148" text:outline-level="1"><text:bookmark-start text:name="__RefHeading__4861_1439775087"/><text:span text:style-name="T69">Прошивка</text:span> программы управления<text:bookmark-end text:name="__RefHeading__4861_1439775087"/></text:h>
        </text:list-item>
      </text:list>
      <text:p text:style-name="P98">Возможна одним из следующих способов:</text:p>
      <text:list xml:id="list192905525764947" text:continue-numbering="true" text:style-name="WWNum6">
        <text:list-item>
          <text:list>
            <text:list-item>
              <text:h text:style-name="P159" text:outline-level="2"><text:bookmark-start text:name="__RefHeading__1994_1822565237"/>Программой <text:span text:style-name="T21">dfu-util</text:span><text:bookmark-end text:name="__RefHeading__1994_1822565237"/></text:h>
              <text:list>
                <text:list-item>
                  <text:p text:style-name="P136">Подключить <text:span text:style-name="T54">mini-USB</text:span> кабель к разъему J<text:span text:style-name="T70">5</text:span> «BMC USB»</text:p>
                </text:list-item>
                <text:list-item>
                  <text:p text:style-name="P137">Установить перемычку J6 и нажать кнопку S2 «BMC RESET»</text:p>
                </text:list-item>
                <text:list-item>
                  <text:p text:style-name="P140"><text:span text:style-name="T40">Выполнить команду</text:span><text:line-break/><text:span text:style-name="CodeChar"><text:span text:style-name="T72">dfu-util -d 0483:df11 -c 1 -i 0 -a 0 -D <text:s/>bmc_v</text:span></text:span><text:span text:style-name="CodeChar"><text:span text:style-name="T72"><text:user-defined style:data-style-name="N0" text:name="PVersion">2.0.18</text:user-defined></text:span></text:span><text:span text:style-name="CodeChar"><text:span text:style-name="T72">.bin --dfuse-address 0x08000000</text:span></text:span></text:p>
                </text:list-item>
                <text:list-item>
                  <text:p text:style-name="P140"><text:span text:style-name="T50">Снять перемычку</text:span><text:span text:style-name="T21"> J6 </text:span><text:span text:style-name="T50">и нажать кнопку</text:span><text:span text:style-name="T21"> S2 «BMC RESET»</text:span></text:p>
                </text:list-item>
              </text:list>
            </text:list-item>
            <text:list-item>
              <text:h text:style-name="P160" text:outline-level="2"><text:bookmark-start text:name="__RefHeading__4863_1439775087"/>Через <text:span text:style-name="T56">JTAG</text:span>-адаптер <text:span text:style-name="T21">Olimex-ARM-USB-OCD-H</text:span><text:bookmark-end text:name="__RefHeading__4863_1439775087"/></text:h>
              <text:list>
                <text:list-item>
                  <text:p text:style-name="P146"><text:span text:style-name="T40">подключить</text:span> <text:span text:style-name="T71">JTAG</text:span><text:span text:style-name="T43"> </text:span><text:span text:style-name="T40">кабель </text:span><text:span text:style-name="T43">к разъему </text:span><text:span text:style-name="T71">J2</text:span></text:p>
                </text:list-item>
                <text:list-item>
                  <text:p text:style-name="P140"><text:span text:style-name="T50">выполнить команду:</text:span><text:span text:style-name="T21"><text:line-break/></text:span><text:span text:style-name="CodeChar"><text:span text:style-name="T6">openocd -f </text:span></text:span><text:span text:style-name="CodeChar"><text:span text:style-name="T7">interface/ftdi/olimex-arm-usb-ocd-h.cfg</text:span></text:span><text:span text:style-name="CodeChar"><text:span text:style-name="T6"> -f target/stm32f2x.cfg </text:span></text:span><text:span text:style-name="CodeChar"><text:span text:style-name="T8">\<text:line-break/></text:span></text:span><text:span text:style-name="CodeChar"><text:span text:style-name="T6">-f misc/bfk.cfg</text:span></text:span><text:span text:style-name="CodeChar"><text:span text:style-name="T9"> </text:span></text:span><text:span text:style-name="CodeChar"><text:span text:style-name="T6">-c "program ch.elf verify; reset run; shutdown"</text:span></text:span></text:p>
                </text:list-item>
              </text:list>
            </text:list-item>
            <text:list-item>
              <text:h text:style-name="P159" text:outline-level="2"><text:bookmark-start text:name="__RefHeading__4865_1439775087"/><text:soft-page-break/>Через <text:span text:style-name="T56">JTAG</text:span>-адаптер STLink-V2<text:bookmark-end text:name="__RefHeading__4865_1439775087"/></text:h>
              <text:list>
                <text:list-item>
                  <text:p text:style-name="P147"><text:span text:style-name="T40">подключить </text:span><text:span text:style-name="T43">JTAG </text:span><text:span text:style-name="T40">кабель к переходнику</text:span> JTAG/STLINK</text:p>
                </text:list-item>
                <text:list-item>
                  <text:p text:style-name="P140"><text:span text:style-name="T44">выполнить команду:</text:span><text:span text:style-name="T72"><text:line-break/></text:span><text:span text:style-name="CodeChar">openocd -f interface/stlink-v2.cfg -f target/stm32f2x.cfg -f misc/bfk.cfg </text:span><text:span text:style-name="CodeChar"><text:span text:style-name="T73">\<text:line-break/></text:span></text:span><text:span text:style-name="CodeChar">-c "program ch.elf verify; reset run; shutdown"</text:span></text:p>
                </text:list-item>
              </text:list>
            </text:list-item>
          </text:list>
        </text:list-item>
      </text:list>
      <text:p text:style-name="P80"><text:span text:style-name="T37">Конфигурационный файл </text:span><text:span text:style-name="T39">misc/bfk.cfg</text:span><text:span text:style-name="T37"> необязательный, повышает устойчивость сброса.</text:span></text:p>
      <text:list xml:id="list192906226143414" text:continue-numbering="true" text:style-name="WWNum6">
        <text:list-item>
          <text:list>
            <text:list-item>
              <text:h text:style-name="P159" text:outline-level="2"><text:bookmark-start text:name="__RefHeading__4867_1439775087"/>Для более старых версий <text:span text:style-name="T21">openocd</text:span>, не поддерживающих команду «<text:span text:style-name="T56">program</text:span>»<text:bookmark-end text:name="__RefHeading__4867_1439775087"/></text:h>
              <text:list>
                <text:list-item>
                  <text:p text:style-name="P132">подключить JTAG кабель к разъему J2</text:p>
                </text:list-item>
                <text:list-item>
                  <text:p text:style-name="P139"><text:span text:style-name="T50">выполнить команды:</text:span><text:span text:style-name="T38"><text:line-break/></text:span><text:span text:style-name="CodeChar"><text:span text:style-name="T7">sh&gt; arm-none-eabi-gdb<text:line-break/>gdb&gt; target remote | openocd -f interface/olimex-arm-usb-ocd-h.cfg \<text:line-break/> -f target/stm32f2x.cfg -c "gdb_port pipe; log_output openocd.log"<text:line-break/>gdb&gt; monitor reset halt<text:line-break/>gdb&gt; load ch.elf<text:line-break/>gdb&gt; quit</text:span></text:span></text:p>
                </text:list-item>
              </text:list>
            </text:list-item>
          </text:list>
        </text:list-item>
        <text:list-item>
          <text:h text:style-name="P148" text:outline-level="1"><text:bookmark-start text:name="__RefHeading__4869_1439775087"/><text:bookmark-start text:name="__RefNumPara__1899_1439775087"/>Прошивка <text:span text:style-name="T73">программы в </text:span><text:span text:style-name="T57">SPI-flash</text:span> Baikal-T1<text:bookmark-end text:name="__RefHeading__4869_1439775087"/><text:bookmark-end text:name="__RefNumPara__1899_1439775087"/></text:h>
        </text:list-item>
      </text:list>
      <text:p text:style-name="P105"><text:span text:style-name="CodeChar">dfu-util -d abf0:1234 -c 1 -i 0 -a 0 -D Blink.boot.text</text:span></text:p>
      <text:p text:style-name="P80">Если <text:span text:style-name="T16">dfu-</text:span>устройство единственное, то идентификационные опции можно не указывать:</text:p>
      <text:p text:style-name="P106"><text:span text:style-name="CodeChar"><text:span text:style-name="T6">dfu-util -D Blink.boot.text</text:span></text:span></text:p>
      <text:list xml:id="list192906099137821" text:continue-numbering="true" text:style-name="WWNum6">
        <text:list-item>
          <text:h text:style-name="P153" text:outline-level="1"><text:bookmark-start text:name="__RefNumPara__4991_1439775087"/><text:bookmark-start text:name="__RefHeading__4871_1439775087"/>Конфигурация платы<text:bookmark-end text:name="__RefNumPara__4991_1439775087"/><text:bookmark-end text:name="__RefHeading__4871_1439775087"/></text:h>
        </text:list-item>
      </text:list>
      <text:p text:style-name="P99"><text:span text:style-name="T114">В рабочем режиме н</text:span>а плате должны быть установлены перемычки:</text:p>
      <text:list xml:id="list6952639194740007281" text:style-name="L2">
        <text:list-item>
          <text:p text:style-name="P141">J45 <text:span text:style-name="T40">положение</text:span> 1-2 (Boot flash)</text:p>
        </text:list-item>
        <text:list-item>
          <text:p text:style-name="P142">J60 <text:span text:style-name="T40">положения</text:span> 3-5 <text:span text:style-name="T40">и </text:span>4-6 (CLK25)</text:p>
        </text:list-item>
        <text:list-item>
          <text:p text:style-name="P143">J70, J72 <text:span text:style-name="T40">положение</text:span> 1-2 (<text:span text:style-name="T40">по требованию</text:span><text:span text:style-name="T16"> п.</text:span>2.2 Si51243)</text:p>
        </text:list-item>
        <text:list-item>
          <text:p text:style-name="P144">J11 <text:span text:style-name="T40">положение</text:span> 1-2 (DDR_RESET#)</text:p>
        </text:list-item>
      </text:list>
      <text:p text:style-name="P96">Предусмотрена возможность старта платы без перемычек J60. Для этого перед включением платы (или сбросом BMC кнопкой S2) необходимо нажать и удерживать кнопку S<text:span text:style-name="T129">3</text:span> «<text:span text:style-name="T129">SYSTEM</text:span> RESET».</text:p>
      <text:list xml:id="list192906513689598" text:continue-list="list192906099137821" text:style-name="WWNum6">
        <text:list-item>
          <text:h text:style-name="P151" text:outline-level="1"><text:bookmark-start text:name="__RefHeading__4873_1439775087"/>Начальный запуск платы<text:bookmark-end text:name="__RefHeading__4873_1439775087"/></text:h>
          <text:list>
            <text:list-item>
              <text:p text:style-name="P132">Установи<text:span text:style-name="T74">т</text:span>ь перемычки <text:span text:style-name="T74">в соответствии с разделом </text:span><text:span text:style-name="T74"><text:bookmark-ref text:reference-format="number-no-superior" text:ref-name="__RefNumPara__4991_1439775087">6</text:bookmark-ref></text:span><text:span text:style-name="T74">, кроме J60</text:span></text:p>
            </text:list-item>
            <text:list-item>
              <text:p text:style-name="P140"><text:span text:style-name="T40">Подключить кабель </text:span><text:span text:style-name="T54">mini-USB </text:span>J5 (BMC USB)</text:p>
            </text:list-item>
            <text:list-item>
              <text:p text:style-name="P132">Установить перемычку J6, включить питание</text:p>
            </text:list-item>
            <text:list-item>
              <text:p text:style-name="P140"><text:span text:style-name="T40">Залить программу </text:span>BMC <text:span text:style-name="T40">версии</text:span> &gt; <text:user-defined style:data-style-name="N0" text:name="PVersion">2.0.18</text:user-defined> <text:span text:style-name="T46">в соответствии с разделом </text:span><text:span text:style-name="T46"><text:bookmark-ref text:reference-format="number-no-superior" text:ref-name="__RefNumPara__1899_1439775087">5</text:bookmark-ref></text:span><text:line-break/><text:span text:style-name="CodeChar">dfu-util -d 0483:df11 -c 1 -i 0 -a 0 -D bmc_v</text:span><text:span text:style-name="CodeChar"><text:span text:style-name="T36"><text:user-defined style:data-style-name="N0" text:name="PVersion">2.0.18</text:user-defined></text:span></text:span><text:span text:style-name="CodeChar">.bin --dfuse-address 0x08000000</text:span></text:p>
            </text:list-item>
            <text:list-item>
              <text:p text:style-name="P132"><text:span text:style-name="T47">Снять перемычку J6, нажать кнопку S2 «</text:span><text:span text:style-name="T58">BMC Reset</text:span><text:span text:style-name="T47">»</text:span></text:p>
            </text:list-item>
            <text:list-item>
              <text:p text:style-name="P138">Включить плату без перемычек J60 с удержанием кнопки S<text:span text:style-name="T75">4</text:span></text:p>
            </text:list-item>
            <text:list-item>
              <text:p text:style-name="P140"><text:span text:style-name="T40">Запустить программу </text:span><text:span text:style-name="T16">picocom</text:span><text:line-break/><text:span text:style-name="CodeChar">picocom -rlb115200 /dev/serial/by-id/usb-Baikal_Electronics_BMC_*-if01</text:span></text:p>
            </text:list-item>
            <text:list-item>
              <text:p text:style-name="P140"><text:soft-page-break/><text:span text:style-name="T47">Подать команду</text:span><text:line-break/><text:a xlink:type="simple" xlink:href="#9.11.sqnr on ¦  off ¦ log ¦ cf ¦ hreset ¦ sreset ¦ pmbus_command|outline" text:style-name="Internet_20_link" text:visited-style-name="Visited_20_Internet_20_Link"><text:span text:style-name="CodeChar">sqnr factory_config</text:span></text:a></text:p>
            </text:list-item>
            <text:list-item>
              <text:p text:style-name="P145"><text:span text:style-name="T40">Передернуть питание платы (?)</text:span><text:line-break/><text:span text:style-name="CodeChar">sqnr </text:span><text:span text:style-name="CodeChar"><text:span text:style-name="T76">hreset</text:span></text:span></text:p>
            </text:list-item>
            <text:list-item>
              <text:p text:style-name="P140"><text:span text:style-name="T40">Подать команду</text:span><text:line-break/><text:a xlink:type="simple" xlink:href="#9.14.factory_reset hard ¦ soft|outline" text:style-name="Internet_20_link" text:visited-style-name="Visited_20_Internet_20_Link"><text:span text:style-name="CodeChar">factory_reset soft</text:span></text:a></text:p>
            </text:list-item>
            <text:list-item>
              <text:p text:style-name="P140"><text:span text:style-name="T40">Установить проводные перемычки канала I</text:span><text:span text:style-name="T105">2</text:span><text:span text:style-name="T40">C</text:span><text:span text:style-name="T41">3</text:span><text:span text:style-name="T40"> на генератор 156МГц:</text:span><text:line-break/><text:span text:style-name="CodeChar"><text:span text:style-name="T77">J30(4,3) на J73(1,2)</text:span></text:span></text:p>
            </text:list-item>
            <text:list-item>
              <text:p text:style-name="P145"><text:span text:style-name="T40">Подать команду</text:span><text:line-break/><text:a xlink:type="simple" xlink:href="#9.9.clk156 init ¦ program_nvm ¦ read_nvm ¦ check|outline" text:style-name="Internet_20_link" text:visited-style-name="Visited_20_Internet_20_Link"><text:span text:style-name="CodeChar">clk156 init</text:span></text:a></text:p>
            </text:list-item>
            <text:list-item>
              <text:p text:style-name="P140"><text:span text:style-name="T40">Если выполнилось успешно - подать команду</text:span><text:line-break/><text:a xlink:type="simple" xlink:href="#9.9.clk156 init ¦ program_nvm ¦ read_nvm ¦ check|outline" text:style-name="Internet_20_link" text:visited-style-name="Visited_20_Internet_20_Link"><text:span text:style-name="CodeChar">clk156 program_nvm</text:span></text:a></text:p>
            </text:list-item>
            <text:list-item>
              <text:p text:style-name="P140"><text:span text:style-name="T40">Залить программу</text:span> <text:span text:style-name="T16">misc/Blink.boot.text</text:span></text:p>
            </text:list-item>
            <text:list-item>
              <text:p text:style-name="P135">Цветомузыка</text:p>
            </text:list-item>
          </text:list>
        </text:list-item>
        <text:list-item>
          <text:h text:style-name="P154" text:outline-level="1"><text:bookmark-start text:name="__RefHeading__4875_1439775087"/><text:span text:style-name="T45">Р</text:span><text:span text:style-name="T40">едактирование командной строки</text:span><text:bookmark-end text:name="__RefHeading__4875_1439775087"/></text:h>
        </text:list-item>
      </text:list>
      <text:p text:style-name="P81">В командной строке работают клавиши редактирования:</text:p>
      <text:p text:style-name="P81">BS — удаление символа перед курсором</text:p>
      <text:p text:style-name="P81">DEL — удаление символа над курсором</text:p>
      <text:p text:style-name="P81">^B, стрелка влево — перемещение курсора влево</text:p>
      <text:p text:style-name="P81">^F, стрелка вправо — перемещение курсора вправо</text:p>
      <text:p text:style-name="P81">^U — удаление текста от начала строки до курсора</text:p>
      <text:p text:style-name="P81">^X — удаление текста от курсора до конца строки</text:p>
      <text:p text:style-name="P81">^A, <text:span text:style-name="T54">home</text:span> — курсор в начало строки</text:p>
      <text:p text:style-name="P81">^Е, <text:span text:style-name="T54">end</text:span> — курсор в конец строки</text:p>
      <text:p text:style-name="P81">^P, стрелка вверх — предыдущая команда из истории</text:p>
      <text:p text:style-name="P97">^N, стрелка вниз — следующая команда из истории</text:p>
      <text:list xml:id="list192904996342507" text:continue-numbering="true" text:style-name="WWNum6">
        <text:list-item>
          <text:h text:style-name="P155" text:outline-level="1"><text:bookmark-start text:name="__RefHeading__4877_1439775087"/><text:span text:style-name="T45">П</text:span><text:span text:style-name="T40">еречень команд программы BMC</text:span><text:bookmark-end text:name="__RefHeading__4877_1439775087"/></text:h>
          <text:list>
            <text:list-item>
              <text:h text:style-name="P161" text:outline-level="2"><text:bookmark-start text:name="__RefHeading__2494_1822565237"/><text:span text:style-name="T78">h</text:span>elp<text:bookmark-end text:name="__RefHeading__2494_1822565237"/></text:h>
            </text:list-item>
          </text:list>
        </text:list-item>
      </text:list>
      <text:p text:style-name="P83">Выводит на экран перечень команд</text:p>
      <text:list xml:id="list192907006695952" text:continue-numbering="true" text:style-name="WWNum6">
        <text:list-item>
          <text:list>
            <text:list-item>
              <text:h text:style-name="P162" text:outline-level="2"><text:bookmark-start text:name="__RefHeading__2496_1822565237"/>exit<text:bookmark-end text:name="__RefHeading__2496_1822565237"/></text:h>
            </text:list-item>
          </text:list>
        </text:list-item>
      </text:list>
      <text:p text:style-name="P95">Перезапускает <text:span text:style-name="T79">shell</text:span> (с потерей истории).</text:p>
      <text:list xml:id="list192907033073966" text:continue-numbering="true" text:style-name="WWNum6">
        <text:list-item>
          <text:list>
            <text:list-item>
              <text:h text:style-name="P162" text:outline-level="2"><text:bookmark-start text:name="__RefHeading__2498_1822565237"/>history<text:bookmark-end text:name="__RefHeading__2498_1822565237"/></text:h>
            </text:list-item>
          </text:list>
        </text:list-item>
      </text:list>
      <text:p text:style-name="P82">Выводит на экран историю команд.</text:p>
      <text:list xml:id="list192905599257836" text:continue-numbering="true" text:style-name="WWNum6">
        <text:list-item>
          <text:list>
            <text:list-item>
              <text:h text:style-name="P162" text:outline-level="2"><text:bookmark-start text:name="__RefHeading__2500_1822565237"/><text:soft-page-break/>info<text:bookmark-end text:name="__RefHeading__2500_1822565237"/></text:h>
            </text:list-item>
          </text:list>
        </text:list-item>
      </text:list>
      <text:p text:style-name="P107"><text:span text:style-name="T40">Выводит на экран информацию о сборке программы </text:span>BMC.</text:p>
      <text:list xml:id="list192905513412709" text:continue-numbering="true" text:style-name="WWNum6">
        <text:list-item>
          <text:list>
            <text:list-item>
              <text:h text:style-name="P161" text:outline-level="2"><text:bookmark-start text:name="__RefHeading__2502_1822565237"/>systime<text:bookmark-end text:name="__RefHeading__2502_1822565237"/></text:h>
            </text:list-item>
          </text:list>
        </text:list-item>
      </text:list>
      <text:p text:style-name="P84">Выводит на экран время работы BMC в миллисекундах.</text:p>
      <text:list xml:id="list192905172504021" text:continue-numbering="true" text:style-name="WWNum6">
        <text:list-item>
          <text:list>
            <text:list-item>
              <text:h text:style-name="P161" text:outline-level="2"><text:bookmark-start text:name="__RefHeading__2504_1822565237"/>atx <text:span text:style-name="T82">on ¦ off ¦ 0 ¦ 1</text:span><text:bookmark-end text:name="__RefHeading__2504_1822565237"/></text:h>
            </text:list-item>
          </text:list>
        </text:list-item>
      </text:list>
      <text:p text:style-name="P84">Управление источником питания ATX.</text:p>
      <text:p text:style-name="P125">atx on</text:p>
      <text:p text:style-name="P41">включает источник</text:p>
      <text:p text:style-name="P125">atx <text:span text:style-name="T82">off</text:span></text:p>
      <text:p text:style-name="P41">выключает источник</text:p>
      <text:p text:style-name="P84">Отключение источника при включенном секвенсере переведет плату в состояние ошибки.</text:p>
      <text:p text:style-name="P108"><text:span text:style-name="T40">Команда выводит на экран состояние сигналов управления и состояния источника</text:span> PS_ON <text:span text:style-name="T40">и</text:span> POWER_OK.</text:p>
      <text:p text:style-name="P84"><text:span text:style-name="T83">Примечание БФК 2.0</text:span>: отключение источника не производится.</text:p>
      <text:list xml:id="list192906786329003" text:continue-numbering="true" text:style-name="WWNum6">
        <text:list-item>
          <text:list>
            <text:list-item>
              <text:h text:style-name="P161" text:outline-level="2"><text:bookmark-start text:name="__RefHeading__2506_1822565237"/>vreg status ¦ list ¦ store ¦ name voltage ¦ name pmbus_command<text:bookmark-end text:name="__RefHeading__2506_1822565237"/></text:h>
            </text:list-item>
          </text:list>
        </text:list-item>
      </text:list>
      <text:p text:style-name="P84">Команда управления источниками питания.</text:p>
      <text:p text:style-name="P114">vreg [status]</text:p>
      <text:p text:style-name="P42">выводит на экран состояние источника. Объем выводимой информации зависит от модели исто<text:span text:style-name="T84">ч</text:span>ника и наличия входного питания.</text:p>
      <text:p text:style-name="P43">Для источников <text:span text:style-name="Variable">sata090</text:span> <text:span text:style-name="Variable">pcie095</text:span> <text:span text:style-name="Variable">xgbe095</text:span> невозможно определить предустановленное напряжение, если оно не было задано командой, в этом случае выводится <text:span text:style-name="T54">«Vset=EXT»</text:span></text:p>
      <text:p text:style-name="P62"><text:span text:style-name="T40">Источники</text:span> <text:span text:style-name="Variable">pcie15</text:span> <text:span text:style-name="Variable">xgbe15</text:span> <text:span text:style-name="Variable">sata18</text:span> <text:span text:style-name="Variable">ddr18</text:span><text:span text:style-name="T40"> ничего про себя не сообщают.</text:span></text:p>
      <text:p text:style-name="P125">vreg <text:span text:style-name="T85">list</text:span></text:p>
      <text:p text:style-name="P43">выводит на экран список имен доступных источников</text:p>
      <text:p text:style-name="P125">vreg <text:span text:style-name="T85">имя_источника устанавливаемое_напряжение</text:span></text:p>
      <text:p text:style-name="P43">Устанавливает выходное напряжение источника. Пример:</text:p>
      <text:p text:style-name="P62"><text:span text:style-name="CodeChar">vreg v09 0.95</text:span></text:p>
      <text:p text:style-name="P43">Не все источники умеют сохранять установленное выходное напряжение при отключении питания, в этом случае управляющая программа производит повторное программирование источников когда появляется соответствующее напряжение.</text:p>
      <text:p text:style-name="P115">vreg store</text:p>
      <text:p text:style-name="P43">Сохраняет установленные параметры всех источников в энергонезависимой памяти (при наличии таковой).</text:p>
      <text:p text:style-name="P115">vreg <text:span text:style-name="T86">имя_источника </text:span>store</text:p>
      <text:p text:style-name="P62"><text:span text:style-name="T40">Сохраняет установленные параметры </text:span><text:span text:style-name="T48">указанного </text:span><text:span text:style-name="T40">источник</text:span><text:span text:style-name="T48">а</text:span><text:span text:style-name="T40"> в энергонезависимой памяти (при наличии таковой).<text:line-break/></text:span><text:span text:style-name="T48">Эквивалентно команде</text:span><text:span text:style-name="T86"> </text:span><text:span text:style-name="T23">PMBus «</text:span><text:span text:style-name="CodeChar">vreg имя store_default_all</text:span><text:span text:style-name="T23">»</text:span></text:p>
      <text:p text:style-name="P115"><text:soft-page-break/>vreg <text:span text:style-name="T86">имя_источника pmbus_command</text:span></text:p>
      <text:p text:style-name="P115">vreg <text:span text:style-name="T86">имя_источника pmbus_command arg1 …</text:span></text:p>
      <text:p text:style-name="P44">Позволяет выполнить произвольную команду <text:span text:style-name="T16">PMBus</text:span> для указанного источника. Подробнее описание см. команду <text:span text:style-name="CmdChar"><text:span text:style-name="T115">smb</text:span></text:span></text:p>
      <text:list xml:id="list192905299564468" text:continue-numbering="true" text:style-name="WWNum6">
        <text:list-item>
          <text:list>
            <text:list-item>
              <text:h text:style-name="P161" text:outline-level="2"><text:bookmark-start text:name="__RefHeading__2508_1822565237"/>clk25 <text:span text:style-name="T87">init ¦ enable ¦ disable ¦ status</text:span><text:bookmark-end text:name="__RefHeading__2508_1822565237"/></text:h>
            </text:list-item>
          </text:list>
        </text:list-item>
      </text:list>
      <text:p text:style-name="P85">Команда служит управления задающим генератором 25МГц. <text:span text:style-name="T88">В обычном случае управление генератором ведется автоматически при включении/выключении питания платы.</text:span></text:p>
      <text:p text:style-name="P116">clk25 init</text:p>
      <text:p text:style-name="P45">Производит загрузку внутренних регистров генератора. Выходы генератора отключены, и находятся в состоянии «0»</text:p>
      <text:p text:style-name="P116">clk25 enable</text:p>
      <text:p text:style-name="P45">Включает выходы тактового сигнала.</text:p>
      <text:p text:style-name="P116">clk25 disable</text:p>
      <text:p text:style-name="P45">Выключает выходы тактового сигнала.</text:p>
      <text:p text:style-name="P117">clk25 <text:span text:style-name="T117">status</text:span></text:p>
      <text:p text:style-name="P60">Показывает <text:span text:style-name="T118">состояние </text:span>генератор<text:span text:style-name="T118">а: не сконфигурирован, включен, выключен.</text:span></text:p>
      <text:p text:style-name="P67">Включение и выключение тактового сигнала производится без образования иголок.</text:p>
      <text:list xml:id="list192905748076261" text:continue-numbering="true" text:style-name="WWNum6">
        <text:list-item>
          <text:list>
            <text:list-item>
              <text:h text:style-name="P161" text:outline-level="2"><text:bookmark-start text:name="__RefHeading__2510_1822565237"/>clk156 <text:span text:style-name="T88">init ¦ program_nvm ¦ read_nvm ¦ check</text:span><text:bookmark-end text:name="__RefHeading__2510_1822565237"/></text:h>
            </text:list-item>
          </text:list>
        </text:list-item>
      </text:list>
      <text:p text:style-name="P85">Команда служит управления задающим генератором <text:span text:style-name="T88">156.25</text:span>МГц.</text:p>
      <text:p text:style-name="P86">Для выполнения команды необходимо установить перемычки с шины I<text:span text:style-name="T101">2</text:span>C<text:span text:style-name="T89">3</text:span> контроллера <text:span text:style-name="T77">J30 (4,3) </text:span>на разъем J<text:span text:style-name="T90">73</text:span> (1,2)</text:p>
      <text:p text:style-name="P116">clk156 init</text:p>
      <text:p text:style-name="P45">Производит загрузку внутренних регистров генератора.</text:p>
      <text:p text:style-name="P116">clk156 program_nvm</text:p>
      <text:p text:style-name="P45"><text:span text:style-name="T91">Записывает регистры генератора в энергонезависимую память</text:span>.<text:line-break/><text:span text:style-name="T91">Внимание: запись может быть произведена всего 2 раза!</text:span></text:p>
      <text:p text:style-name="P116">clk156 read_nvm <text:span text:style-name="T91">номер_банка</text:span></text:p>
      <text:p text:style-name="P46">Позволяет загрузить регистры из указанного банка NVM</text:p>
      <text:p text:style-name="P116">clk156 <text:span text:style-name="T89">check</text:span></text:p>
      <text:p text:style-name="P47">Информация <text:s/>о генераторе</text:p>
      <text:p text:style-name="P66">Имеется возможность подключить управление генератора к разъему <text:s/>I<text:span text:style-name="T101">2</text:span>C<text:span text:style-name="T89">1</text:span> <text:span text:style-name="T88">J1 (9,10) </text:span>. В этом случае команды изменяются на</text:p>
      <text:p text:style-name="P125">clk156 <text:span text:style-name="T89">1 </text:span>init</text:p>
      <text:p text:style-name="P125">clk156 <text:span text:style-name="T89">1 program_nvm</text:span></text:p>
      <text:list xml:id="list192905619159216" text:continue-numbering="true" text:style-name="WWNum6">
        <text:list-item>
          <text:list>
            <text:list-item>
              <text:h text:style-name="P161" text:outline-level="2"><text:bookmark-start text:name="__RefHeading__2512_1822565237"/>ina <text:span text:style-name="T92">list ¦ sensor ¦ ¦</text:span><text:bookmark-end text:name="__RefHeading__2512_1822565237"/></text:h>
            </text:list-item>
          </text:list>
        </text:list-item>
      </text:list>
      <text:p text:style-name="P87">Информация с измерителей напряжения и тока</text:p>
      <text:p text:style-name="P118">ina list</text:p>
      <text:p text:style-name="P48">Выводит на экран список доступных измерителей</text:p>
      <text:p text:style-name="P118"><text:soft-page-break/>ina</text:p>
      <text:p text:style-name="P58">Выводи<text:span text:style-name="T92">т</text:span> на экран <text:span text:style-name="T92">измеренные значения по всем измерителям: напряжение, ток, мощность.</text:span></text:p>
      <text:p text:style-name="P118">ina N</text:p>
      <text:p text:style-name="P48">Выводит на экран измеренные значения по указанному измерителю</text:p>
      <text:list xml:id="list192905187411483" text:continue-numbering="true" text:style-name="WWNum6">
        <text:list-item>
          <text:list>
            <text:list-item>
              <text:h text:style-name="P163" text:outline-level="2"><text:bookmark-start text:name="__RefHeading__2514_1822565237"/>sqnr <text:span text:style-name="T93">on ¦ <text:s/>off ¦ log ¦ cf ¦ hreset ¦ sreset ¦ pmbus_command</text:span><text:bookmark-end text:name="__RefHeading__2514_1822565237"/></text:h>
            </text:list-item>
          </text:list>
        </text:list-item>
      </text:list>
      <text:p text:style-name="P88">Управление секвенсором питания и ресетов.</text:p>
      <text:p text:style-name="P119">sqnr</text:p>
      <text:p text:style-name="P49">Выводит на экран состояние секвенс<text:span text:style-name="T94">е</text:span>ра, <text:span text:style-name="T94">включающую напряжения на всех мониторных входах и слово состояния</text:span></text:p>
      <text:p text:style-name="P118"><text:span text:style-name="T93">sqnr</text:span> <text:span text:style-name="T93">on ¦ 1</text:span></text:p>
      <text:p text:style-name="P49">Команда включает секвенсер, не выполняя дополнительных действий по программированию источников и генераторов.</text:p>
      <text:p text:style-name="P118"><text:span text:style-name="T93">sqnr</text:span> <text:span text:style-name="T93">off ¦ 0</text:span></text:p>
      <text:p text:style-name="P49">Команда отключает секвенсер</text:p>
      <text:p text:style-name="P118"><text:span text:style-name="T93">sqnr</text:span> <text:span text:style-name="T93">log</text:span></text:p>
      <text:p text:style-name="P50">Команда выводит внутренний журнал событий секвенс<text:span text:style-name="T95">е</text:span>ра. Журнал может содержать до 30 записей, и не является циклическим. При переполнении журнала новые записи игнорируются.</text:p>
      <text:p text:style-name="P118"><text:span text:style-name="T93">sqnr</text:span> <text:span text:style-name="T93">cf</text:span></text:p>
      <text:p text:style-name="P50">Команда очищает журнал и сбрасывает ошибки статуса.</text:p>
      <text:p text:style-name="P118"><text:span text:style-name="T93">sqnr</text:span> <text:span text:style-name="T93">sreset</text:span></text:p>
      <text:p text:style-name="P50">Выполняет программный сброс секвенсера.</text:p>
      <text:p text:style-name="P118"><text:span text:style-name="T93">sqnr</text:span> <text:span text:style-name="T93">hreset</text:span></text:p>
      <text:p text:style-name="P50">Выполняет аппаратный сброс секвенсера.</text:p>
      <text:p text:style-name="P118"><text:span text:style-name="T93">sqnr</text:span> <text:span text:style-name="T93">pmbus_command</text:span></text:p>
      <text:p text:style-name="P50">Позволяет выполнить произвольную команду PMBus</text:p>
      <text:p text:style-name="P118"><text:span text:style-name="T93">sqnr</text:span> <text:span text:style-name="T96">factory_config</text:span></text:p>
      <text:p text:style-name="P51">Программирует секвенсер</text:p>
      <text:list xml:id="list192905121944206" text:continue-numbering="true" text:style-name="WWNum6">
        <text:list-item>
          <text:list>
            <text:list-item>
              <text:h text:style-name="P164" text:outline-level="2"><text:bookmark-start text:name="__RefHeading__2516_1822565237"/><text:span text:style-name="T21">power </text:span><text:span text:style-name="T22">in ¦ on ¦ off ¦ status ¦ cycle [N [Toff [Ton]]]</text:span><text:bookmark-end text:name="__RefHeading__2516_1822565237"/></text:h>
            </text:list-item>
          </text:list>
        </text:list-item>
      </text:list>
      <text:p text:style-name="P89">Основная команда управления питанием платы.</text:p>
      <text:p text:style-name="P120">power in</text:p>
      <text:p text:style-name="P50">Включает предварительное питание платы (ATX — источник или 12V ключ)</text:p>
      <text:p text:style-name="P52"><text:span text:style-name="T83">Примечание БФК-2.0</text:span>: не работает на БФК-2.0</text:p>
      <text:p text:style-name="P120">power on</text:p>
      <text:p text:style-name="P50">Включает полное питание платы, производит настройку регуляторов и генераторов и разрешает работу процессора деактивацией сигнала RESET.</text:p>
      <text:p text:style-name="P52">Аналогично нажатию кнопки питания.</text:p>
      <text:p text:style-name="P120">power off</text:p>
      <text:p text:style-name="P50">Отключает питание платы и входного напряжения.</text:p>
      <text:p text:style-name="P52">Аналогично нажатию кнопки питания.</text:p>
      <text:p text:style-name="P120"><text:soft-page-break/>power <text:span text:style-name="T97">status</text:span></text:p>
      <text:p text:style-name="P53">Выводит информацию о состоянии сигналов управления и состояния питания устройства, а также температуре платы и термодатчика RTD.</text:p>
      <text:p text:style-name="P120">power cycle <text:span text:style-name="T97">[N [Ton Toff]]</text:span></text:p>
      <text:p text:style-name="P53">Циклическое переключение питания, <text:span text:style-name="Variable">N</text:span> раз, время включенного питания <text:span text:style-name="Variable"><text:span text:style-name="T16">Ton</text:span></text:span>, мс, и время отключенного питания <text:span text:style-name="Variable"><text:span text:style-name="T16">Toff</text:span></text:span>, мс.</text:p>
      <text:p text:style-name="P53">Управляет только секвенсером, без дополнительного программирования источников/генераторов. Контролирует работу по сигналу CPU_RESET# секвенсера.</text:p>
      <text:list xml:id="list192905331746658" text:continue-numbering="true" text:style-name="WWNum6">
        <text:list-item>
          <text:list>
            <text:list-item>
              <text:h text:style-name="P163" text:outline-level="2"><text:bookmark-start text:name="__RefHeading__2518_1822565237"/>flash_id<text:bookmark-end text:name="__RefHeading__2518_1822565237"/></text:h>
            </text:list-item>
          </text:list>
        </text:list-item>
      </text:list>
      <text:p text:style-name="P90">Определяет наличие и тип <text:span text:style-name="T79">SPI Boot Flash </text:span>микросхемы. Используется для диагностики проблем программирования <text:span text:style-name="T79">flash</text:span> через программу <text:span text:style-name="T16">dfu-util</text:span>.</text:p>
      <text:p text:style-name="P90">Для работы команды необходимо наличие питания.</text:p>
      <text:p text:style-name="P109"><text:span text:style-name="T40">На время работы команды </text:span><text:span text:style-name="T16">boot_flash</text:span><text:span text:style-name="T40"> отключается от процессора, поэтому перед выполнением команды выставляется активный уровень сигнала</text:span> CPU_RESET#.</text:p>
      <text:list xml:id="list192905667476339" text:continue-numbering="true" text:style-name="WWNum6">
        <text:list-item>
          <text:list>
            <text:list-item>
              <text:h text:style-name="P163" text:outline-level="2"><text:bookmark-start text:name="__RefHeading__2520_1822565237"/>factory_reset <text:span text:style-name="T98">hard ¦ soft</text:span><text:bookmark-end text:name="__RefHeading__2520_1822565237"/></text:h>
            </text:list-item>
          </text:list>
        </text:list-item>
      </text:list>
      <text:p text:style-name="P91">Выполняет начальное программирование регуляторов ZL2102 и коррекцию настроек секвенсера UCD9090.</text:p>
      <text:p text:style-name="P91">Для ZL2102 выпо<text:span text:style-name="T71">л</text:span>няется сброс к заводским настройкам, после чего установка максимально допустимого напряжения, срабатывания защиты с отключением источника и режимов синхронизации для обеспечения включения источников. Кроме того, в режиме «<text:span text:style-name="T79">soft</text:span>» производится установка выходных напряжений и диапазонов OV/UV<text:span text:style-name="T79"> warning/error.</text:span></text:p>
      <text:p text:style-name="P91">Для UCD9090 в<text:span text:style-name="T71">ы</text:span>полняется SOFT_RESET, после чего выполняется источник 3.3В переводится в состояние ALWAYS_ON и корректируется параметр VOUT_SCALE_MONITOR для правильного отображения напряжение 3.3В.</text:p>
      <text:p text:style-name="P113">Примечание БФК-2.0:<text:span text:style-name="T99"> <text:s/>Для нормальной работы команды секвенсер должен быть предварительно запрограммирован. Возможно потребуется убрать перемычки J60.</text:span></text:p>
      <text:list xml:id="list192906303520340" text:continue-numbering="true" text:style-name="WWNum6">
        <text:list-item>
          <text:list>
            <text:list-item>
              <text:h text:style-name="P163" text:outline-level="2"><text:bookmark-start text:name="__RefHeading__2522_1822565237"/>bootcfg <text:span text:style-name="T98">brom ¦ flash ¦ status</text:span><text:bookmark-end text:name="__RefHeading__2522_1822565237"/></text:h>
            </text:list-item>
          </text:list>
        </text:list-item>
      </text:list>
      <text:p text:style-name="P91">Позволяет управлять режимом загрузки процессора: с <text:span text:style-name="T79">SPI Flash</text:span> или <text:span text:style-name="T54">BootROM</text:span>.</text:p>
      <text:p text:style-name="P91">Эквивалентно перемычке <text:span text:style-name="T100">J28 (BOOTCFG1)</text:span></text:p>
      <text:p text:style-name="P92">Выполнение команды «<text:span text:style-name="T16">bootcfg brom</text:span>» или установка перемычки J28 приводит к загрузке из BROM. После отключения питания значение команды - «<text:span text:style-name="T79">flash</text:span>»</text:p>
      <text:list xml:id="list192905369613149" text:continue-numbering="true" text:style-name="WWNum6">
        <text:list-item>
          <text:list>
            <text:list-item>
              <text:h text:style-name="P163" text:outline-level="2"><text:bookmark-start text:name="__RefHeading__2524_1822565237"/>smb <text:span text:style-name="T100">saddr command regAddr¦smbCommand [data, …]</text:span><text:bookmark-end text:name="__RefHeading__2524_1822565237"/></text:h>
            </text:list-item>
          </text:list>
        </text:list-item>
      </text:list>
      <text:p text:style-name="P111"><text:span text:style-name="T49">Позволяет выполнять произвольные команды по шине </text:span><text:span text:style-name="T24">I</text:span><text:span text:style-name="T102">2</text:span><text:span text:style-name="T24">C / SMBus / PMBus.</text:span></text:p>
      <text:p text:style-name="P93">Команда умеет работать с форматами L11/L16u и знает мнемоники команд <text:span text:style-name="T16">PMBus</text:span> 1.1 <text:span text:style-name="T79">Part</text:span> II.</text:p>
      <text:p text:style-name="P93">Адрес <text:span text:style-name="Variable"><text:span text:style-name="T16">saddr</text:span></text:span> задается как I<text:span text:style-name="T104">2</text:span>C адрес устройства (без бита R/W) с добавлением 100 для шины 1, 200 для шины 2, и 300 для шины 3. Кроме того, на шине 2 регуляторы, установленные за <text:s/>I<text:span text:style-name="T104">2</text:span>C коммутатором имеют в адресе 1000*(номер_выхода+1) — то есть 1266 для источника <text:span text:style-name="T16">1V5_PCIe</text:span>. <text:span text:style-name="T119">Адреса устройств см. в </text:span><text:span text:style-name="T119"><text:sequence-ref text:reference-format="text" text:ref-name="refТаблица0">Таблица 1: Адреса устройств I2C</text:sequence-ref></text:span><text:span text:style-name="T119">.</text:span></text:p>
      <text:p text:style-name="P93"><text:soft-page-break/>Порядок следования байтов в <text:span text:style-name="T16">SMBus</text:span> принят LE.</text:p>
      <text:p text:style-name="P93">Простые команды:</text:p>
      <text:p text:style-name="P121">smb <text:span text:style-name="T10">saddr</text:span> r <text:span text:style-name="T10">reg </text:span><text:span text:style-name="T12">[N]</text:span></text:p>
      <text:p text:style-name="P61"><text:span text:style-name="T106">Читает один или <text:s/></text:span><text:span text:style-name="Variable"><text:span text:style-name="T29">N</text:span></text:span><text:span text:style-name="T106"> байт регистра с номером </text:span><text:span text:style-name="Variable"><text:span text:style-name="T27">reg</text:span></text:span> <text:span text:style-name="T106">и выводит его значение в </text:span><text:span text:style-name="T80">hex</text:span><text:span text:style-name="T106">.</text:span></text:p>
      <text:p text:style-name="P121">smb <text:span text:style-name="T10">saddr</text:span> rw <text:span text:style-name="T10">reg</text:span></text:p>
      <text:p text:style-name="P59"><text:span text:style-name="T106">Читает двухбайтный регистр с номером </text:span><text:span text:style-name="Variable"><text:span text:style-name="T27">reg</text:span></text:span> <text:span text:style-name="T106">и выводит его значение в </text:span><text:span text:style-name="T80">hex</text:span><text:span text:style-name="T106">.</text:span></text:p>
      <text:p text:style-name="P121">smb <text:span text:style-name="T10">saddr</text:span> rd <text:span text:style-name="T10">reg</text:span></text:p>
      <text:p text:style-name="P59"><text:span text:style-name="T106">Читает четырехбайтный регистр с номером </text:span><text:span text:style-name="Variable"><text:span text:style-name="T27">reg</text:span></text:span> <text:span text:style-name="T106">и выводит его значение в </text:span><text:span text:style-name="T80">hex</text:span><text:span text:style-name="T106">.</text:span></text:p>
      <text:p text:style-name="P121">smb <text:span text:style-name="T10">saddr</text:span> rv <text:span text:style-name="T10">reg</text:span></text:p>
      <text:p text:style-name="P59"><text:span text:style-name="T106">Читает двухбайтный регистр с номером </text:span><text:span text:style-name="Variable"><text:span text:style-name="T27">reg</text:span></text:span> <text:span text:style-name="T106">и выводит его значение в формате L16u, предварительно прочитав значение VOUT_MODE для текущей страницы</text:span></text:p>
      <text:p text:style-name="P121">smb <text:span text:style-name="T10">saddr</text:span> rl <text:span text:style-name="T10">reg</text:span></text:p>
      <text:p text:style-name="P55">Читает двухбайтный регистр с номером <text:span text:style-name="Variable"><text:span text:style-name="T26">reg</text:span></text:span> и выводит его значение в L11</text:p>
      <text:p text:style-name="P121">smb <text:span text:style-name="T10">saddr</text:span> rn <text:span text:style-name="T10">n</text:span></text:p>
      <text:p text:style-name="command_20_description"><text:span text:style-name="T49">выполняет </text:span><text:span text:style-name="T40">I</text:span><text:span text:style-name="T105">2</text:span><text:span text:style-name="T53">C </text:span><text:span text:style-name="T40">чтение</text:span><text:span text:style-name="T49"> N байт из указанного устройства</text:span></text:p>
      <text:p text:style-name="P121">smb <text:span text:style-name="T10">saddr</text:span> w <text:span text:style-name="T10">reg</text:span></text:p>
      <text:p text:style-name="P55">Выполняет запись команды <text:span text:style-name="Variable"><text:span text:style-name="T26">reg</text:span></text:span> в устройство (без доп. аргументов)</text:p>
      <text:p text:style-name="P121">smb <text:span text:style-name="T10">saddr</text:span> w <text:span text:style-name="T10">reg xx¦xxxx¦xxxxxxxx</text:span></text:p>
      <text:p text:style-name="P54">выполняет запись 1/2/4 байтного <text:span text:style-name="T16">hex</text:span>-числа в указанный регистр. Разрядность записи определяется по длине числа, ведущие 0 <text:span text:style-name="T125">указывать обязательно.</text:span></text:p>
      <text:p text:style-name="P122">smb <text:span text:style-name="T10">saddr</text:span> w <text:span text:style-name="T120">xx</text:span><text:span text:style-name="T10"> xx xx xx xx …</text:span></text:p>
      <text:p text:style-name="P56">Выполняет запись <text:span text:style-name="T127">последовательности байт </text:span>в устройство.</text:p>
      <text:p text:style-name="P121">smb <text:span text:style-name="T10">saddr</text:span> w <text:span text:style-name="T121">cmd</text:span><text:span text:style-name="T10"> * xx xx xx …</text:span></text:p>
      <text:p text:style-name="P59"><text:span text:style-name="T106">Выполняет запись PMBus команды </text:span><text:span text:style-name="Variable"><text:span text:style-name="T28">cmd</text:span></text:span> <text:span text:style-name="T106">по протоколу WRITE_BLOCK. Длина блока вычисляется по количеству аргументов команды (макс. 32). <text:s/>данные в </text:span><text:span text:style-name="T27">hex</text:span><text:span text:style-name="T106">.</text:span></text:p>
      <text:p text:style-name="P121">smb <text:span text:style-name="T10">saddr</text:span> <text:span text:style-name="T107">pr</text:span><text:span text:style-name="T10"> pmbus_command</text:span></text:p>
      <text:p text:style-name="P121">smb <text:span text:style-name="T10">saddr</text:span> <text:span text:style-name="T10">pmbus_command</text:span></text:p>
      <text:p text:style-name="P58"><text:span text:style-name="T106">Выполняет чтение указанной команды / регистра </text:span><text:span text:style-name="T24">PMBus</text:span><text:span text:style-name="T106">.</text:span> <text:span text:style-name="T108">Поле </text:span><text:span text:style-name="Variable"><text:span text:style-name="T25">pmbus_command</text:span></text:span><text:span text:style-name="T109"> </text:span>может <text:span text:style-name="T106">быть как </text:span><text:span text:style-name="T24">hex</text:span><text:span text:style-name="T106">-кодом команды, так и мнемоникой, определенной в спецификации. Для </text:span><text:span text:style-name="T24">MFR-specific</text:span><text:span text:style-name="T106"> команд добавляется префикс </text:span><text:span text:style-name="CodeChar"><text:span text:style-name="T106">ucd_</text:span></text:span><text:span text:style-name="T24"> </text:span><text:span text:style-name="T30">или </text:span><text:span text:style-name="CodeChar"><text:span text:style-name="T106">zl_</text:span></text:span><text:span text:style-name="T106">. Например </text:span><text:span text:style-name="CodeChar"><text:span text:style-name="T106">zl_auto_comp_control</text:span></text:span><text:span text:style-name="T106">, </text:span><text:span text:style-name="CodeChar"><text:span text:style-name="T106">ucd_logged_page_peaks</text:span></text:span><text:span text:style-name="T106">. Программа пытается опознать команду по части мнемоники, если это не приводит к неоднозначности. Программа показывает результат выполнения команды в соответствии с форматом, определенным для команды.</text:span></text:p>
      <text:p text:style-name="P122">smb <text:span text:style-name="T10">saddr</text:span> <text:span text:style-name="T10">p</text:span><text:span text:style-name="T11">w</text:span><text:span text:style-name="T10"> pmbus_command </text:span><text:span text:style-name="T11">data</text:span></text:p>
      <text:p text:style-name="P121">smb <text:span text:style-name="T10">saddr</text:span> <text:span text:style-name="T10">pmbus_command </text:span><text:span text:style-name="T11">data</text:span></text:p>
      <text:p text:style-name="P65"><text:span text:style-name="T40">Выполняет <text:s/></text:span><text:span text:style-name="T52">запись </text:span><text:span text:style-name="T40">указанной команды / регистра </text:span><text:span text:style-name="T16">PMBus. </text:span><text:span text:style-name="T31">В зависимости от формата команды, </text:span><text:span text:style-name="T17">data </text:span><text:span text:style-name="T40">может быть</text:span><text:span text:style-name="T51">:</text:span></text:p>
      <text:list xml:id="list1360411919536951855" text:style-name="L3">
        <text:list-item>
          <text:p text:style-name="P166">числом с плавающей точкой (для форматов L11/L16)</text:p>
        </text:list-item>
        <text:list-item>
          <text:p text:style-name="P166">1 или 2 байтным шестнадцатеричным числом (форматы B/W)</text:p>
        </text:list-item>
        <text:list-item>
          <text:p text:style-name="P167"><text:span text:style-name="T111">цепочкой </text:span><text:span text:style-name="T25">hex</text:span><text:span text:style-name="T111">-байтов для формата BLOCK. Длина блока не указывается, вычисляется по длине цепочки.</text:span></text:p>
        </text:list-item>
        <text:list-item>
          <text:p text:style-name="P165"><text:soft-page-break/><text:span text:style-name="T51">Текстовая строка в двойных кавычках «</text:span><text:span text:style-name="T122">″</text:span><text:span text:style-name="T123">», Для записи специальных символов<text:line-break/>«</text:span><text:span text:style-name="T122">″</text:span><text:span text:style-name="T123">» - писать «\</text:span><text:span text:style-name="T122">″</text:span><text:span text:style-name="T123">»<text:line-break/>«</text:span><text:span text:style-name="T122">\</text:span><text:span text:style-name="T123">» - писать «\</text:span><text:span text:style-name="T122">\</text:span><text:span text:style-name="T123">»<text:line-break/>«символ с кодом XX</text:span><text:span text:style-name="T124">h</text:span><text:span text:style-name="T123">» - писать «\XX»</text:span></text:p>
        </text:list-item>
      </text:list>
      <text:p text:style-name="P121">smb <text:span text:style-name="T110">silent 0¦1</text:span></text:p>
      <text:p text:style-name="P57">Отключает (1) диагностические сообщения при ошибках обращения к <text:s/><text:span text:style-name="T106">I</text:span><text:span text:style-name="T104">2</text:span><text:span text:style-name="T106">C </text:span>устройствам из фоновых задач ОС.</text:p>
      <text:list xml:id="list192905452923583" text:continue-list="list192905369613149" text:style-name="WWNum6">
        <text:list-item>
          <text:list>
            <text:list-item>
              <text:h text:style-name="P163" text:outline-level="2"><text:bookmark-start text:name="__RefHeading__2526_1822565237"/>cpureset <text:span text:style-name="T100">a </text:span><text:span text:style-name="T112">¦</text:span><text:span text:style-name="T100"> 0 ¦ r ¦ d ¦ 1 ¦ cycle [n [delay]]</text:span><text:bookmark-end text:name="__RefHeading__2526_1822565237"/></text:h>
            </text:list-item>
          </text:list>
        </text:list-item>
      </text:list>
      <text:p text:style-name="P110"><text:span text:style-name="T40">Непосредственное управление сигналом</text:span> CPU_RESET#</text:p>
      <text:p text:style-name="P110"><text:span text:style-name="T40">Обратите внимание, что этот сигнал инвертирован по отношению с сигналу на Байкал-Т1</text:span>.</text:p>
      <text:p text:style-name="P123">cpureset a ¦ 0</text:p>
      <text:p text:style-name="P63"><text:span text:style-name="T40">Активирует </text:span>(assert) <text:span text:style-name="T40">сигнал сброса процессора, процессор переходит в начальное состояние.</text:span></text:p>
      <text:p text:style-name="P123">cpureset d ¦ r ¦ 1</text:p>
      <text:p text:style-name="P63"><text:span text:style-name="T40">Деактивирует</text:span> (<text:span text:style-name="T54">deassert</text:span>, release)<text:span text:style-name="T40"> сигнал сброса процессора, разрешая выполнение команд.</text:span></text:p>
      <text:p text:style-name="P123">cpureset <text:span text:style-name="T113">cycle [n [delay]]</text:span></text:p>
      <text:p text:style-name="P64"><text:span text:style-name="T40">Выполняет</text:span> <text:span text:style-name="T10">N</text:span> <text:span text:style-name="T40">циклов сброса процессора с задержкой </text:span><text:span text:style-name="Variable">delay</text:span> <text:span text:style-name="T40">мс. Если не указано, то </text:span>N=1 delay=100ms</text:p>
      <text:p text:style-name="P123">cpureset</text:p>
      <text:p text:style-name="P63"><text:span text:style-name="T40">Без аргументов — показывает текущее состояние сигнала (так же, как в команде</text:span> «<text:span text:style-name="CmdChar">power status</text:span>»)</text:p>
      <text:list xml:id="list192905132816787" text:continue-numbering="true" text:style-name="WWNum6">
        <text:list-item>
          <text:list>
            <text:list-item>
              <text:h text:style-name="P161" text:outline-level="2"><text:bookmark-start text:name="__RefHeading__2528_1822565237"/>gpio <text:span text:style-name="T100">port mask value</text:span><text:bookmark-end text:name="__RefHeading__2528_1822565237"/></text:h>
            </text:list-item>
          </text:list>
        </text:list-item>
      </text:list>
      <text:p text:style-name="P92">Позволяет напрямую изменять состояния линий GPIO контроллера.</text:p>
      <text:p text:style-name="P92">Аргумент <text:span text:style-name="Variable"><text:span text:style-name="T54">port</text:span></text:span> может принимать значения <text:span text:style-name="T54">a,</text:span><text:span text:style-name="T59">b</text:span><text:span text:style-name="T54">,c,d.</text:span></text:p>
      <text:p text:style-name="P92">Аргументы <text:span text:style-name="Variable"><text:span text:style-name="T54">mask</text:span></text:span> и <text:span text:style-name="Variable"><text:span text:style-name="T54">value</text:span></text:span> — 16-разрядные 16-<text:span text:style-name="T16">ричные</text:span> числа.</text:p>
      <text:p text:style-name="P92">Разряды, имеющие значения «1» в поле <text:span text:style-name="Variable"><text:span text:style-name="T54">mask</text:span></text:span> примут значения из соответствующего разряда поля <text:span text:style-name="Variable"><text:span text:style-name="T54">value</text:span></text:span>.</text:p>
      <text:p text:style-name="P92">Пример: для отключения источника ATX надо установить <text:span text:style-name="T95">в </text:span>«1» линию <text:s/>GPIOC.6</text:p>
      <text:p text:style-name="P124">gpio c 40 40</text:p>
      <text:list xml:id="list192905399389313" text:continue-numbering="true" text:style-name="WWNum6">
        <text:list-item>
          <text:list>
            <text:list-item>
              <text:h text:style-name="P164" text:outline-level="2"><text:bookmark-start text:name="__RefHeading__2530_1822565237"/>l11 <text:span text:style-name="T56">value</text:span><text:bookmark-end text:name="__RefHeading__2530_1822565237"/></text:h>
            </text:list-item>
          </text:list>
        </text:list-item>
      </text:list>
      <text:p text:style-name="P96">Преобразует число из формата L11 в число с плавающей точкой и наоборот в зависимости от вида аргумента: содержит десятичную точку или нет.</text:p>
      <text:list xml:id="list192905364927510" text:continue-numbering="true" text:style-name="WWNum6">
        <text:list-item>
          <text:h text:style-name="P152" text:outline-level="1"><text:bookmark-start text:name="__RefHeading__4879_1439775087"/>Устаревшие команды<text:bookmark-end text:name="__RefHeading__4879_1439775087"/></text:h>
        </text:list-item>
      </text:list>
      <text:p text:style-name="P94"><text:span text:style-name="CmdChar">vpll</text:span> — заменена общей командой <text:span text:style-name="CmdChar">vreg</text:span></text:p>
      <text:p text:style-name="P94"><text:span text:style-name="CmdChar">vtg</text:span> — заменена общей командой <text:span text:style-name="CmdChar">vreg</text:span></text:p>
      <text:p text:style-name="P94"><text:span text:style-name="CmdChar">tps</text:span> — заменена общей командой <text:span text:style-name="CmdChar">vreg</text:span></text:p>
      <text:p text:style-name="P94"><text:span text:style-name="CmdChar">dfu</text:span> — бесполезна</text:p>
      <text:p text:style-name="P94"><text:soft-page-break/><text:span text:style-name="CmdChar">sdr</text:span> — см. <text:span text:style-name="CmdChar">sensors</text:span></text:p>
      <text:p text:style-name="P94"><text:span text:style-name="CmdChar"><text:span text:style-name="T6">sensors</text:span></text:span><text:span text:style-name="T6"> — фильтрация измерений удалена, используйте команду </text:span><text:span text:style-name="CmdChar"><text:span text:style-name="T6">ina</text:span></text:span></text:p>
      <text:list xml:id="list192905421319382" text:continue-numbering="true" text:style-name="WWNum6">
        <text:list-item>
          <text:h text:style-name="P156" text:outline-level="1"><text:bookmark-start text:name="__RefHeading__3536_411154352"/>Дополнительные возможности<text:bookmark-end text:name="__RefHeading__3536_411154352"/></text:h>
        </text:list-item>
      </text:list>
      <text:p text:style-name="P100">Программа передает измеренные значения напряжений и токов через <text:span text:style-name="T16">HID-</text:span>интерфейс.</text:p>
      <text:p text:style-name="P100">Для приема значений можно использовать команду <text:span text:style-name="CodeChar">bmc_hid_tool /dev/hidraw</text:span><text:span text:style-name="CodeChar"><text:span text:style-name="T10">N</text:span></text:span></text:p>
      <text:list xml:id="list192906418149678" text:continue-numbering="true" text:style-name="WWNum6">
        <text:list-item>
          <text:h text:style-name="P158" text:outline-level="1"><text:bookmark-start text:name="__RefHeading__4881_1439775087"/>Приложения<text:bookmark-end text:name="__RefHeading__4881_1439775087"/></text:h>
        </text:list-item>
      </text:list>
      <text:p text:style-name="P127">Таблица <text:sequence text:ref-name="refТаблица0" text:name="Таблица" text:formula="ooow:Таблица+1" style:num-format="1">1</text:sequence>: Адреса устройств I2C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6">Адрес</text:p>
          </table:table-cell>
          <table:table-cell table:style-name="Таблица1.A1" office:value-type="string">
            <text:p text:style-name="P7">Название</text:p>
          </table:table-cell>
          <table:table-cell table:style-name="Таблица1.A1" office:value-type="string">
            <text:p text:style-name="P6">Описание</text:p>
          </table:table-cell>
        </table:table-row>
        <table:table-row table:style-name="Таблица1.1">
          <table:table-cell table:style-name="Таблица1.A2" office:value-type="string">
            <text:p text:style-name="P13"><text:span text:style-name="CodeChar">1.75</text:span></text:p>
          </table:table-cell>
          <table:table-cell table:style-name="Таблица1.A2" office:value-type="string">
            <text:p text:style-name="P14">sqnr</text:p>
          </table:table-cell>
          <table:table-cell table:style-name="Таблица1.A2" office:value-type="string">
            <text:p text:style-name="Standard">UCD9090 секвенсер</text:p>
          </table:table-cell>
        </table:table-row>
        <table:table-row table:style-name="Таблица1.1">
          <table:table-cell table:style-name="Таблица1.A3" office:value-type="string">
            <text:p text:style-name="P13"><text:span text:style-name="CodeChar">1.60</text:span></text:p>
          </table:table-cell>
          <table:table-cell table:style-name="Таблица1.A3" office:value-type="string">
            <text:p text:style-name="Standard">clk25</text:p>
          </table:table-cell>
          <table:table-cell table:style-name="Таблица1.A3" office:value-type="string">
            <text:p text:style-name="Standard">SI5351 тактовый генератор</text:p>
          </table:table-cell>
        </table:table-row>
        <table:table-row table:style-name="Таблица1.1">
          <table:table-cell table:style-name="Таблица1.A3" office:value-type="string">
            <text:p text:style-name="P13"><text:span text:style-name="CodeChar">1.1E</text:span></text:p>
          </table:table-cell>
          <table:table-cell table:style-name="Таблица1.A3" office:value-type="string">
            <text:p text:style-name="P14">Tsen</text:p>
          </table:table-cell>
          <table:table-cell table:style-name="Таблица1.A3" office:value-type="string">
            <text:p text:style-name="Standard">MCP9804 температурный датчик</text:p>
          </table:table-cell>
        </table:table-row>
        <table:table-row table:style-name="Таблица1.1">
          <table:table-cell table:style-name="Таблица1.A3" office:value-type="string">
            <text:p text:style-name="P13"><text:span text:style-name="CodeChar">1.28</text:span></text:p>
          </table:table-cell>
          <table:table-cell table:style-name="Таблица1.A3" office:value-type="string">
            <text:p text:style-name="Standard">RTD</text:p>
          </table:table-cell>
          <table:table-cell table:style-name="Таблица1.A3" office:value-type="string">
            <text:p text:style-name="Standard">SC18IS602 SPI <text:span text:style-name="T79">bridge for RTD</text:span></text:p>
          </table:table-cell>
        </table:table-row>
        <table:table-row table:style-name="Таблица1.1">
          <table:table-cell table:style-name="Таблица1.A3" office:value-type="string">
            <text:p text:style-name="P13"><text:span text:style-name="CodeChar">1.41</text:span></text:p>
          </table:table-cell>
          <table:table-cell table:style-name="Таблица1.A3" office:value-type="string">
            <text:p text:style-name="Standard">0.90V CPU <text:span text:style-name="T81">core</text:span></text:p>
          </table:table-cell>
          <table:table-cell table:style-name="Таблица1.A3" office:value-type="string">
            <text:p text:style-name="Standard">INA226</text:p>
          </table:table-cell>
        </table:table-row>
        <table:table-row table:style-name="Таблица1.1">
          <table:table-cell table:style-name="Таблица1.A3" office:value-type="string">
            <text:p text:style-name="P13"><text:span text:style-name="CodeChar">1.46</text:span></text:p>
          </table:table-cell>
          <table:table-cell table:style-name="Таблица1.A3" office:value-type="string">
            <text:p text:style-name="Standard">0.90V CPU PLL</text:p>
          </table:table-cell>
          <table:table-cell table:style-name="Таблица1.A3" office:value-type="string">
            <text:p text:style-name="Standard">INA226</text:p>
          </table:table-cell>
        </table:table-row>
        <table:table-row table:style-name="Таблица1.1">
          <table:table-cell table:style-name="Таблица1.A3" office:value-type="string">
            <text:p text:style-name="P13"><text:span text:style-name="CodeChar">1.44</text:span></text:p>
          </table:table-cell>
          <table:table-cell table:style-name="Таблица1.A3" office:value-type="string">
            <text:p text:style-name="Standard">1.80V CPU IO</text:p>
          </table:table-cell>
          <table:table-cell table:style-name="Таблица1.A3" office:value-type="string">
            <text:p text:style-name="Standard">INA226</text:p>
          </table:table-cell>
        </table:table-row>
        <table:table-row table:style-name="Таблица1.1">
          <table:table-cell table:style-name="Таблица1.A3" office:value-type="string">
            <text:p text:style-name="P13"><text:span text:style-name="CodeChar">1.40</text:span></text:p>
          </table:table-cell>
          <table:table-cell table:style-name="Таблица1.A3" office:value-type="string">
            <text:p text:style-name="Standard">1.50V DDR</text:p>
          </table:table-cell>
          <table:table-cell table:style-name="Таблица1.A3" office:value-type="string">
            <text:p text:style-name="Standard">INA226</text:p>
          </table:table-cell>
        </table:table-row>
        <table:table-row table:style-name="Таблица1.1">
          <table:table-cell table:style-name="Таблица1.A3" office:value-type="string">
            <text:p text:style-name="P13"><text:span text:style-name="CodeChar">1.49</text:span></text:p>
          </table:table-cell>
          <table:table-cell table:style-name="Таблица1.A3" office:value-type="string">
            <text:p text:style-name="Standard">1.80V DDR PLL</text:p>
          </table:table-cell>
          <table:table-cell table:style-name="Таблица1.A3" office:value-type="string">
            <text:p text:style-name="Standard">INA226</text:p>
          </table:table-cell>
        </table:table-row>
        <table:table-row table:style-name="Таблица1.1">
          <table:table-cell table:style-name="Таблица1.A3" office:value-type="string">
            <text:p text:style-name="P13"><text:span text:style-name="CodeChar">1.45</text:span></text:p>
          </table:table-cell>
          <table:table-cell table:style-name="Таблица1.A3" office:value-type="string">
            <text:p text:style-name="Standard">0.90V SATA</text:p>
          </table:table-cell>
          <table:table-cell table:style-name="Таблица1.A3" office:value-type="string">
            <text:p text:style-name="Standard">INA226</text:p>
          </table:table-cell>
        </table:table-row>
        <table:table-row table:style-name="Таблица1.1">
          <table:table-cell table:style-name="Таблица1.A3" office:value-type="string">
            <text:p text:style-name="P13"><text:span text:style-name="CodeChar">1.4A</text:span></text:p>
          </table:table-cell>
          <table:table-cell table:style-name="Таблица1.A3" office:value-type="string">
            <text:p text:style-name="Standard">1.80V SATA</text:p>
          </table:table-cell>
          <table:table-cell table:style-name="Таблица1.A3" office:value-type="string">
            <text:p text:style-name="Standard">INA226</text:p>
          </table:table-cell>
        </table:table-row>
        <table:table-row table:style-name="Таблица1.1">
          <table:table-cell table:style-name="Таблица1.A3" office:value-type="string">
            <text:p text:style-name="P13"><text:span text:style-name="CodeChar">1.42</text:span></text:p>
          </table:table-cell>
          <table:table-cell table:style-name="Таблица1.A3" office:value-type="string">
            <text:p text:style-name="Standard">0.95V <text:span text:style-name="T16">PCIe</text:span></text:p>
          </table:table-cell>
          <table:table-cell table:style-name="Таблица1.A3" office:value-type="string">
            <text:p text:style-name="Standard">INA226</text:p>
          </table:table-cell>
        </table:table-row>
        <table:table-row table:style-name="Таблица1.1">
          <table:table-cell table:style-name="Таблица1.A3" office:value-type="string">
            <text:p text:style-name="P13"><text:span text:style-name="CodeChar">1.47</text:span></text:p>
          </table:table-cell>
          <table:table-cell table:style-name="Таблица1.A3" office:value-type="string">
            <text:p text:style-name="Standard">1.50V <text:span text:style-name="T16">PCIe</text:span></text:p>
          </table:table-cell>
          <table:table-cell table:style-name="Таблица1.A3" office:value-type="string">
            <text:p text:style-name="Standard">INA226</text:p>
          </table:table-cell>
        </table:table-row>
        <table:table-row table:style-name="Таблица1.1">
          <table:table-cell table:style-name="Таблица1.A3" office:value-type="string">
            <text:p text:style-name="P13"><text:span text:style-name="CodeChar">1.43</text:span></text:p>
          </table:table-cell>
          <table:table-cell table:style-name="Таблица1.A3" office:value-type="string">
            <text:p text:style-name="Standard">0.95V 10G</text:p>
          </table:table-cell>
          <table:table-cell table:style-name="Таблица1.A3" office:value-type="string">
            <text:p text:style-name="Standard">INA226</text:p>
          </table:table-cell>
        </table:table-row>
        <table:table-row table:style-name="Таблица1.1">
          <table:table-cell table:style-name="Таблица1.A3" office:value-type="string">
            <text:p text:style-name="P13"><text:span text:style-name="CodeChar">1.48</text:span></text:p>
          </table:table-cell>
          <table:table-cell table:style-name="Таблица1.A3" office:value-type="string">
            <text:p text:style-name="Standard">1.50V 10G</text:p>
          </table:table-cell>
          <table:table-cell table:style-name="Таблица1.A3" office:value-type="string">
            <text:p text:style-name="Standard">INA226</text:p>
          </table:table-cell>
        </table:table-row>
        <table:table-row table:style-name="Таблица1.1">
          <table:table-cell table:style-name="Таблица1.A3" office:value-type="string">
            <text:p text:style-name="P13"><text:span text:style-name="CodeChar">2.20</text:span></text:p>
          </table:table-cell>
          <table:table-cell table:style-name="Таблица1.A3" office:value-type="string">
            <text:p text:style-name="Standard">v09</text:p>
          </table:table-cell>
          <table:table-cell table:style-name="Таблица1.A3" office:value-type="string">
            <text:p text:style-name="Standard">ZL2102</text:p>
          </table:table-cell>
        </table:table-row>
        <table:table-row table:style-name="Таблица1.1">
          <table:table-cell table:style-name="Таблица1.A3" office:value-type="string">
            <text:p text:style-name="P13"><text:span text:style-name="CodeChar">2.21</text:span></text:p>
          </table:table-cell>
          <table:table-cell table:style-name="Таблица1.A3" office:value-type="string">
            <text:p text:style-name="Standard">v15</text:p>
          </table:table-cell>
          <table:table-cell table:style-name="Таблица1.A3" office:value-type="string">
            <text:p text:style-name="Standard">ZL2102</text:p>
          </table:table-cell>
        </table:table-row>
        <table:table-row table:style-name="Таблица1.1">
          <table:table-cell table:style-name="Таблица1.A3" office:value-type="string">
            <text:p text:style-name="P13"><text:span text:style-name="CodeChar">2.38</text:span></text:p>
          </table:table-cell>
          <table:table-cell table:style-name="Таблица1.A3" office:value-type="string">
            <text:p text:style-name="Standard">v18</text:p>
          </table:table-cell>
          <table:table-cell table:style-name="Таблица1.A3" office:value-type="string">
            <text:p text:style-name="Standard">ZL2102</text:p>
          </table:table-cell>
        </table:table-row>
        <table:table-row table:style-name="Таблица1.1">
          <table:table-cell table:style-name="Таблица1.A3" office:value-type="string">
            <text:p text:style-name="P13"><text:span text:style-name="CodeChar">2.60</text:span></text:p>
          </table:table-cell>
          <table:table-cell table:style-name="Таблица1.A3" office:value-type="string">
            <text:p text:style-name="Standard">sata090 pcie095 xgbe095</text:p>
          </table:table-cell>
          <table:table-cell table:style-name="Таблица1.A3" office:value-type="string">
            <text:p text:style-name="Standard">TPS65263</text:p>
          </table:table-cell>
        </table:table-row>
        <table:table-row table:style-name="Таблица1.1">
          <table:table-cell table:style-name="Таблица1.A3" office:value-type="string">
            <text:p text:style-name="P13"><text:span text:style-name="CodeChar">2.70</text:span></text:p>
          </table:table-cell>
          <table:table-cell table:style-name="Таблица1.A3" office:value-type="string">
            <text:p text:style-name="Standard">busmux2</text:p>
          </table:table-cell>
          <table:table-cell table:style-name="Таблица1.A3" office:value-type="string">
            <text:p text:style-name="Standard">PCA9547 мультиплексор шины I2C2</text:p>
          </table:table-cell>
        </table:table-row>
        <table:table-row table:style-name="Таблица1.1">
          <table:table-cell table:style-name="Таблица1.A3" office:value-type="string">
            <text:p text:style-name="P13"><text:span text:style-name="CodeChar">1.2.66</text:span></text:p>
          </table:table-cell>
          <table:table-cell table:style-name="Таблица1.A3" office:value-type="string">
            <text:p text:style-name="Standard">pcie15</text:p>
          </table:table-cell>
          <table:table-cell table:style-name="Таблица1.A3" office:value-type="string">
            <text:p text:style-name="Standard">LTC3447</text:p>
          </table:table-cell>
        </table:table-row>
        <table:table-row table:style-name="Таблица1.1">
          <table:table-cell table:style-name="Таблица1.A3" office:value-type="string">
            <text:p text:style-name="P13"><text:span text:style-name="CodeChar">2.2.66</text:span></text:p>
          </table:table-cell>
          <table:table-cell table:style-name="Таблица1.A3" office:value-type="string">
            <text:p text:style-name="Standard">xgbe15</text:p>
          </table:table-cell>
          <table:table-cell table:style-name="Таблица1.A3" office:value-type="string">
            <text:p text:style-name="Standard">LTC3447</text:p>
          </table:table-cell>
        </table:table-row>
        <table:table-row table:style-name="Таблица1.1">
          <table:table-cell table:style-name="Таблица1.A3" office:value-type="string">
            <text:p text:style-name="P13"><text:span text:style-name="CodeChar">3.2.66</text:span></text:p>
          </table:table-cell>
          <table:table-cell table:style-name="Таблица1.A3" office:value-type="string">
            <text:p text:style-name="Standard">ddr18</text:p>
          </table:table-cell>
          <table:table-cell table:style-name="Таблица1.A3" office:value-type="string">
            <text:p text:style-name="Standard">LTC3447</text:p>
          </table:table-cell>
        </table:table-row>
        <table:table-row table:style-name="Таблица1.1">
          <table:table-cell table:style-name="Таблица1.A3" office:value-type="string">
            <text:p text:style-name="P13"><text:span text:style-name="CodeChar">4.2.66</text:span></text:p>
          </table:table-cell>
          <table:table-cell table:style-name="Таблица1.A3" office:value-type="string">
            <text:p text:style-name="Standard">sata18</text:p>
          </table:table-cell>
          <table:table-cell table:style-name="Таблица1.A3" office:value-type="string">
            <text:p text:style-name="Standard">LTC3447</text:p>
          </table:table-cell>
        </table:table-row>
        <table:table-row table:style-name="Таблица1.1">
          <table:table-cell table:style-name="Таблица1.A3" office:value-type="string">
            <text:p text:style-name="P13"><text:span text:style-name="CodeChar">3.68</text:span></text:p>
          </table:table-cell>
          <table:table-cell table:style-name="Таблица1.A3" office:value-type="string">
            <text:p text:style-name="Standard">clk156</text:p>
          </table:table-cell>
          <table:table-cell table:style-name="Таблица1.A3" office:value-type="string">
            <text:p text:style-name="Standard">SI5342 тактовый генератор</text:p>
          </table:table-cell>
        </table:table-row>
        <table:table-row table:style-name="Таблица1.1">
          <table:table-cell table:style-name="Таблица1.A3" office:value-type="string">
            <text:p text:style-name="P13"><text:span text:style-name="CodeChar">3.50</text:span></text:p>
          </table:table-cell>
          <table:table-cell table:style-name="Таблица1.A3" office:value-type="string">
            <text:p text:style-name="Standard">SPD</text:p>
          </table:table-cell>
          <table:table-cell table:style-name="Таблица1.A3" office:value-type="string">
            <text:p text:style-name="Standard">24C01</text:p>
          </table:table-cell>
        </table:table-row>
        <table:table-row table:style-name="Таблица1.1">
          <table:table-cell table:style-name="Таблица1.A3" office:value-type="string">
            <text:p text:style-name="P13"><text:span text:style-name="CodeChar">3.54</text:span></text:p>
          </table:table-cell>
          <table:table-cell table:style-name="Таблица1.A3" office:value-type="string">
            <text:p text:style-name="Standard">FRU0</text:p>
          </table:table-cell>
          <table:table-cell table:style-name="Таблица1.A3" office:value-type="string">
            <text:p text:style-name="Standard">AT24CS04-MAHM-T</text:p>
          </table:table-cell>
        </table:table-row>
        <table:table-row table:style-name="Таблица1.1">
          <table:table-cell table:style-name="Таблица1.A3" office:value-type="string">
            <text:p text:style-name="P13"><text:span text:style-name="CodeChar">3.55</text:span></text:p>
          </table:table-cell>
          <table:table-cell table:style-name="Таблица1.A3" office:value-type="string">
            <text:p text:style-name="Standard">FRU1</text:p>
          </table:table-cell>
          <table:table-cell table:style-name="Таблица1.A3" office:value-type="string">
            <text:p text:style-name="Standard">AT24CS04-MAHM-T</text:p>
          </table:table-cell>
        </table:table-row>
        <table:table-row table:style-name="Таблица1.1">
          <table:table-cell table:style-name="Таблица1.A3" office:value-type="string">
            <text:p text:style-name="P13"><text:span text:style-name="CodeChar">3.56</text:span></text:p>
          </table:table-cell>
          <table:table-cell table:style-name="Таблица1.A3" office:value-type="string">
            <text:p text:style-name="Standard">RTC</text:p>
          </table:table-cell>
          <table:table-cell table:style-name="Таблица1.A3" office:value-type="string">
            <text:p text:style-name="Standard">AB-RTCMC-32.768kHz-EOZ9-S3</text:p>
          </table:table-cell>
        </table:table-row>
        <table:table-row table:style-name="Таблица1.1">
          <table:table-cell table:style-name="Таблица1.A3" office:value-type="string">
            <text:p text:style-name="P13"><text:span text:style-name="CodeChar">3.5C</text:span></text:p>
          </table:table-cell>
          <table:table-cell table:style-name="Таблица1.A3" office:value-type="string">
            <text:p text:style-name="Standard">FRU/SN</text:p>
          </table:table-cell>
          <table:table-cell table:style-name="Таблица1.A3" office:value-type="string">
            <text:p text:style-name="P32">AT24CS04-MAHM-T <text:s/>@80:10</text:p>
          </table:table-cell>
        </table:table-row>
      </table:table>
      <text:p text:style-name="P15"/>
      <text:p text:style-name="P36"/>
      <text:p text:style-name="P127">Таблица <text:sequence text:ref-name="refТаблица1" text:name="Таблица" text:formula="ooow:Таблица+1" style:num-format="1">2</text:sequence>: Команды PMBu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8">Код</text:p>
          </table:table-cell>
          <table:table-cell table:style-name="Table2.B1" office:value-type="string">
            <text:p text:style-name="P9">Название</text:p>
          </table:table-cell>
          <table:table-cell table:style-name="Table2.B1" office:value-type="string">
            <text:p text:style-name="P9"/>
          </table:table-cell>
          <table:table-cell table:style-name="Table2.B1" office:value-type="string">
            <text:p text:style-name="P9"/>
          </table:table-cell>
          <table:table-cell table:style-name="Table2.E1" office:value-type="string">
            <text:p text:style-name="P11">UCD9090</text:p>
          </table:table-cell>
          <table:table-cell table:style-name="Table2.F1" office:value-type="string">
            <text:p text:style-name="P11">ZL2102</text:p>
          </table:table-cell>
          <table:table-cell table:style-name="Table2.A1" office:value-type="string">
            <text:p text:style-name="P10">Описание</text:p>
          </table:table-cell>
        </table:table-row>
        <table:table-row table:style-name="Table2.2">
          <table:table-cell table:style-name="Table2.A2" office:value-type="string">
            <text:p text:style-name="P70">00 </text:p>
          </table:table-cell>
          <table:table-cell table:style-name="Table2.B2" office:value-type="string">
            <text:p text:style-name="P70">PAGE</text:p>
          </table:table-cell>
          <table:table-cell table:style-name="Table2.B2" office:value-type="string">
            <text:p text:style-name="P20">RW</text:p>
          </table:table-cell>
          <table:table-cell table:style-name="Table2.B2" office:value-type="string">
            <text:p text:style-name="P20">B</text:p>
          </table:table-cell>
          <table:table-cell table:style-name="Table2.B2" office:value-type="string">
            <text:p text:style-name="P27">√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01 </text:p>
          </table:table-cell>
          <table:table-cell table:style-name="Table2.B3" office:value-type="string">
            <text:p text:style-name="P70">OPERATION</text:p>
          </table:table-cell>
          <table:table-cell table:style-name="Table2.B3" office:value-type="string">
            <text:p text:style-name="P23">RW</text:p>
          </table:table-cell>
          <table:table-cell table:style-name="Table2.B3" office:value-type="string">
            <text:p text:style-name="P23">B</text:p>
          </table:table-cell>
          <table:table-cell table:style-name="Table2.B3" office:value-type="string">
            <text:p text:style-name="P28">√</text:p>
          </table:table-cell>
          <table:table-cell table:style-name="Table2.A3" office:value-type="string">
            <text:p text:style-name="P29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02 </text:p>
          </table:table-cell>
          <table:table-cell table:style-name="Table2.B3" office:value-type="string">
            <text:p text:style-name="P70">ON_OFF_CONFIG</text:p>
          </table:table-cell>
          <table:table-cell table:style-name="Table2.B3" office:value-type="string">
            <text:p text:style-name="P23">RW</text:p>
          </table:table-cell>
          <table:table-cell table:style-name="Table2.B3" office:value-type="string">
            <text:p text:style-name="P23">B</text:p>
          </table:table-cell>
          <table:table-cell table:style-name="Table2.B3" office:value-type="string">
            <text:p text:style-name="P28">√</text:p>
          </table:table-cell>
          <table:table-cell table:style-name="Table2.A3" office:value-type="string">
            <text:p text:style-name="P29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03 </text:p>
          </table:table-cell>
          <table:table-cell table:style-name="Table2.B3" office:value-type="string">
            <text:p text:style-name="P70">CLEAR_FAULTS</text:p>
          </table:table-cell>
          <table:table-cell table:style-name="Table2.B3" office:value-type="string">
            <text:p text:style-name="P23">WO</text:p>
          </table:table-cell>
          <table:table-cell table:style-name="Table2.B3" office:value-type="string">
            <text:p text:style-name="P23">S</text:p>
          </table:table-cell>
          <table:table-cell table:style-name="Table2.B3" office:value-type="string">
            <text:p text:style-name="P28">√</text:p>
          </table:table-cell>
          <table:table-cell table:style-name="Table2.A3" office:value-type="string">
            <text:p text:style-name="P29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04 </text:p>
          </table:table-cell>
          <table:table-cell table:style-name="Table2.B3" office:value-type="string">
            <text:p text:style-name="P70">PHASE</text:p>
          </table:table-cell>
          <table:table-cell table:style-name="Table2.B3" office:value-type="string">
            <text:p text:style-name="P23">RW</text:p>
          </table:table-cell>
          <table:table-cell table:style-name="Table2.B3" office:value-type="string">
            <text:p text:style-name="P23">B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10 </text:p>
          </table:table-cell>
          <table:table-cell table:style-name="Table2.B3" office:value-type="string">
            <text:p text:style-name="P70">WRITE_PROTECT</text:p>
          </table:table-cell>
          <table:table-cell table:style-name="Table2.B3" office:value-type="string">
            <text:p text:style-name="P23">RW</text:p>
          </table:table-cell>
          <table:table-cell table:style-name="Table2.B3" office:value-type="string">
            <text:p text:style-name="P23">B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11 </text:p>
          </table:table-cell>
          <table:table-cell table:style-name="Table2.B3" office:value-type="string">
            <text:p text:style-name="P70">STORE_DEFAULT_ALL</text:p>
          </table:table-cell>
          <table:table-cell table:style-name="Table2.B3" office:value-type="string">
            <text:p text:style-name="P23">WO</text:p>
          </table:table-cell>
          <table:table-cell table:style-name="Table2.B3" office:value-type="string">
            <text:p text:style-name="P23">S</text:p>
          </table:table-cell>
          <table:table-cell table:style-name="Table2.B3" office:value-type="string">
            <text:p text:style-name="P28">√</text:p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12 </text:p>
          </table:table-cell>
          <table:table-cell table:style-name="Table2.B3" office:value-type="string">
            <text:p text:style-name="P70">RESTORE_DEFAULT_ALL</text:p>
          </table:table-cell>
          <table:table-cell table:style-name="Table2.B3" office:value-type="string">
            <text:p text:style-name="P23">WO</text:p>
          </table:table-cell>
          <table:table-cell table:style-name="Table2.B3" office:value-type="string">
            <text:p text:style-name="P23">S</text:p>
          </table:table-cell>
          <table:table-cell table:style-name="Table2.B3" office:value-type="string">
            <text:p text:style-name="P28">√</text:p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13 </text:p>
          </table:table-cell>
          <table:table-cell table:style-name="Table2.B3" office:value-type="string">
            <text:p text:style-name="P70">STORE_DEFAULT_CODE</text:p>
          </table:table-cell>
          <table:table-cell table:style-name="Table2.B3" office:value-type="string">
            <text:p text:style-name="P23">WO</text:p>
          </table:table-cell>
          <table:table-cell table:style-name="Table2.B3" office:value-type="string">
            <text:p text:style-name="P23">B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14 </text:p>
          </table:table-cell>
          <table:table-cell table:style-name="Table2.B3" office:value-type="string">
            <text:p text:style-name="P70">RESTORE_DEFAULT_CODE</text:p>
          </table:table-cell>
          <table:table-cell table:style-name="Table2.B3" office:value-type="string">
            <text:p text:style-name="P23">WO</text:p>
          </table:table-cell>
          <table:table-cell table:style-name="Table2.B3" office:value-type="string">
            <text:p text:style-name="P23">B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15 </text:p>
          </table:table-cell>
          <table:table-cell table:style-name="Table2.B3" office:value-type="string">
            <text:p text:style-name="P70">STORE_USER_ALL</text:p>
          </table:table-cell>
          <table:table-cell table:style-name="Table2.B3" office:value-type="string">
            <text:p text:style-name="P23">WO</text:p>
          </table:table-cell>
          <table:table-cell table:style-name="Table2.B3" office:value-type="string">
            <text:p text:style-name="P23">S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9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16 </text:p>
          </table:table-cell>
          <table:table-cell table:style-name="Table2.B3" office:value-type="string">
            <text:p text:style-name="P70">RESTORE_USER_ALL</text:p>
          </table:table-cell>
          <table:table-cell table:style-name="Table2.B3" office:value-type="string">
            <text:p text:style-name="P23">WO</text:p>
          </table:table-cell>
          <table:table-cell table:style-name="Table2.B3" office:value-type="string">
            <text:p text:style-name="P23">S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9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17 </text:p>
          </table:table-cell>
          <table:table-cell table:style-name="Table2.B3" office:value-type="string">
            <text:p text:style-name="P70">STORE_USER_CODE</text:p>
          </table:table-cell>
          <table:table-cell table:style-name="Table2.B3" office:value-type="string">
            <text:p text:style-name="P23">WO</text:p>
          </table:table-cell>
          <table:table-cell table:style-name="Table2.B3" office:value-type="string">
            <text:p text:style-name="P23">B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18 </text:p>
          </table:table-cell>
          <table:table-cell table:style-name="Table2.B3" office:value-type="string">
            <text:p text:style-name="P70">RESTORE_USER_CODE</text:p>
          </table:table-cell>
          <table:table-cell table:style-name="Table2.B3" office:value-type="string">
            <text:p text:style-name="P23">WO</text:p>
          </table:table-cell>
          <table:table-cell table:style-name="Table2.B3" office:value-type="string">
            <text:p text:style-name="P23">B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19 </text:p>
          </table:table-cell>
          <table:table-cell table:style-name="Table2.B3" office:value-type="string">
            <text:p text:style-name="P70">CAPABILITY</text:p>
          </table:table-cell>
          <table:table-cell table:style-name="Table2.B3" office:value-type="string">
            <text:p text:style-name="P23">RO</text:p>
          </table:table-cell>
          <table:table-cell table:style-name="Table2.B3" office:value-type="string">
            <text:p text:style-name="P23">B</text:p>
          </table:table-cell>
          <table:table-cell table:style-name="Table2.B3" office:value-type="string">
            <text:p text:style-name="P28">√</text:p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1A </text:p>
          </table:table-cell>
          <table:table-cell table:style-name="Table2.B3" office:value-type="string">
            <text:p text:style-name="P70">QUERY</text:p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3">P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20 </text:p>
          </table:table-cell>
          <table:table-cell table:style-name="Table2.B3" office:value-type="string">
            <text:p text:style-name="P70">VOUT_MODE</text:p>
          </table:table-cell>
          <table:table-cell table:style-name="Table2.B3" office:value-type="string">
            <text:p text:style-name="P23">RW</text:p>
          </table:table-cell>
          <table:table-cell table:style-name="Table2.B3" office:value-type="string">
            <text:p text:style-name="P23">B</text:p>
          </table:table-cell>
          <table:table-cell table:style-name="Table2.B3" office:value-type="string">
            <text:p text:style-name="P31">†</text:p>
          </table:table-cell>
          <table:table-cell table:style-name="Table2.A3" office:value-type="string">
            <text:p text:style-name="P29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21 </text:p>
          </table:table-cell>
          <table:table-cell table:style-name="Table2.B3" office:value-type="string">
            <text:p text:style-name="P70">VOUT_COMMAND</text:p>
          </table:table-cell>
          <table:table-cell table:style-name="Table2.B3" office:value-type="string">
            <text:p text:style-name="P23">RW</text:p>
          </table:table-cell>
          <table:table-cell table:style-name="Table2.B3" office:value-type="string">
            <text:p text:style-name="P23">L16</text:p>
          </table:table-cell>
          <table:table-cell table:style-name="Table2.B3" office:value-type="string">
            <text:p text:style-name="P31">†</text:p>
          </table:table-cell>
          <table:table-cell table:style-name="Table2.A3" office:value-type="string">
            <text:p text:style-name="P29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22 </text:p>
          </table:table-cell>
          <table:table-cell table:style-name="Table2.B3" office:value-type="string">
            <text:p text:style-name="P70">VOUT_TRIM</text:p>
          </table:table-cell>
          <table:table-cell table:style-name="Table2.B3" office:value-type="string">
            <text:p text:style-name="P23">RW</text:p>
          </table:table-cell>
          <table:table-cell table:style-name="Table2.B3" office:value-type="string">
            <text:p text:style-name="P23">W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23 </text:p>
          </table:table-cell>
          <table:table-cell table:style-name="Table2.B3" office:value-type="string">
            <text:p text:style-name="P70">VOUT_CAL_OFFSET</text:p>
          </table:table-cell>
          <table:table-cell table:style-name="Table2.B3" office:value-type="string">
            <text:p text:style-name="P23">RW</text:p>
          </table:table-cell>
          <table:table-cell table:style-name="Table2.B3" office:value-type="string">
            <text:p text:style-name="P23">W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24 </text:p>
          </table:table-cell>
          <table:table-cell table:style-name="Table2.B3" office:value-type="string">
            <text:p text:style-name="P70">VOUT_MAX</text:p>
          </table:table-cell>
          <table:table-cell table:style-name="Table2.B3" office:value-type="string">
            <text:p text:style-name="P23">RW</text:p>
          </table:table-cell>
          <table:table-cell table:style-name="Table2.B3" office:value-type="string">
            <text:p text:style-name="P23">L16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9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25 </text:p>
          </table:table-cell>
          <table:table-cell table:style-name="Table2.B3" office:value-type="string">
            <text:p text:style-name="P70">VOUT_MARGIN_HIGH</text:p>
          </table:table-cell>
          <table:table-cell table:style-name="Table2.B3" office:value-type="string">
            <text:p text:style-name="P23">RW</text:p>
          </table:table-cell>
          <table:table-cell table:style-name="Table2.B3" office:value-type="string">
            <text:p text:style-name="P23">L16</text:p>
          </table:table-cell>
          <table:table-cell table:style-name="Table2.B3" office:value-type="string">
            <text:p text:style-name="P31">†</text:p>
          </table:table-cell>
          <table:table-cell table:style-name="Table2.A3" office:value-type="string">
            <text:p text:style-name="P29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26 </text:p>
          </table:table-cell>
          <table:table-cell table:style-name="Table2.B3" office:value-type="string">
            <text:p text:style-name="P70">VOUT_MARGIN_LOW</text:p>
          </table:table-cell>
          <table:table-cell table:style-name="Table2.B3" office:value-type="string">
            <text:p text:style-name="P23">RW</text:p>
          </table:table-cell>
          <table:table-cell table:style-name="Table2.B3" office:value-type="string">
            <text:p text:style-name="P23">L16</text:p>
          </table:table-cell>
          <table:table-cell table:style-name="Table2.B3" office:value-type="string">
            <text:p text:style-name="P31">†</text:p>
          </table:table-cell>
          <table:table-cell table:style-name="Table2.A3" office:value-type="string">
            <text:p text:style-name="P29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27 </text:p>
          </table:table-cell>
          <table:table-cell table:style-name="Table2.B3" office:value-type="string">
            <text:p text:style-name="P70">VOUT_TRANSITION_RATE</text:p>
          </table:table-cell>
          <table:table-cell table:style-name="Table2.B3" office:value-type="string">
            <text:p text:style-name="P23">RW</text:p>
          </table:table-cell>
          <table:table-cell table:style-name="Table2.B3" office:value-type="string">
            <text:p text:style-name="P23">L11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9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28 </text:p>
          </table:table-cell>
          <table:table-cell table:style-name="Table2.B3" office:value-type="string">
            <text:p text:style-name="P70">VOUT_DROOP</text:p>
          </table:table-cell>
          <table:table-cell table:style-name="Table2.B3" office:value-type="string">
            <text:p text:style-name="P23">RW</text:p>
          </table:table-cell>
          <table:table-cell table:style-name="Table2.B3" office:value-type="string">
            <text:p text:style-name="P23">W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29 </text:p>
          </table:table-cell>
          <table:table-cell table:style-name="Table2.B3" office:value-type="string">
            <text:p text:style-name="P70">VOUT_SCALE_LOOP</text:p>
          </table:table-cell>
          <table:table-cell table:style-name="Table2.B3" office:value-type="string">
            <text:p text:style-name="P23">RW</text:p>
          </table:table-cell>
          <table:table-cell table:style-name="Table2.B3" office:value-type="string">
            <text:p text:style-name="P23">W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2A </text:p>
          </table:table-cell>
          <table:table-cell table:style-name="Table2.B3" office:value-type="string">
            <text:p text:style-name="P70">VOUT_SCALE_MONITOR</text:p>
          </table:table-cell>
          <table:table-cell table:style-name="Table2.B3" office:value-type="string">
            <text:p text:style-name="P23">RW</text:p>
          </table:table-cell>
          <table:table-cell table:style-name="Table2.B3" office:value-type="string">
            <text:p text:style-name="P23">L11</text:p>
          </table:table-cell>
          <table:table-cell table:style-name="Table2.B3" office:value-type="string">
            <text:p text:style-name="P31">†</text:p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30 </text:p>
          </table:table-cell>
          <table:table-cell table:style-name="Table2.B3" office:value-type="string">
            <text:p text:style-name="P70">COEFFICIENTS</text:p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31 </text:p>
          </table:table-cell>
          <table:table-cell table:style-name="Table2.B3" office:value-type="string">
            <text:p text:style-name="P70">POUT_MAX</text:p>
          </table:table-cell>
          <table:table-cell table:style-name="Table2.B3" office:value-type="string">
            <text:p text:style-name="P24">RW</text:p>
          </table:table-cell>
          <table:table-cell table:style-name="Table2.B3" office:value-type="string">
            <text:p text:style-name="P24">L11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32 </text:p>
          </table:table-cell>
          <table:table-cell table:style-name="Table2.B3" office:value-type="string">
            <text:p text:style-name="P70">MAX_DUTY</text:p>
          </table:table-cell>
          <table:table-cell table:style-name="Table2.B3" office:value-type="string">
            <text:p text:style-name="P24">RW</text:p>
          </table:table-cell>
          <table:table-cell table:style-name="Table2.B3" office:value-type="string">
            <text:p text:style-name="P24">L11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33 </text:p>
          </table:table-cell>
          <table:table-cell table:style-name="Table2.B3" office:value-type="string">
            <text:p text:style-name="P70">FREQUENCY_SWITCH</text:p>
          </table:table-cell>
          <table:table-cell table:style-name="Table2.B3" office:value-type="string">
            <text:p text:style-name="P24">RW</text:p>
          </table:table-cell>
          <table:table-cell table:style-name="Table2.B3" office:value-type="string">
            <text:p text:style-name="P24">L11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9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35 </text:p>
          </table:table-cell>
          <table:table-cell table:style-name="Table2.B3" office:value-type="string">
            <text:p text:style-name="P70">VIN_ON</text:p>
          </table:table-cell>
          <table:table-cell table:style-name="Table2.B3" office:value-type="string">
            <text:p text:style-name="P24">RW</text:p>
          </table:table-cell>
          <table:table-cell table:style-name="Table2.B3" office:value-type="string">
            <text:p text:style-name="P24">W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36 </text:p>
          </table:table-cell>
          <table:table-cell table:style-name="Table2.B3" office:value-type="string">
            <text:p text:style-name="P70">VIN_OFF</text:p>
          </table:table-cell>
          <table:table-cell table:style-name="Table2.B3" office:value-type="string">
            <text:p text:style-name="P24">RW</text:p>
          </table:table-cell>
          <table:table-cell table:style-name="Table2.B3" office:value-type="string">
            <text:p text:style-name="P24">W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37 </text:p>
          </table:table-cell>
          <table:table-cell table:style-name="Table2.B3" office:value-type="string">
            <text:p text:style-name="P70">INTERLEAVE</text:p>
          </table:table-cell>
          <table:table-cell table:style-name="Table2.B3" office:value-type="string">
            <text:p text:style-name="P24">RW</text:p>
          </table:table-cell>
          <table:table-cell table:style-name="Table2.B3" office:value-type="string">
            <text:p text:style-name="P24">B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9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38 </text:p>
          </table:table-cell>
          <table:table-cell table:style-name="Table2.B3" office:value-type="string">
            <text:p text:style-name="P70">IOUT_CAL_GAIN</text:p>
          </table:table-cell>
          <table:table-cell table:style-name="Table2.B3" office:value-type="string">
            <text:p text:style-name="P24">RW</text:p>
          </table:table-cell>
          <table:table-cell table:style-name="Table2.B3" office:value-type="string">
            <text:p text:style-name="P24">L11</text:p>
          </table:table-cell>
          <table:table-cell table:style-name="Table2.B3" office:value-type="string">
            <text:p text:style-name="P31">†</text:p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39 </text:p>
          </table:table-cell>
          <table:table-cell table:style-name="Table2.B3" office:value-type="string">
            <text:p text:style-name="P70">IOUT_CAL_OFFSET</text:p>
          </table:table-cell>
          <table:table-cell table:style-name="Table2.B3" office:value-type="string">
            <text:p text:style-name="P24">RW</text:p>
          </table:table-cell>
          <table:table-cell table:style-name="Table2.B3" office:value-type="string">
            <text:p text:style-name="P24">L11</text:p>
          </table:table-cell>
          <table:table-cell table:style-name="Table2.B3" office:value-type="string">
            <text:p text:style-name="P31">†</text:p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3A </text:p>
          </table:table-cell>
          <table:table-cell table:style-name="Table2.B3" office:value-type="string">
            <text:p text:style-name="P70">FAN_CONFIG_1_2</text:p>
          </table:table-cell>
          <table:table-cell table:style-name="Table2.B3" office:value-type="string">
            <text:p text:style-name="P24">RW</text:p>
          </table:table-cell>
          <table:table-cell table:style-name="Table2.B3" office:value-type="string">
            <text:p text:style-name="P24">B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3B </text:p>
          </table:table-cell>
          <table:table-cell table:style-name="Table2.B3" office:value-type="string">
            <text:p text:style-name="P70">FAN_COMMAND_1</text:p>
          </table:table-cell>
          <table:table-cell table:style-name="Table2.B3" office:value-type="string">
            <text:p text:style-name="P24">RW</text:p>
          </table:table-cell>
          <table:table-cell table:style-name="Table2.B3" office:value-type="string">
            <text:p text:style-name="P24">L11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8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3C </text:p>
          </table:table-cell>
          <table:table-cell table:style-name="Table2.B3" office:value-type="string">
            <text:p text:style-name="P70">FAN_COMMAND_2</text:p>
          </table:table-cell>
          <table:table-cell table:style-name="Table2.B3" office:value-type="string">
            <text:p text:style-name="P24">RW</text:p>
          </table:table-cell>
          <table:table-cell table:style-name="Table2.B3" office:value-type="string">
            <text:p text:style-name="P24">L11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8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3D </text:p>
          </table:table-cell>
          <table:table-cell table:style-name="Table2.B3" office:value-type="string">
            <text:p text:style-name="P70">FAN_CONFIG_3_4</text:p>
          </table:table-cell>
          <table:table-cell table:style-name="Table2.B3" office:value-type="string">
            <text:p text:style-name="P24">RW</text:p>
          </table:table-cell>
          <table:table-cell table:style-name="Table2.B3" office:value-type="string">
            <text:p text:style-name="P24">B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3E </text:p>
          </table:table-cell>
          <table:table-cell table:style-name="Table2.B3" office:value-type="string">
            <text:p text:style-name="P70">FAN_COMMAND_3</text:p>
          </table:table-cell>
          <table:table-cell table:style-name="Table2.B3" office:value-type="string">
            <text:p text:style-name="P24">RW</text:p>
          </table:table-cell>
          <table:table-cell table:style-name="Table2.B3" office:value-type="string">
            <text:p text:style-name="P24">L11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8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3F </text:p>
          </table:table-cell>
          <table:table-cell table:style-name="Table2.B3" office:value-type="string">
            <text:p text:style-name="P70">FAN_COMMAND_4</text:p>
          </table:table-cell>
          <table:table-cell table:style-name="Table2.B3" office:value-type="string">
            <text:p text:style-name="P24">RW</text:p>
          </table:table-cell>
          <table:table-cell table:style-name="Table2.B3" office:value-type="string">
            <text:p text:style-name="P24">L11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40 </text:p>
          </table:table-cell>
          <table:table-cell table:style-name="Table2.B3" office:value-type="string">
            <text:p text:style-name="P70">VOUT_OV_FAULT_LIMIT</text:p>
          </table:table-cell>
          <table:table-cell table:style-name="Table2.B3" office:value-type="string">
            <text:p text:style-name="P24">RW</text:p>
          </table:table-cell>
          <table:table-cell table:style-name="Table2.B3" office:value-type="string">
            <text:p text:style-name="P24">L16</text:p>
          </table:table-cell>
          <table:table-cell table:style-name="Table2.B3" office:value-type="string">
            <text:p text:style-name="P31">†</text:p>
          </table:table-cell>
          <table:table-cell table:style-name="Table2.A3" office:value-type="string">
            <text:p text:style-name="P29">√</text:p>
          </table:table-cell>
          <table:table-cell table:style-name="Table2.A3" office:value-type="string">
            <text:p text:style-name="P17"/>
          </table:table-cell>
        </table:table-row>
        <text:soft-page-break/>
        <table:table-row table:style-name="Table2.2">
          <table:table-cell table:style-name="Table2.A3" office:value-type="string">
            <text:p text:style-name="P70">41 </text:p>
          </table:table-cell>
          <table:table-cell table:style-name="Table2.B3" office:value-type="string">
            <text:p text:style-name="P70">VOUT_OV_FAULT_RESPONSE</text:p>
          </table:table-cell>
          <table:table-cell table:style-name="Table2.B3" office:value-type="string">
            <text:p text:style-name="P24">RW</text:p>
          </table:table-cell>
          <table:table-cell table:style-name="Table2.B3" office:value-type="string">
            <text:p text:style-name="P24">B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9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42 </text:p>
          </table:table-cell>
          <table:table-cell table:style-name="Table2.B3" office:value-type="string">
            <text:p text:style-name="P70">VOUT_OV_WARN_LIMIT</text:p>
          </table:table-cell>
          <table:table-cell table:style-name="Table2.B3" office:value-type="string">
            <text:p text:style-name="P24">RW</text:p>
          </table:table-cell>
          <table:table-cell table:style-name="Table2.B3" office:value-type="string">
            <text:p text:style-name="P24">L16</text:p>
          </table:table-cell>
          <table:table-cell table:style-name="Table2.B3" office:value-type="string">
            <text:p text:style-name="P31">†</text:p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43 </text:p>
          </table:table-cell>
          <table:table-cell table:style-name="Table2.B3" office:value-type="string">
            <text:p text:style-name="P70">VOUT_UV_WARN_LIMIT</text:p>
          </table:table-cell>
          <table:table-cell table:style-name="Table2.B3" office:value-type="string">
            <text:p text:style-name="P24">RW</text:p>
          </table:table-cell>
          <table:table-cell table:style-name="Table2.B3" office:value-type="string">
            <text:p text:style-name="P24">L!6</text:p>
          </table:table-cell>
          <table:table-cell table:style-name="Table2.B3" office:value-type="string">
            <text:p text:style-name="P31">†</text:p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44 </text:p>
          </table:table-cell>
          <table:table-cell table:style-name="Table2.B3" office:value-type="string">
            <text:p text:style-name="P70">VOUT_UV_FAULT_LIMIT</text:p>
          </table:table-cell>
          <table:table-cell table:style-name="Table2.B3" office:value-type="string">
            <text:p text:style-name="P24">RW</text:p>
          </table:table-cell>
          <table:table-cell table:style-name="Table2.B3" office:value-type="string">
            <text:p text:style-name="P24">L16</text:p>
          </table:table-cell>
          <table:table-cell table:style-name="Table2.B3" office:value-type="string">
            <text:p text:style-name="P31">†</text:p>
          </table:table-cell>
          <table:table-cell table:style-name="Table2.A3" office:value-type="string">
            <text:p text:style-name="P29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45 </text:p>
          </table:table-cell>
          <table:table-cell table:style-name="Table2.B3" office:value-type="string">
            <text:p text:style-name="P70">VOUT_UV_FAULT_RESPONSE</text:p>
          </table:table-cell>
          <table:table-cell table:style-name="Table2.B3" office:value-type="string">
            <text:p text:style-name="P24">RW</text:p>
          </table:table-cell>
          <table:table-cell table:style-name="Table2.B3" office:value-type="string">
            <text:p text:style-name="P24">L16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9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46 </text:p>
          </table:table-cell>
          <table:table-cell table:style-name="Table2.B3" office:value-type="string">
            <text:p text:style-name="P70">IOUT_OC_FAULT_LIMIT</text:p>
          </table:table-cell>
          <table:table-cell table:style-name="Table2.B3" office:value-type="string">
            <text:p text:style-name="P24">RW</text:p>
          </table:table-cell>
          <table:table-cell table:style-name="Table2.B3" office:value-type="string">
            <text:p text:style-name="P24">L11</text:p>
          </table:table-cell>
          <table:table-cell table:style-name="Table2.B3" office:value-type="string">
            <text:p text:style-name="P31">†</text:p>
          </table:table-cell>
          <table:table-cell table:style-name="Table2.A3" office:value-type="string">
            <text:p text:style-name="P29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47 </text:p>
          </table:table-cell>
          <table:table-cell table:style-name="Table2.B3" office:value-type="string">
            <text:p text:style-name="P70">IOUT_OC_FAULT_RESPONSE</text:p>
          </table:table-cell>
          <table:table-cell table:style-name="Table2.B3" office:value-type="string">
            <text:p text:style-name="P24">RW</text:p>
          </table:table-cell>
          <table:table-cell table:style-name="Table2.B3" office:value-type="string">
            <text:p text:style-name="P24">B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9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48 </text:p>
          </table:table-cell>
          <table:table-cell table:style-name="Table2.B3" office:value-type="string">
            <text:p text:style-name="P70">IOUT_OC_LV_FAULT_LIMIT</text:p>
          </table:table-cell>
          <table:table-cell table:style-name="Table2.B3" office:value-type="string">
            <text:p text:style-name="P24">RW</text:p>
          </table:table-cell>
          <table:table-cell table:style-name="Table2.B3" office:value-type="string">
            <text:p text:style-name="P24">L11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49 </text:p>
          </table:table-cell>
          <table:table-cell table:style-name="Table2.B3" office:value-type="string">
            <text:p text:style-name="P70">IOUT_OC_LV_FAULT_RESPONSE</text:p>
          </table:table-cell>
          <table:table-cell table:style-name="Table2.B3" office:value-type="string">
            <text:p text:style-name="P24">RW</text:p>
          </table:table-cell>
          <table:table-cell table:style-name="Table2.B3" office:value-type="string">
            <text:p text:style-name="P24">B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4A </text:p>
          </table:table-cell>
          <table:table-cell table:style-name="Table2.B3" office:value-type="string">
            <text:p text:style-name="P70">IOUT_OC_WARN_LIMIT</text:p>
          </table:table-cell>
          <table:table-cell table:style-name="Table2.B3" office:value-type="string">
            <text:p text:style-name="P24">RW</text:p>
          </table:table-cell>
          <table:table-cell table:style-name="Table2.B3" office:value-type="string">
            <text:p text:style-name="P24">L11</text:p>
          </table:table-cell>
          <table:table-cell table:style-name="Table2.B3" office:value-type="string">
            <text:p text:style-name="P31">†</text:p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4B </text:p>
          </table:table-cell>
          <table:table-cell table:style-name="Table2.B3" office:value-type="string">
            <text:p text:style-name="P70">IOUT_UC_FAULT_LIMIT</text:p>
          </table:table-cell>
          <table:table-cell table:style-name="Table2.B3" office:value-type="string">
            <text:p text:style-name="P24">RW</text:p>
          </table:table-cell>
          <table:table-cell table:style-name="Table2.B3" office:value-type="string">
            <text:p text:style-name="P24">L11</text:p>
          </table:table-cell>
          <table:table-cell table:style-name="Table2.B3" office:value-type="string">
            <text:p text:style-name="P31">†</text:p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4C </text:p>
          </table:table-cell>
          <table:table-cell table:style-name="Table2.B3" office:value-type="string">
            <text:p text:style-name="P70">IOUT_UC_FAULT_RESPONSE</text:p>
          </table:table-cell>
          <table:table-cell table:style-name="Table2.B3" office:value-type="string">
            <text:p text:style-name="P24">RW</text:p>
          </table:table-cell>
          <table:table-cell table:style-name="Table2.B3" office:value-type="string">
            <text:p text:style-name="P24">B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4F </text:p>
          </table:table-cell>
          <table:table-cell table:style-name="Table2.B3" office:value-type="string">
            <text:p text:style-name="P70">OT_FAULT_LIMIT</text:p>
          </table:table-cell>
          <table:table-cell table:style-name="Table2.B3" office:value-type="string">
            <text:p text:style-name="P24">RW</text:p>
          </table:table-cell>
          <table:table-cell table:style-name="Table2.B3" office:value-type="string">
            <text:p text:style-name="P24">L11</text:p>
          </table:table-cell>
          <table:table-cell table:style-name="Table2.B3" office:value-type="string">
            <text:p text:style-name="P31">†</text:p>
          </table:table-cell>
          <table:table-cell table:style-name="Table2.A3" office:value-type="string">
            <text:p text:style-name="P29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50 </text:p>
          </table:table-cell>
          <table:table-cell table:style-name="Table2.B3" office:value-type="string">
            <text:p text:style-name="P70">OT_FAULT_RESPONSE</text:p>
          </table:table-cell>
          <table:table-cell table:style-name="Table2.B3" office:value-type="string">
            <text:p text:style-name="P24">RW</text:p>
          </table:table-cell>
          <table:table-cell table:style-name="Table2.B3" office:value-type="string">
            <text:p text:style-name="P24">B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9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51 </text:p>
          </table:table-cell>
          <table:table-cell table:style-name="Table2.B3" office:value-type="string">
            <text:p text:style-name="P70">OT_WARN_LIMIT</text:p>
          </table:table-cell>
          <table:table-cell table:style-name="Table2.B3" office:value-type="string">
            <text:p text:style-name="P24">RW</text:p>
          </table:table-cell>
          <table:table-cell table:style-name="Table2.B3" office:value-type="string">
            <text:p text:style-name="P24">L11</text:p>
          </table:table-cell>
          <table:table-cell table:style-name="Table2.B3" office:value-type="string">
            <text:p text:style-name="P31">†</text:p>
          </table:table-cell>
          <table:table-cell table:style-name="Table2.A3" office:value-type="string">
            <text:p text:style-name="P29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52 </text:p>
          </table:table-cell>
          <table:table-cell table:style-name="Table2.B3" office:value-type="string">
            <text:p text:style-name="P70">UT_WARN_LIMIT</text:p>
          </table:table-cell>
          <table:table-cell table:style-name="Table2.B3" office:value-type="string">
            <text:p text:style-name="P24">RW</text:p>
          </table:table-cell>
          <table:table-cell table:style-name="Table2.B3" office:value-type="string">
            <text:p text:style-name="P24">L11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53 </text:p>
          </table:table-cell>
          <table:table-cell table:style-name="Table2.B3" office:value-type="string">
            <text:p text:style-name="P70">UT_FAULT_LIMIT</text:p>
          </table:table-cell>
          <table:table-cell table:style-name="Table2.B3" office:value-type="string">
            <text:p text:style-name="P24">RW</text:p>
          </table:table-cell>
          <table:table-cell table:style-name="Table2.B3" office:value-type="string">
            <text:p text:style-name="P24">L11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54 </text:p>
          </table:table-cell>
          <table:table-cell table:style-name="Table2.B3" office:value-type="string">
            <text:p text:style-name="P70">UT_FAULT_RESPONSE</text:p>
          </table:table-cell>
          <table:table-cell table:style-name="Table2.B3" office:value-type="string">
            <text:p text:style-name="P24">RW</text:p>
          </table:table-cell>
          <table:table-cell table:style-name="Table2.B3" office:value-type="string">
            <text:p text:style-name="P24">B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55 </text:p>
          </table:table-cell>
          <table:table-cell table:style-name="Table2.B3" office:value-type="string">
            <text:p text:style-name="P70">VIN_OV_FAULT_LIMIT</text:p>
          </table:table-cell>
          <table:table-cell table:style-name="Table2.B3" office:value-type="string">
            <text:p text:style-name="P24">RW</text:p>
          </table:table-cell>
          <table:table-cell table:style-name="Table2.B3" office:value-type="string">
            <text:p text:style-name="P24">L16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9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56 </text:p>
          </table:table-cell>
          <table:table-cell table:style-name="Table2.B3" office:value-type="string">
            <text:p text:style-name="P70">VIN_OV_FAULT_RESPONSE</text:p>
          </table:table-cell>
          <table:table-cell table:style-name="Table2.B3" office:value-type="string">
            <text:p text:style-name="P24">RW</text:p>
          </table:table-cell>
          <table:table-cell table:style-name="Table2.B3" office:value-type="string">
            <text:p text:style-name="P24">B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9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57 </text:p>
          </table:table-cell>
          <table:table-cell table:style-name="Table2.B3" office:value-type="string">
            <text:p text:style-name="P70">VIN_OV_WARN_LIMIT</text:p>
          </table:table-cell>
          <table:table-cell table:style-name="Table2.B3" office:value-type="string">
            <text:p text:style-name="P24">RW</text:p>
          </table:table-cell>
          <table:table-cell table:style-name="Table2.B3" office:value-type="string">
            <text:p text:style-name="P24">L16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9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58 </text:p>
          </table:table-cell>
          <table:table-cell table:style-name="Table2.B3" office:value-type="string">
            <text:p text:style-name="P70">VIN_UV_WARN_LIMIT</text:p>
          </table:table-cell>
          <table:table-cell table:style-name="Table2.B3" office:value-type="string">
            <text:p text:style-name="P24">RW</text:p>
          </table:table-cell>
          <table:table-cell table:style-name="Table2.B3" office:value-type="string">
            <text:p text:style-name="P24">L16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9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59 </text:p>
          </table:table-cell>
          <table:table-cell table:style-name="Table2.B3" office:value-type="string">
            <text:p text:style-name="P70">VIN_UV_FAULT_LIMIT</text:p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4">L16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9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5A </text:p>
          </table:table-cell>
          <table:table-cell table:style-name="Table2.B3" office:value-type="string">
            <text:p text:style-name="P70">VIN_UV_FAULT_RESPONSE</text:p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4">B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9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5B </text:p>
          </table:table-cell>
          <table:table-cell table:style-name="Table2.B3" office:value-type="string">
            <text:p text:style-name="P70">IIN_OC_FAULT_LIMIT</text:p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4">L11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5C </text:p>
          </table:table-cell>
          <table:table-cell table:style-name="Table2.B3" office:value-type="string">
            <text:p text:style-name="P70">IIN_OC_FAULT_RESPONSE</text:p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4">L11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5D </text:p>
          </table:table-cell>
          <table:table-cell table:style-name="Table2.B3" office:value-type="string">
            <text:p text:style-name="P70">IIN_OC_WARN_LIMIT</text:p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4">L11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5E </text:p>
          </table:table-cell>
          <table:table-cell table:style-name="Table2.B3" office:value-type="string">
            <text:p text:style-name="P70">POWER_GOOD_ON</text:p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4">L16</text:p>
          </table:table-cell>
          <table:table-cell table:style-name="Table2.B3" office:value-type="string">
            <text:p text:style-name="P31">†</text:p>
          </table:table-cell>
          <table:table-cell table:style-name="Table2.A3" office:value-type="string">
            <text:p text:style-name="P29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5F </text:p>
          </table:table-cell>
          <table:table-cell table:style-name="Table2.B3" office:value-type="string">
            <text:p text:style-name="P70">POWER_GOOD_OFF</text:p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4">L16</text:p>
          </table:table-cell>
          <table:table-cell table:style-name="Table2.B3" office:value-type="string">
            <text:p text:style-name="P31">†</text:p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60 </text:p>
          </table:table-cell>
          <table:table-cell table:style-name="Table2.B3" office:value-type="string">
            <text:p text:style-name="P70">TON_DELAY</text:p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4">L11</text:p>
          </table:table-cell>
          <table:table-cell table:style-name="Table2.B3" office:value-type="string">
            <text:p text:style-name="P31">†</text:p>
          </table:table-cell>
          <table:table-cell table:style-name="Table2.A3" office:value-type="string">
            <text:p text:style-name="P29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61 </text:p>
          </table:table-cell>
          <table:table-cell table:style-name="Table2.B3" office:value-type="string">
            <text:p text:style-name="P70">TON_RISE</text:p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4">L11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9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62 </text:p>
          </table:table-cell>
          <table:table-cell table:style-name="Table2.B3" office:value-type="string">
            <text:p text:style-name="P70">TON_MAX_FAULT_LIMIT</text:p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4">L11</text:p>
          </table:table-cell>
          <table:table-cell table:style-name="Table2.B3" office:value-type="string">
            <text:p text:style-name="P31">†</text:p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63 </text:p>
          </table:table-cell>
          <table:table-cell table:style-name="Table2.B3" office:value-type="string">
            <text:p text:style-name="P70">TON_MAX_FAULT_RESPONSE</text:p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4">B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64 </text:p>
          </table:table-cell>
          <table:table-cell table:style-name="Table2.B3" office:value-type="string">
            <text:p text:style-name="P70">TOFF_DELAY</text:p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4">L11</text:p>
          </table:table-cell>
          <table:table-cell table:style-name="Table2.B3" office:value-type="string">
            <text:p text:style-name="P31">†</text:p>
          </table:table-cell>
          <table:table-cell table:style-name="Table2.A3" office:value-type="string">
            <text:p text:style-name="P29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65 </text:p>
          </table:table-cell>
          <table:table-cell table:style-name="Table2.B3" office:value-type="string">
            <text:p text:style-name="P70">TOFF_FALL</text:p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4">L11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9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66 </text:p>
          </table:table-cell>
          <table:table-cell table:style-name="Table2.B3" office:value-type="string">
            <text:p text:style-name="P70">TOFF_MAX_WARN_LIMIT</text:p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4">L11</text:p>
          </table:table-cell>
          <table:table-cell table:style-name="Table2.B3" office:value-type="string">
            <text:p text:style-name="P31">†</text:p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67 </text:p>
          </table:table-cell>
          <table:table-cell table:style-name="Table2.B3" office:value-type="string">
            <text:p text:style-name="P70">POUT_OP_FAULT_LIMIT</text:p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4">L11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68 </text:p>
          </table:table-cell>
          <table:table-cell table:style-name="Table2.B3" office:value-type="string">
            <text:p text:style-name="P70">POUT_OP_FAULT_RESPONSE</text:p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4">B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69 </text:p>
          </table:table-cell>
          <table:table-cell table:style-name="Table2.B3" office:value-type="string">
            <text:p text:style-name="P70">POUT_OP_WARN_LIMIT</text:p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4">L11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6A </text:p>
          </table:table-cell>
          <table:table-cell table:style-name="Table2.B3" office:value-type="string">
            <text:p text:style-name="P70">PIN_OP_WARN_LIMIT</text:p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4">L11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78 </text:p>
          </table:table-cell>
          <table:table-cell table:style-name="Table2.B3" office:value-type="string">
            <text:p text:style-name="P70">STATUS_BYTE</text:p>
          </table:table-cell>
          <table:table-cell table:style-name="Table2.B3" office:value-type="string">
            <text:p text:style-name="P24">RO</text:p>
          </table:table-cell>
          <table:table-cell table:style-name="Table2.B3" office:value-type="string">
            <text:p text:style-name="P24">B</text:p>
          </table:table-cell>
          <table:table-cell table:style-name="Table2.B3" office:value-type="string">
            <text:p text:style-name="P28">√</text:p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79 </text:p>
          </table:table-cell>
          <table:table-cell table:style-name="Table2.B3" office:value-type="string">
            <text:p text:style-name="P70">STATUS_WORD</text:p>
          </table:table-cell>
          <table:table-cell table:style-name="Table2.B3" office:value-type="string">
            <text:p text:style-name="P24">RO</text:p>
          </table:table-cell>
          <table:table-cell table:style-name="Table2.B3" office:value-type="string">
            <text:p text:style-name="P24">W</text:p>
          </table:table-cell>
          <table:table-cell table:style-name="Table2.B3" office:value-type="string">
            <text:p text:style-name="P28">√</text:p>
          </table:table-cell>
          <table:table-cell table:style-name="Table2.A3" office:value-type="string">
            <text:p text:style-name="P29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7A </text:p>
          </table:table-cell>
          <table:table-cell table:style-name="Table2.B3" office:value-type="string">
            <text:p text:style-name="P70">STATUS_VOUT</text:p>
          </table:table-cell>
          <table:table-cell table:style-name="Table2.B3" office:value-type="string">
            <text:p text:style-name="P24">RO</text:p>
          </table:table-cell>
          <table:table-cell table:style-name="Table2.B3" office:value-type="string">
            <text:p text:style-name="P24">B</text:p>
          </table:table-cell>
          <table:table-cell table:style-name="Table2.B3" office:value-type="string">
            <text:p text:style-name="P31">†</text:p>
          </table:table-cell>
          <table:table-cell table:style-name="Table2.A3" office:value-type="string">
            <text:p text:style-name="P29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7B </text:p>
          </table:table-cell>
          <table:table-cell table:style-name="Table2.B3" office:value-type="string">
            <text:p text:style-name="P70">STATUS_IOUT</text:p>
          </table:table-cell>
          <table:table-cell table:style-name="Table2.B3" office:value-type="string">
            <text:p text:style-name="P24">RO</text:p>
          </table:table-cell>
          <table:table-cell table:style-name="Table2.B3" office:value-type="string">
            <text:p text:style-name="P24">B</text:p>
          </table:table-cell>
          <table:table-cell table:style-name="Table2.B3" office:value-type="string">
            <text:p text:style-name="P31">†</text:p>
          </table:table-cell>
          <table:table-cell table:style-name="Table2.A3" office:value-type="string">
            <text:p text:style-name="P29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7C </text:p>
          </table:table-cell>
          <table:table-cell table:style-name="Table2.B3" office:value-type="string">
            <text:p text:style-name="P70">STATUS_INPUT</text:p>
          </table:table-cell>
          <table:table-cell table:style-name="Table2.B3" office:value-type="string">
            <text:p text:style-name="P24">RO</text:p>
          </table:table-cell>
          <table:table-cell table:style-name="Table2.B3" office:value-type="string">
            <text:p text:style-name="P24">B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9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7D </text:p>
          </table:table-cell>
          <table:table-cell table:style-name="Table2.B3" office:value-type="string">
            <text:p text:style-name="P70">STATUS_TEMPERATURE</text:p>
          </table:table-cell>
          <table:table-cell table:style-name="Table2.B3" office:value-type="string">
            <text:p text:style-name="P24">RO</text:p>
          </table:table-cell>
          <table:table-cell table:style-name="Table2.B3" office:value-type="string">
            <text:p text:style-name="P24">B</text:p>
          </table:table-cell>
          <table:table-cell table:style-name="Table2.B3" office:value-type="string">
            <text:p text:style-name="P31">†</text:p>
          </table:table-cell>
          <table:table-cell table:style-name="Table2.A3" office:value-type="string">
            <text:p text:style-name="P29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7E </text:p>
          </table:table-cell>
          <table:table-cell table:style-name="Table2.B3" office:value-type="string">
            <text:p text:style-name="P70">STATUS_CML</text:p>
          </table:table-cell>
          <table:table-cell table:style-name="Table2.B3" office:value-type="string">
            <text:p text:style-name="P24">RO</text:p>
          </table:table-cell>
          <table:table-cell table:style-name="Table2.B3" office:value-type="string">
            <text:p text:style-name="P24">B</text:p>
          </table:table-cell>
          <table:table-cell table:style-name="Table2.B3" office:value-type="string">
            <text:p text:style-name="P28">√</text:p>
          </table:table-cell>
          <table:table-cell table:style-name="Table2.A3" office:value-type="string">
            <text:p text:style-name="P29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7F </text:p>
          </table:table-cell>
          <table:table-cell table:style-name="Table2.B3" office:value-type="string">
            <text:p text:style-name="P70">STATUS_OTHER</text:p>
          </table:table-cell>
          <table:table-cell table:style-name="Table2.B3" office:value-type="string">
            <text:p text:style-name="P24">RO</text:p>
          </table:table-cell>
          <table:table-cell table:style-name="Table2.B3" office:value-type="string">
            <text:p text:style-name="P24">B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80 </text:p>
          </table:table-cell>
          <table:table-cell table:style-name="Table2.B3" office:value-type="string">
            <text:p text:style-name="P70">STATUS_MFR_SPECIFIC</text:p>
          </table:table-cell>
          <table:table-cell table:style-name="Table2.B3" office:value-type="string">
            <text:p text:style-name="P24">RO</text:p>
          </table:table-cell>
          <table:table-cell table:style-name="Table2.B3" office:value-type="string">
            <text:p text:style-name="P24">B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9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81 </text:p>
          </table:table-cell>
          <table:table-cell table:style-name="Table2.B3" office:value-type="string">
            <text:p text:style-name="P70">STATUS_FANS_1_2</text:p>
          </table:table-cell>
          <table:table-cell table:style-name="Table2.B3" office:value-type="string">
            <text:p text:style-name="P24">RO</text:p>
          </table:table-cell>
          <table:table-cell table:style-name="Table2.B3" office:value-type="string">
            <text:p text:style-name="P24">B</text:p>
          </table:table-cell>
          <table:table-cell table:style-name="Table2.B3" office:value-type="string">
            <text:p text:style-name="P28">√</text:p>
          </table:table-cell>
          <table:table-cell table:style-name="Table2.A3" office:value-type="string">
            <text:p text:style-name="P28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82 </text:p>
          </table:table-cell>
          <table:table-cell table:style-name="Table2.B3" office:value-type="string">
            <text:p text:style-name="P70">STATUS_FANS_3_4</text:p>
          </table:table-cell>
          <table:table-cell table:style-name="Table2.B3" office:value-type="string">
            <text:p text:style-name="P24">RO</text:p>
          </table:table-cell>
          <table:table-cell table:style-name="Table2.B3" office:value-type="string">
            <text:p text:style-name="P24">B</text:p>
          </table:table-cell>
          <table:table-cell table:style-name="Table2.B3" office:value-type="string">
            <text:p text:style-name="P28">√</text:p>
          </table:table-cell>
          <table:table-cell table:style-name="Table2.A3" office:value-type="string">
            <text:p text:style-name="P28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88 </text:p>
          </table:table-cell>
          <table:table-cell table:style-name="Table2.B3" office:value-type="string">
            <text:p text:style-name="P70">READ_VIN</text:p>
          </table:table-cell>
          <table:table-cell table:style-name="Table2.B3" office:value-type="string">
            <text:p text:style-name="P24">RO</text:p>
          </table:table-cell>
          <table:table-cell table:style-name="Table2.B3" office:value-type="string">
            <text:p text:style-name="P24">L11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9">√</text:p>
          </table:table-cell>
          <table:table-cell table:style-name="Table2.A3" office:value-type="string">
            <text:p text:style-name="P17"/>
          </table:table-cell>
        </table:table-row>
        <text:soft-page-break/>
        <table:table-row table:style-name="Table2.2">
          <table:table-cell table:style-name="Table2.A3" office:value-type="string">
            <text:p text:style-name="P70">89 </text:p>
          </table:table-cell>
          <table:table-cell table:style-name="Table2.B3" office:value-type="string">
            <text:p text:style-name="P70">READ_IIN</text:p>
          </table:table-cell>
          <table:table-cell table:style-name="Table2.B3" office:value-type="string">
            <text:p text:style-name="P24">RO</text:p>
          </table:table-cell>
          <table:table-cell table:style-name="Table2.B3" office:value-type="string">
            <text:p text:style-name="P24">L11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8A </text:p>
          </table:table-cell>
          <table:table-cell table:style-name="Table2.B3" office:value-type="string">
            <text:p text:style-name="P70">READ_VCAP</text:p>
          </table:table-cell>
          <table:table-cell table:style-name="Table2.B3" office:value-type="string">
            <text:p text:style-name="P24">RO</text:p>
          </table:table-cell>
          <table:table-cell table:style-name="Table2.B3" office:value-type="string">
            <text:p text:style-name="P24">L11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8B </text:p>
          </table:table-cell>
          <table:table-cell table:style-name="Table2.B3" office:value-type="string">
            <text:p text:style-name="P70">READ_VOUT</text:p>
          </table:table-cell>
          <table:table-cell table:style-name="Table2.B3" office:value-type="string">
            <text:p text:style-name="P24">RO</text:p>
          </table:table-cell>
          <table:table-cell table:style-name="Table2.B3" office:value-type="string">
            <text:p text:style-name="P24">L16</text:p>
          </table:table-cell>
          <table:table-cell table:style-name="Table2.B3" office:value-type="string">
            <text:p text:style-name="P31">†</text:p>
          </table:table-cell>
          <table:table-cell table:style-name="Table2.A3" office:value-type="string">
            <text:p text:style-name="P29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8C </text:p>
          </table:table-cell>
          <table:table-cell table:style-name="Table2.B3" office:value-type="string">
            <text:p text:style-name="P70">READ_IOUT</text:p>
          </table:table-cell>
          <table:table-cell table:style-name="Table2.B3" office:value-type="string">
            <text:p text:style-name="P24">RO</text:p>
          </table:table-cell>
          <table:table-cell table:style-name="Table2.B3" office:value-type="string">
            <text:p text:style-name="P24">L11</text:p>
          </table:table-cell>
          <table:table-cell table:style-name="Table2.B3" office:value-type="string">
            <text:p text:style-name="P31">†</text:p>
          </table:table-cell>
          <table:table-cell table:style-name="Table2.A3" office:value-type="string">
            <text:p text:style-name="P29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8D </text:p>
          </table:table-cell>
          <table:table-cell table:style-name="Table2.B3" office:value-type="string">
            <text:p text:style-name="P70">READ_TEMPERATURE_1</text:p>
          </table:table-cell>
          <table:table-cell table:style-name="Table2.B3" office:value-type="string">
            <text:p text:style-name="P24">RO</text:p>
          </table:table-cell>
          <table:table-cell table:style-name="Table2.B3" office:value-type="string">
            <text:p text:style-name="P24">L11</text:p>
          </table:table-cell>
          <table:table-cell table:style-name="Table2.B3" office:value-type="string">
            <text:p text:style-name="P28">√</text:p>
          </table:table-cell>
          <table:table-cell table:style-name="Table2.A3" office:value-type="string">
            <text:p text:style-name="P29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8E </text:p>
          </table:table-cell>
          <table:table-cell table:style-name="Table2.B3" office:value-type="string">
            <text:p text:style-name="P70">READ_TEMPERATURE_2</text:p>
          </table:table-cell>
          <table:table-cell table:style-name="Table2.B3" office:value-type="string">
            <text:p text:style-name="P24">RO</text:p>
          </table:table-cell>
          <table:table-cell table:style-name="Table2.B3" office:value-type="string">
            <text:p text:style-name="P24">L11</text:p>
          </table:table-cell>
          <table:table-cell table:style-name="Table2.B3" office:value-type="string">
            <text:p text:style-name="P31">†</text:p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8F </text:p>
          </table:table-cell>
          <table:table-cell table:style-name="Table2.B3" office:value-type="string">
            <text:p text:style-name="P70">READ_TEMPERATURE_3</text:p>
          </table:table-cell>
          <table:table-cell table:style-name="Table2.B3" office:value-type="string">
            <text:p text:style-name="P24">RO</text:p>
          </table:table-cell>
          <table:table-cell table:style-name="Table2.B3" office:value-type="string">
            <text:p text:style-name="P24">L11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90 </text:p>
          </table:table-cell>
          <table:table-cell table:style-name="Table2.B3" office:value-type="string">
            <text:p text:style-name="P70">READ_FAN_SPEED_1</text:p>
          </table:table-cell>
          <table:table-cell table:style-name="Table2.B3" office:value-type="string">
            <text:p text:style-name="P24">RO</text:p>
          </table:table-cell>
          <table:table-cell table:style-name="Table2.B3" office:value-type="string">
            <text:p text:style-name="P24">L11</text:p>
          </table:table-cell>
          <table:table-cell table:style-name="Table2.B3" office:value-type="string">
            <text:p text:style-name="P28">√</text:p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91 </text:p>
          </table:table-cell>
          <table:table-cell table:style-name="Table2.B3" office:value-type="string">
            <text:p text:style-name="P70">READ_FAN_SPEED_2</text:p>
          </table:table-cell>
          <table:table-cell table:style-name="Table2.B3" office:value-type="string">
            <text:p text:style-name="P24">RO</text:p>
          </table:table-cell>
          <table:table-cell table:style-name="Table2.B3" office:value-type="string">
            <text:p text:style-name="P24">L11</text:p>
          </table:table-cell>
          <table:table-cell table:style-name="Table2.B3" office:value-type="string">
            <text:p text:style-name="P28">√</text:p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92 </text:p>
          </table:table-cell>
          <table:table-cell table:style-name="Table2.B3" office:value-type="string">
            <text:p text:style-name="P70">READ_FAN_SPEED_3</text:p>
          </table:table-cell>
          <table:table-cell table:style-name="Table2.B3" office:value-type="string">
            <text:p text:style-name="P24">RO</text:p>
          </table:table-cell>
          <table:table-cell table:style-name="Table2.B3" office:value-type="string">
            <text:p text:style-name="P24">L11</text:p>
          </table:table-cell>
          <table:table-cell table:style-name="Table2.B3" office:value-type="string">
            <text:p text:style-name="P28">√</text:p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93 </text:p>
          </table:table-cell>
          <table:table-cell table:style-name="Table2.B3" office:value-type="string">
            <text:p text:style-name="P70">READ_FAN_SPEED_4</text:p>
          </table:table-cell>
          <table:table-cell table:style-name="Table2.B3" office:value-type="string">
            <text:p text:style-name="P24">RO</text:p>
          </table:table-cell>
          <table:table-cell table:style-name="Table2.B3" office:value-type="string">
            <text:p text:style-name="P24">L11</text:p>
          </table:table-cell>
          <table:table-cell table:style-name="Table2.B3" office:value-type="string">
            <text:p text:style-name="P28">√</text:p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94 </text:p>
          </table:table-cell>
          <table:table-cell table:style-name="Table2.B3" office:value-type="string">
            <text:p text:style-name="P70">READ_DUTY_CYCLE</text:p>
          </table:table-cell>
          <table:table-cell table:style-name="Table2.B3" office:value-type="string">
            <text:p text:style-name="P24">RO</text:p>
          </table:table-cell>
          <table:table-cell table:style-name="Table2.B3" office:value-type="string">
            <text:p text:style-name="P24">L11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9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95 </text:p>
          </table:table-cell>
          <table:table-cell table:style-name="Table2.B3" office:value-type="string">
            <text:p text:style-name="P70">READ_FREQUENCY</text:p>
          </table:table-cell>
          <table:table-cell table:style-name="Table2.B3" office:value-type="string">
            <text:p text:style-name="P24">RO</text:p>
          </table:table-cell>
          <table:table-cell table:style-name="Table2.B3" office:value-type="string">
            <text:p text:style-name="P24">L11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9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96 </text:p>
          </table:table-cell>
          <table:table-cell table:style-name="Table2.B3" office:value-type="string">
            <text:p text:style-name="P70">READ_POUT</text:p>
          </table:table-cell>
          <table:table-cell table:style-name="Table2.B3" office:value-type="string">
            <text:p text:style-name="P24">RO</text:p>
          </table:table-cell>
          <table:table-cell table:style-name="Table2.B3" office:value-type="string">
            <text:p text:style-name="P24">L11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97 </text:p>
          </table:table-cell>
          <table:table-cell table:style-name="Table2.B3" office:value-type="string">
            <text:p text:style-name="P70">READ_PIN</text:p>
          </table:table-cell>
          <table:table-cell table:style-name="Table2.B3" office:value-type="string">
            <text:p text:style-name="P24">RO</text:p>
          </table:table-cell>
          <table:table-cell table:style-name="Table2.B3" office:value-type="string">
            <text:p text:style-name="P24">L11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98 </text:p>
          </table:table-cell>
          <table:table-cell table:style-name="Table2.B3" office:value-type="string">
            <text:p text:style-name="P70">PMBUS_REVISION</text:p>
          </table:table-cell>
          <table:table-cell table:style-name="Table2.B3" office:value-type="string">
            <text:p text:style-name="P22">RO</text:p>
          </table:table-cell>
          <table:table-cell table:style-name="Table2.B3" office:value-type="string">
            <text:p text:style-name="P22">B</text:p>
          </table:table-cell>
          <table:table-cell table:style-name="Table2.B3" office:value-type="string">
            <text:p text:style-name="P28">√</text:p>
          </table:table-cell>
          <table:table-cell table:style-name="Table2.A3" office:value-type="string">
            <text:p text:style-name="P29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99 </text:p>
          </table:table-cell>
          <table:table-cell table:style-name="Table2.B3" office:value-type="string">
            <text:p text:style-name="P70">MFR_ID</text:p>
          </table:table-cell>
          <table:table-cell table:style-name="Table2.B3" office:value-type="string">
            <text:p text:style-name="P22">RW</text:p>
          </table:table-cell>
          <table:table-cell table:style-name="Table2.B3" office:value-type="string">
            <text:p text:style-name="P22">18</text:p>
          </table:table-cell>
          <table:table-cell table:style-name="Table2.B3" office:value-type="string">
            <text:p text:style-name="P28">√</text:p>
          </table:table-cell>
          <table:table-cell table:style-name="Table2.A3" office:value-type="string">
            <text:p text:style-name="P29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9A </text:p>
          </table:table-cell>
          <table:table-cell table:style-name="Table2.B3" office:value-type="string">
            <text:p text:style-name="P70">MFR_MODEL</text:p>
          </table:table-cell>
          <table:table-cell table:style-name="Table2.B3" office:value-type="string">
            <text:p text:style-name="P22">RW</text:p>
          </table:table-cell>
          <table:table-cell table:style-name="Table2.B3" office:value-type="string">
            <text:p text:style-name="P22">12</text:p>
          </table:table-cell>
          <table:table-cell table:style-name="Table2.B3" office:value-type="string">
            <text:p text:style-name="P28">√</text:p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9B </text:p>
          </table:table-cell>
          <table:table-cell table:style-name="Table2.B3" office:value-type="string">
            <text:p text:style-name="P70">MFR_REVISION</text:p>
          </table:table-cell>
          <table:table-cell table:style-name="Table2.B3" office:value-type="string">
            <text:p text:style-name="P22">RW</text:p>
          </table:table-cell>
          <table:table-cell table:style-name="Table2.B3" office:value-type="string">
            <text:p text:style-name="P22">12</text:p>
          </table:table-cell>
          <table:table-cell table:style-name="Table2.B3" office:value-type="string">
            <text:p text:style-name="P28">√</text:p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9C </text:p>
          </table:table-cell>
          <table:table-cell table:style-name="Table2.B3" office:value-type="string">
            <text:p text:style-name="P70">MFR_LOCATION</text:p>
          </table:table-cell>
          <table:table-cell table:style-name="Table2.B3" office:value-type="string">
            <text:p text:style-name="P22">RW</text:p>
          </table:table-cell>
          <table:table-cell table:style-name="Table2.B3" office:value-type="string">
            <text:p text:style-name="P22">12</text:p>
          </table:table-cell>
          <table:table-cell table:style-name="Table2.B3" office:value-type="string">
            <text:p text:style-name="P28">√</text:p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9D </text:p>
          </table:table-cell>
          <table:table-cell table:style-name="Table2.B3" office:value-type="string">
            <text:p text:style-name="P70">MFR_DATE</text:p>
          </table:table-cell>
          <table:table-cell table:style-name="Table2.B3" office:value-type="string">
            <text:p text:style-name="P22">RW</text:p>
          </table:table-cell>
          <table:table-cell table:style-name="Table2.B3" office:value-type="string">
            <text:p text:style-name="P22">6</text:p>
          </table:table-cell>
          <table:table-cell table:style-name="Table2.B3" office:value-type="string">
            <text:p text:style-name="P28">√</text:p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9E </text:p>
          </table:table-cell>
          <table:table-cell table:style-name="Table2.B3" office:value-type="string">
            <text:p text:style-name="P70">MFR_SERIAL</text:p>
          </table:table-cell>
          <table:table-cell table:style-name="Table2.B3" office:value-type="string">
            <text:p text:style-name="P22">RW</text:p>
          </table:table-cell>
          <table:table-cell table:style-name="Table2.B3" office:value-type="string">
            <text:p text:style-name="P22">12</text:p>
          </table:table-cell>
          <table:table-cell table:style-name="Table2.B3" office:value-type="string">
            <text:p text:style-name="P28">√</text:p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A0 </text:p>
          </table:table-cell>
          <table:table-cell table:style-name="Table2.B3" office:value-type="string">
            <text:p text:style-name="P70">MFR_VIN_MIN</text:p>
          </table:table-cell>
          <table:table-cell table:style-name="Table2.B3" office:value-type="string">
            <text:p text:style-name="P24">RO</text:p>
          </table:table-cell>
          <table:table-cell table:style-name="Table2.B3" office:value-type="string">
            <text:p text:style-name="P24">V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A1 </text:p>
          </table:table-cell>
          <table:table-cell table:style-name="Table2.B3" office:value-type="string">
            <text:p text:style-name="P70">MFR_VIN_MAX</text:p>
          </table:table-cell>
          <table:table-cell table:style-name="Table2.B3" office:value-type="string">
            <text:p text:style-name="P24">RO</text:p>
          </table:table-cell>
          <table:table-cell table:style-name="Table2.B3" office:value-type="string">
            <text:p text:style-name="P24">V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A2 </text:p>
          </table:table-cell>
          <table:table-cell table:style-name="Table2.B3" office:value-type="string">
            <text:p text:style-name="P70">MFR_IIN_MAX</text:p>
          </table:table-cell>
          <table:table-cell table:style-name="Table2.B3" office:value-type="string">
            <text:p text:style-name="P24">RO</text:p>
          </table:table-cell>
          <table:table-cell table:style-name="Table2.B3" office:value-type="string">
            <text:p text:style-name="P24">V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A3 </text:p>
          </table:table-cell>
          <table:table-cell table:style-name="Table2.B3" office:value-type="string">
            <text:p text:style-name="P70">MFR_PIN_MAX</text:p>
          </table:table-cell>
          <table:table-cell table:style-name="Table2.B3" office:value-type="string">
            <text:p text:style-name="P24">RO</text:p>
          </table:table-cell>
          <table:table-cell table:style-name="Table2.B3" office:value-type="string">
            <text:p text:style-name="P24">V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A4 </text:p>
          </table:table-cell>
          <table:table-cell table:style-name="Table2.B3" office:value-type="string">
            <text:p text:style-name="P70">MFR_VOUT_MIN</text:p>
          </table:table-cell>
          <table:table-cell table:style-name="Table2.B3" office:value-type="string">
            <text:p text:style-name="P24">RO</text:p>
          </table:table-cell>
          <table:table-cell table:style-name="Table2.B3" office:value-type="string">
            <text:p text:style-name="P24">V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A5 </text:p>
          </table:table-cell>
          <table:table-cell table:style-name="Table2.B3" office:value-type="string">
            <text:p text:style-name="P70">MFR_VOUT_MAX</text:p>
          </table:table-cell>
          <table:table-cell table:style-name="Table2.B3" office:value-type="string">
            <text:p text:style-name="P24">RO</text:p>
          </table:table-cell>
          <table:table-cell table:style-name="Table2.B3" office:value-type="string">
            <text:p text:style-name="P24">V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A6 </text:p>
          </table:table-cell>
          <table:table-cell table:style-name="Table2.B3" office:value-type="string">
            <text:p text:style-name="P70">MFR_IOUT_MAX</text:p>
          </table:table-cell>
          <table:table-cell table:style-name="Table2.B3" office:value-type="string">
            <text:p text:style-name="P24">RO</text:p>
          </table:table-cell>
          <table:table-cell table:style-name="Table2.B3" office:value-type="string">
            <text:p text:style-name="P24">V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A7 </text:p>
          </table:table-cell>
          <table:table-cell table:style-name="Table2.B3" office:value-type="string">
            <text:p text:style-name="P70">MFR_POUT_MAX</text:p>
          </table:table-cell>
          <table:table-cell table:style-name="Table2.B3" office:value-type="string">
            <text:p text:style-name="P24">RO</text:p>
          </table:table-cell>
          <table:table-cell table:style-name="Table2.B3" office:value-type="string">
            <text:p text:style-name="P24">V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A8 </text:p>
          </table:table-cell>
          <table:table-cell table:style-name="Table2.B3" office:value-type="string">
            <text:p text:style-name="P70">MFR_TAMBIENT_MAX</text:p>
          </table:table-cell>
          <table:table-cell table:style-name="Table2.B3" office:value-type="string">
            <text:p text:style-name="P24">RO</text:p>
          </table:table-cell>
          <table:table-cell table:style-name="Table2.B3" office:value-type="string">
            <text:p text:style-name="P24">V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A9 </text:p>
          </table:table-cell>
          <table:table-cell table:style-name="Table2.B3" office:value-type="string">
            <text:p text:style-name="P70">MFR_TAMBIENT_MIN</text:p>
          </table:table-cell>
          <table:table-cell table:style-name="Table2.B3" office:value-type="string">
            <text:p text:style-name="P24">RO</text:p>
          </table:table-cell>
          <table:table-cell table:style-name="Table2.B3" office:value-type="string">
            <text:p text:style-name="P24">V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AA </text:p>
          </table:table-cell>
          <table:table-cell table:style-name="Table2.B3" office:value-type="string">
            <text:p text:style-name="P70">MFR_EFFICIENCY_LL</text:p>
          </table:table-cell>
          <table:table-cell table:style-name="Table2.B3" office:value-type="string">
            <text:p text:style-name="P24">RO</text:p>
          </table:table-cell>
          <table:table-cell table:style-name="Table2.B3" office:value-type="string">
            <text:p text:style-name="P24">V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AB </text:p>
          </table:table-cell>
          <table:table-cell table:style-name="Table2.B3" office:value-type="string">
            <text:p text:style-name="P70">MFR_EFFICIENCY_HL</text:p>
          </table:table-cell>
          <table:table-cell table:style-name="Table2.B3" office:value-type="string">
            <text:p text:style-name="P24">RO</text:p>
          </table:table-cell>
          <table:table-cell table:style-name="Table2.B3" office:value-type="string">
            <text:p text:style-name="P24">V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0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AD </text:p>
          </table:table-cell>
          <table:table-cell table:style-name="Table2.B3" office:value-type="string">
            <text:p text:style-name="P70">IC_DEVICE_ID</text:p>
          </table:table-cell>
          <table:table-cell table:style-name="Table2.B3" office:value-type="string">
            <text:p text:style-name="P24">RO</text:p>
          </table:table-cell>
          <table:table-cell table:style-name="Table2.B3" office:value-type="string">
            <text:p text:style-name="P24">V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9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0">AE </text:p>
          </table:table-cell>
          <table:table-cell table:style-name="Table2.B3" office:value-type="string">
            <text:p text:style-name="P70">IC_DEVICE_REV</text:p>
          </table:table-cell>
          <table:table-cell table:style-name="Table2.B3" office:value-type="string">
            <text:p text:style-name="P24">RO</text:p>
          </table:table-cell>
          <table:table-cell table:style-name="Table2.B3" office:value-type="string">
            <text:p text:style-name="P24">V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9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2">B0</text:p>
          </table:table-cell>
          <table:table-cell table:style-name="Table2.B3" office:value-type="string">
            <text:p text:style-name="P70">USER_DATA_00</text:p>
          </table:table-cell>
          <table:table-cell table:style-name="Table2.B3" office:value-type="string">
            <text:p text:style-name="P24">RW</text:p>
          </table:table-cell>
          <table:table-cell table:style-name="Table2.B3" office:value-type="string">
            <text:p text:style-name="P24">V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29">√</text:p>
          </table:table-cell>
          <table:table-cell table:style-name="Table2.A3" office:value-type="string">
            <text:p text:style-name="P18">User defined data</text:p>
          </table:table-cell>
        </table:table-row>
        <table:table-row table:style-name="Table2.2">
          <table:table-cell table:style-name="Table2.A3" office:value-type="string">
            <text:p text:style-name="P72">BC<text:tab/></text:p>
          </table:table-cell>
          <table:table-cell table:style-name="Table2.B3" office:value-type="string">
            <text:p text:style-name="P72">ZL_AUTO_COMP_CONFIG</text:p>
          </table:table-cell>
          <table:table-cell table:style-name="Table2.B3" office:value-type="string">
            <text:p text:style-name="P25">RW</text:p>
          </table:table-cell>
          <table:table-cell table:style-name="Table2.B3" office:value-type="string">
            <text:p text:style-name="P25">B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30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2">BD<text:tab/></text:p>
          </table:table-cell>
          <table:table-cell table:style-name="Table2.B3" office:value-type="string">
            <text:p text:style-name="P72">ZL_AUTO_COMP_CONTROL</text:p>
          </table:table-cell>
          <table:table-cell table:style-name="Table2.B3" office:value-type="string">
            <text:p text:style-name="P25">WO</text:p>
          </table:table-cell>
          <table:table-cell table:style-name="Table2.B3" office:value-type="string">
            <text:p text:style-name="P25">S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30">√</text:p>
          </table:table-cell>
          <table:table-cell table:style-name="Table2.A3" office:value-type="string">
            <text:p text:style-name="P18">Initiates AutoComp</text:p>
          </table:table-cell>
        </table:table-row>
        <table:table-row table:style-name="Table2.2">
          <table:table-cell table:style-name="Table2.A3" office:value-type="string">
            <text:p text:style-name="P72">D0<text:tab/></text:p>
          </table:table-cell>
          <table:table-cell table:style-name="Table2.B3" office:value-type="string">
            <text:p text:style-name="P72">ZL_MFR_CONFIG</text:p>
          </table:table-cell>
          <table:table-cell table:style-name="Table2.B3" office:value-type="string">
            <text:p text:style-name="P26">RW</text:p>
          </table:table-cell>
          <table:table-cell table:style-name="Table2.B3" office:value-type="string">
            <text:p text:style-name="P26">W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30">√</text:p>
          </table:table-cell>
          <table:table-cell table:style-name="Table2.A3" office:value-type="string">
            <text:p text:style-name="P19">4801</text:p>
          </table:table-cell>
        </table:table-row>
        <table:table-row table:style-name="Table2.2">
          <table:table-cell table:style-name="Table2.A3" office:value-type="string">
            <text:p text:style-name="P72">D1</text:p>
          </table:table-cell>
          <table:table-cell table:style-name="Table2.B3" office:value-type="string">
            <text:p text:style-name="P72">ZL_USER_CONFIG</text:p>
          </table:table-cell>
          <table:table-cell table:style-name="Table2.B3" office:value-type="string">
            <text:p text:style-name="P26">RW</text:p>
          </table:table-cell>
          <table:table-cell table:style-name="Table2.B3" office:value-type="string">
            <text:p text:style-name="P26">W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30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2">D<text:span text:style-name="T128">3</text:span></text:p>
          </table:table-cell>
          <table:table-cell table:style-name="Table2.B3" office:value-type="string">
            <text:p text:style-name="P72">ZL_<text:span text:style-name="T128">DDC</text:span>_CONFIG</text:p>
          </table:table-cell>
          <table:table-cell table:style-name="Table2.B3" office:value-type="string">
            <text:p text:style-name="P26">RW</text:p>
          </table:table-cell>
          <table:table-cell table:style-name="Table2.B3" office:value-type="string">
            <text:p text:style-name="P26">W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30">√</text:p>
          </table:table-cell>
          <table:table-cell table:style-name="Table2.A3" office:value-type="string">
            <text:p text:style-name="P18">Configure DDC bus</text:p>
          </table:table-cell>
        </table:table-row>
        <table:table-row table:style-name="Table2.2">
          <table:table-cell table:style-name="Table2.A3" office:value-type="string">
            <text:p text:style-name="P72">D4<text:tab/></text:p>
          </table:table-cell>
          <table:table-cell table:style-name="Table2.B3" office:value-type="string">
            <text:p text:style-name="P72">ZL_POWER_GOOD_DELAY</text:p>
          </table:table-cell>
          <table:table-cell table:style-name="Table2.B3" office:value-type="string">
            <text:p text:style-name="P26">RW</text:p>
          </table:table-cell>
          <table:table-cell table:style-name="Table2.B3" office:value-type="string">
            <text:p text:style-name="P26">L11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30">√</text:p>
          </table:table-cell>
          <table:table-cell table:style-name="Table2.A3" office:value-type="string">
            <text:p text:style-name="P19">BA00 (1ms)</text:p>
          </table:table-cell>
        </table:table-row>
        <table:table-row table:style-name="Table2.2">
          <table:table-cell table:style-name="Table2.A3" office:value-type="string">
            <text:p text:style-name="P72">D5<text:tab/></text:p>
          </table:table-cell>
          <table:table-cell table:style-name="Table2.B3" office:value-type="string">
            <text:p text:style-name="P72">ZL_PID_TAPS</text:p>
          </table:table-cell>
          <table:table-cell table:style-name="Table2.B3" office:value-type="string">
            <text:p text:style-name="P25">RW</text:p>
          </table:table-cell>
          <table:table-cell table:style-name="Table2.B3" office:value-type="string">
            <text:p text:style-name="P25">9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30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2">E4<text:tab/></text:p>
          </table:table-cell>
          <table:table-cell table:style-name="Table2.B3" office:value-type="string">
            <text:p text:style-name="P72">ZL_DEVICE_ID</text:p>
          </table:table-cell>
          <table:table-cell table:style-name="Table2.B3" office:value-type="string">
            <text:p text:style-name="P26">RO</text:p>
          </table:table-cell>
          <table:table-cell table:style-name="Table2.B3" office:value-type="string">
            <text:p text:style-name="P26">16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30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2">E5</text:p>
          </table:table-cell>
          <table:table-cell table:style-name="Table2.B3" office:value-type="string">
            <text:p text:style-name="P72">ZL_MFR_IOUT_OC_FAULT_RESPONSE</text:p>
          </table:table-cell>
          <table:table-cell table:style-name="Table2.B3" office:value-type="string">
            <text:p text:style-name="P26">RW</text:p>
          </table:table-cell>
          <table:table-cell table:style-name="Table2.B3" office:value-type="string">
            <text:p text:style-name="P26">B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30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2">E6</text:p>
          </table:table-cell>
          <table:table-cell table:style-name="Table2.B3" office:value-type="string">
            <text:p text:style-name="P72">ZL_MFR_IOUT_UC_FAULT_RESPONSE</text:p>
          </table:table-cell>
          <table:table-cell table:style-name="Table2.B3" office:value-type="string">
            <text:p text:style-name="P26">RW</text:p>
          </table:table-cell>
          <table:table-cell table:style-name="Table2.B3" office:value-type="string">
            <text:p text:style-name="P26">B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30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2">E7</text:p>
          </table:table-cell>
          <table:table-cell table:style-name="Table2.B3" office:value-type="string">
            <text:p text:style-name="P72">ZL_IOUT_AVG_OC_FAULT_LIMIT</text:p>
          </table:table-cell>
          <table:table-cell table:style-name="Table2.B3" office:value-type="string">
            <text:p text:style-name="P26">RW</text:p>
          </table:table-cell>
          <table:table-cell table:style-name="Table2.B3" office:value-type="string">
            <text:p text:style-name="P26">L11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30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2">E8</text:p>
          </table:table-cell>
          <table:table-cell table:style-name="Table2.B3" office:value-type="string">
            <text:p text:style-name="P72">ZL_IOUT_AVG_UC_FAULT_LIMIT</text:p>
          </table:table-cell>
          <table:table-cell table:style-name="Table2.B3" office:value-type="string">
            <text:p text:style-name="P26">RW</text:p>
          </table:table-cell>
          <table:table-cell table:style-name="Table2.B3" office:value-type="string">
            <text:p text:style-name="P26">L11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30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2">E9</text:p>
          </table:table-cell>
          <table:table-cell table:style-name="Table2.B3" office:value-type="string">
            <text:p text:style-name="P72">ZL_MISC_CONFIG</text:p>
          </table:table-cell>
          <table:table-cell table:style-name="Table2.B3" office:value-type="string">
            <text:p text:style-name="P26">RW</text:p>
          </table:table-cell>
          <table:table-cell table:style-name="Table2.B3" office:value-type="string">
            <text:p text:style-name="P26">W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30">√</text:p>
          </table:table-cell>
          <table:table-cell table:style-name="Table2.A3" office:value-type="string">
            <text:p text:style-name="P19">1.SnapshotEnable</text:p>
          </table:table-cell>
        </table:table-row>
        <table:table-row table:style-name="Table2.2">
          <table:table-cell table:style-name="Table2.A3" office:value-type="string">
            <text:p text:style-name="P72">EA</text:p>
          </table:table-cell>
          <table:table-cell table:style-name="Table2.B3" office:value-type="string">
            <text:p text:style-name="P72">ZL_SNAPSHOT</text:p>
          </table:table-cell>
          <table:table-cell table:style-name="Table2.B3" office:value-type="string">
            <text:p text:style-name="P26">RO</text:p>
          </table:table-cell>
          <table:table-cell table:style-name="Table2.B3" office:value-type="string">
            <text:p text:style-name="P26">32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30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2">EB</text:p>
          </table:table-cell>
          <table:table-cell table:style-name="Table2.B3" office:value-type="string">
            <text:p text:style-name="P72">ZL_BLANK_PARAMS</text:p>
          </table:table-cell>
          <table:table-cell table:style-name="Table2.B3" office:value-type="string">
            <text:p text:style-name="P26">RO</text:p>
          </table:table-cell>
          <table:table-cell table:style-name="Table2.B3" office:value-type="string">
            <text:p text:style-name="P26">16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30">√</text:p>
          </table:table-cell>
          <table:table-cell table:style-name="Table2.A3" office:value-type="string">
            <text:p text:style-name="P17"/>
          </table:table-cell>
        </table:table-row>
        <text:soft-page-break/>
        <table:table-row table:style-name="Table2.2">
          <table:table-cell table:style-name="Table2.A3" office:value-type="string">
            <text:p text:style-name="P72">F3</text:p>
          </table:table-cell>
          <table:table-cell table:style-name="Table2.B3" office:value-type="string">
            <text:p text:style-name="P72">ZL_SNAPSHOT_CONTROL</text:p>
          </table:table-cell>
          <table:table-cell table:style-name="Table2.B3" office:value-type="string">
            <text:p text:style-name="P26">RW</text:p>
          </table:table-cell>
          <table:table-cell table:style-name="Table2.B3" office:value-type="string">
            <text:p text:style-name="P26">B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30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2">F4</text:p>
          </table:table-cell>
          <table:table-cell table:style-name="Table2.B3" office:value-type="string">
            <text:p text:style-name="P72">ZL_RESTORE_FACTORY</text:p>
          </table:table-cell>
          <table:table-cell table:style-name="Table2.B3" office:value-type="string">
            <text:p text:style-name="P26">WO</text:p>
          </table:table-cell>
          <table:table-cell table:style-name="Table2.B3" office:value-type="string">
            <text:p text:style-name="P26">S</text:p>
          </table:table-cell>
          <table:table-cell table:style-name="Table2.B3" office:value-type="string">
            <text:p text:style-name="P20"/>
          </table:table-cell>
          <table:table-cell table:style-name="Table2.A3" office:value-type="string">
            <text:p text:style-name="P30">√</text:p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1">D2</text:p>
          </table:table-cell>
          <table:table-cell table:style-name="Table2.B3" office:value-type="string">
            <text:p text:style-name="P71">UCD_SYSTEM_RESET_CONFIG</text:p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30">√</text:p>
          </table:table-cell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1">DC</text:p>
          </table:table-cell>
          <table:table-cell table:style-name="Table2.B3" office:value-type="string">
            <text:p text:style-name="P71">UCD_RESET_COUNT</text:p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30">√</text:p>
          </table:table-cell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1">D6</text:p>
          </table:table-cell>
          <table:table-cell table:style-name="Table2.B3" office:value-type="string">
            <text:p text:style-name="P71">UCD_NUM_PAGES</text:p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30">√</text:p>
          </table:table-cell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1">D7</text:p>
          </table:table-cell>
          <table:table-cell table:style-name="Table2.B3" office:value-type="string">
            <text:p text:style-name="P71">UCD_RUN_TIME_CLOCK</text:p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30">√</text:p>
          </table:table-cell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1">E2</text:p>
          </table:table-cell>
          <table:table-cell table:style-name="Table2.B3" office:value-type="string">
            <text:p text:style-name="P71">UCD_PARM_INFO</text:p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30">√</text:p>
          </table:table-cell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1">E3</text:p>
          </table:table-cell>
          <table:table-cell table:style-name="Table2.B3" office:value-type="string">
            <text:p text:style-name="P71">UCD_PARM_VALUE</text:p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30">√</text:p>
          </table:table-cell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1">E9</text:p>
          </table:table-cell>
          <table:table-cell table:style-name="Table2.B3" office:value-type="string">
            <text:p text:style-name="P71">UCD_FAULT_RESPONSES</text:p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30">√</text:p>
          </table:table-cell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1">ED</text:p>
          </table:table-cell>
          <table:table-cell table:style-name="Table2.B3" office:value-type="string">
            <text:p text:style-name="P71">UCD_LOGGED_PAGE_PEAKS</text:p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30">√</text:p>
          </table:table-cell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1">F6</text:p>
          </table:table-cell>
          <table:table-cell table:style-name="Table2.B3" office:value-type="string">
            <text:p text:style-name="P71">UCD_SEQ_CONFIG</text:p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30">√</text:p>
          </table:table-cell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1">F7</text:p>
          </table:table-cell>
          <table:table-cell table:style-name="Table2.B3" office:value-type="string">
            <text:p text:style-name="P71">UCD_GPO_CONFIG_INDEX</text:p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30">√</text:p>
          </table:table-cell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1">F8</text:p>
          </table:table-cell>
          <table:table-cell table:style-name="Table2.B3" office:value-type="string">
            <text:p text:style-name="P71">UCD_GPO_CONFIG</text:p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30">√</text:p>
          </table:table-cell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1">F9</text:p>
          </table:table-cell>
          <table:table-cell table:style-name="Table2.B3" office:value-type="string">
            <text:p text:style-name="P71">UCD_GPI_CONFIG</text:p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30">√</text:p>
          </table:table-cell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1">FA</text:p>
          </table:table-cell>
          <table:table-cell table:style-name="Table2.B3" office:value-type="string">
            <text:p text:style-name="P71">UCD_GPIO_SELECT</text:p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30">√</text:p>
          </table:table-cell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1">FB</text:p>
          </table:table-cell>
          <table:table-cell table:style-name="Table2.B3" office:value-type="string">
            <text:p text:style-name="P71">UCD_GPIO_CONFIG</text:p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30">√</text:p>
          </table:table-cell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1">FC</text:p>
          </table:table-cell>
          <table:table-cell table:style-name="Table2.B3" office:value-type="string">
            <text:p text:style-name="P71">UCD_MISC_CONFIG</text:p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30">√</text:p>
          </table:table-cell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71">FD</text:p>
          </table:table-cell>
          <table:table-cell table:style-name="Table2.B3" office:value-type="string">
            <text:p text:style-name="P71">UCD_DEVICE_ID</text:p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20"/>
          </table:table-cell>
          <table:table-cell table:style-name="Table2.B3" office:value-type="string">
            <text:p text:style-name="P30">√</text:p>
          </table:table-cell>
          <table:table-cell table:style-name="Table2.A3" office:value-type="string">
            <text:p text:style-name="P21"/>
          </table:table-cell>
          <table:table-cell table:style-name="Table2.A3" office:value-type="string">
            <text:p text:style-name="P17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 style:font-family-generic="roman"/>
    <style:font-face style:name="Liberation Sans1" svg:font-family="'Liberation Sans'" style:font-family-generic="swiss"/>
    <style:font-face style:name="Liberation Sans Narrow" svg:font-family="'Liberation Sans Narrow'" style:font-family-generic="swiss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Aharoni" svg:font-family="Aharoni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1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ru" fo:country="RU" style:letter-kerning="true" style:font-name-asian="Times New Roman2" style:font-size-asian="10pt" style:language-asian="en" style:country-asian="GB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0pt" fo:language="ru" fo:country="RU" style:letter-kerning="true" style:font-name-asian="Times New Roman2" style:font-size-asian="10pt" style:language-asian="en" style:country-asian="GB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loext:contextual-spacing="false" fo:text-align="justify" style:justify-single-word="false" fo:orphans="2" fo:widows="2" style:writing-mode="lr-tb"/>
      <style:text-properties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start" style:justify-single-word="false"/>
      <style:text-properties fo:language="en" fo:country="GB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list-style-name="WWNum6" style:class="text">
      <style:paragraph-properties fo:margin-left="0.76cm" fo:margin-right="0cm" fo:margin-top="0.423cm" fo:margin-bottom="0.212cm" loext:contextual-spacing="false" fo:text-indent="-0.76cm" style:auto-text-indent="false" fo:keep-with-next="always"/>
      <style:text-properties style:font-name="Arial" fo:font-family="Arial" style:font-family-generic="roman" style:font-pitch="variable" fo:font-size="14pt" fo:language="ru" fo:country="RU" fo:font-weight="bold" style:letter-kerning="true" style:font-size-asian="14pt" style:font-weight-asian="bold" style:font-size-complex="16pt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WWNum6" style:class="text">
      <style:paragraph-properties fo:margin-left="1.016cm" fo:margin-right="0cm" fo:margin-top="0.423cm" fo:margin-bottom="0.212cm" loext:contextual-spacing="false" fo:text-align="start" style:justify-single-word="false" fo:text-indent="-1.016cm" style:auto-text-indent="false"/>
      <style:text-properties style:font-name="Arial" fo:font-family="Arial" style:font-family-generic="roman" style:font-pitch="variable" fo:font-size="12pt" fo:language="ru" fo:country="RU" fo:font-weight="bold" style:font-size-asian="12pt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list-style-name="WWNum6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2pt" fo:language="ru" fo:country="RU" fo:font-style="italic" fo:font-weight="bold" style:font-size-asian="12pt" style:font-style-asian="italic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1.52cm" fo:margin-right="0cm" fo:margin-top="0.423cm" fo:margin-bottom="0.212cm" loext:contextual-spacing="false" fo:text-indent="-1.52cm" style:auto-text-indent="false" fo:keep-with-next="always"/>
      <style:text-properties style:font-name="Arial" fo:font-family="Arial" style:font-family-generic="roman" style:font-pitch="variable" fo:font-weight="bold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left="1.778cm" fo:margin-right="0cm" fo:margin-top="0.423cm" fo:margin-bottom="0.106cm" loext:contextual-spacing="false" fo:line-height="110%" fo:text-indent="-1.778cm" style:auto-text-indent="false">
        <style:tab-stops>
          <style:tab-stop style:position="1.778cm"/>
        </style:tab-stops>
      </style:paragraph-properties>
      <style:text-properties style:font-name="Arial" fo:font-family="Arial" style:font-family-generic="roman" style:font-pitch="variable" fo:font-size="11pt" style:font-size-asian="11pt" style:language-asian="en" style:country-asian="GB"/>
    </style:style>
    <style:style style:name="Heading_20_6" style:display-name="Heading 6" style:family="paragraph" style:parent-style-name="Standard" style:default-outline-level="6" style:list-style-name="" style:class="text">
      <style:paragraph-properties fo:margin-left="2.032cm" fo:margin-right="0cm" fo:margin-top="0.423cm" fo:margin-bottom="0.106cm" loext:contextual-spacing="false" fo:line-height="110%" fo:text-indent="-2.032cm" style:auto-text-indent="false">
        <style:tab-stops>
          <style:tab-stop style:position="2.032cm"/>
        </style:tab-stops>
      </style:paragraph-properties>
      <style:text-properties style:font-name="Arial" fo:font-family="Arial" style:font-family-generic="roman" style:font-pitch="variable" fo:font-size="11pt" fo:font-style="italic" style:font-size-asian="11pt" style:language-asian="en" style:country-asian="GB" style:font-style-asian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left="2.286cm" fo:margin-right="0cm" fo:margin-top="0.423cm" fo:margin-bottom="0.106cm" loext:contextual-spacing="false" fo:line-height="110%" fo:text-indent="-2.286cm" style:auto-text-indent="false">
        <style:tab-stops>
          <style:tab-stop style:position="2.286cm"/>
        </style:tab-stops>
      </style:paragraph-properties>
      <style:text-properties style:font-name="Arial" fo:font-family="Arial" style:font-family-generic="roman" style:font-pitch="variable" style:language-asian="en" style:country-asian="GB"/>
    </style:style>
    <style:style style:name="Heading_20_8" style:display-name="Heading 8" style:family="paragraph" style:parent-style-name="Standard" style:default-outline-level="8" style:list-style-name="" style:class="text">
      <style:paragraph-properties fo:margin-left="2.54cm" fo:margin-right="0cm" fo:margin-top="0.423cm" fo:margin-bottom="0.106cm" loext:contextual-spacing="false" fo:line-height="110%" fo:text-indent="-2.54cm" style:auto-text-indent="false">
        <style:tab-stops>
          <style:tab-stop style:position="2.54cm"/>
        </style:tab-stops>
      </style:paragraph-properties>
      <style:text-properties style:font-name="Arial" fo:font-family="Arial" style:font-family-generic="roman" style:font-pitch="variable" fo:font-style="italic" style:language-asian="en" style:country-asian="GB" style:font-style-asian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left="2.794cm" fo:margin-right="0cm" fo:margin-top="0.423cm" fo:margin-bottom="0.106cm" loext:contextual-spacing="false" fo:line-height="110%" fo:text-indent="-2.794cm" style:auto-text-indent="false">
        <style:tab-stops>
          <style:tab-stop style:position="2.794cm"/>
        </style:tab-stops>
      </style:paragraph-properties>
      <style:text-properties style:font-name="Arial" fo:font-family="Arial" style:font-family-generic="roman" style:font-pitch="variable" fo:font-size="9pt" fo:font-style="italic" style:font-size-asian="9pt" style:language-asian="en" style:country-asian="GB" style:font-style-asian="italic"/>
    </style:style>
    <style:style style:name="envelope_20_address" style:display-name="envelope address" style:family="paragraph" style:parent-style-name="Standard" style:default-outline-level="">
      <style:paragraph-properties fo:margin-left="5.08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loext:contextual-spacing="false" fo:line-height="115%" fo:text-align="center" style:justify-single-word="false"/>
      <style:text-properties style:font-name="Arial" fo:font-family="Arial" style:font-family-generic="roman" style:font-pitch="variable" fo:font-size="14pt" fo:font-weight="bold" style:letter-kerning="true" style:font-size-asian="14pt" style:font-weight-asian="bold" style:font-name-complex="Aharoni" style:font-family-complex="Aharoni" style:font-family-generic-complex="system" style:font-pitch-complex="variable" style:font-size-complex="9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uthor_20_Heading" style:display-name="Author Heading" style:family="paragraph" style:default-outline-level="">
      <style:paragraph-properties fo:margin-top="0.106cm" fo:margin-bottom="0cm" loext:contextual-spacing="false" fo:text-align="start" style:justify-single-word="false" fo:orphans="2" fo:widows="2" style:writing-mode="lr-tb">
        <style:tab-stops>
          <style:tab-stop style:position="3.752cm"/>
        </style:tab-stops>
      </style:paragraph-properties>
      <style:text-properties style:font-name="Arial" fo:font-family="Arial" style:font-family-generic="roman" style:font-pitch="variable" fo:font-size="12pt" fo:language="en" fo:country="US" fo:font-weight="bold" style:font-size-asian="12pt" style:language-asian="en" style:country-asian="US" style:font-weight-asian="bold" style:font-name-complex="Arial1" style:font-family-complex="Arial" style:font-family-generic-complex="system" style:font-pitch-complex="variable"/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style:font-name="Arial" fo:font-family="Arial" style:font-family-generic="roman" style:font-pitch="variable" fo:font-size="12pt" fo:font-weight="bold" style:font-size-asian="12pt" style:font-weight-asian="bold" style:font-size-complex="14pt"/>
    </style:style>
    <style:style style:name="Quote" style:family="paragraph" style:parent-style-name="Standard" style:default-outline-level="">
      <style:text-properties fo:color="#000000" fo:font-style="italic" style:font-style-asian="italic" style:font-style-complex="italic"/>
    </style:style>
    <style:style style:name="Intense_20_Quote" style:display-name="Intense Quote" style:family="paragraph" style:parent-style-name="Quote" style:default-outline-level="">
      <style:text-properties fo:font-weight="bold" style:font-weight-asian="bold"/>
    </style:style>
    <style:style style:name="Computer_20_Text" style:display-name="Computer Text" style:family="paragraph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12cm" loext:contextual-spacing="true" fo:text-indent="0cm" style:auto-text-indent="false"/>
    </style:style>
    <style:style style:name="No_20_Spacing" style:display-name="No Spacing" style:family="paragraph" style:default-outline-level="">
      <style:paragraph-properties fo:text-align="justify" style:justify-single-word="false" fo:orphans="2" fo:widows="2" style:writing-mode="lr-tb"/>
      <style:text-properties style:language-asian="en" style:country-asian="US"/>
    </style:style>
    <style:style style:name="caption" style:family="paragraph" style:parent-style-name="Standard" style:default-outline-level="">
      <style:paragraph-properties fo:margin-top="0cm" fo:margin-bottom="0.353cm" loext:contextual-spacing="false"/>
      <style:text-properties fo:font-size="9pt" fo:font-weight="bold" style:font-size-asian="9pt" style:font-weight-asian="bold" style:font-size-complex="9pt" style:font-weight-complex="bold"/>
    </style:style>
    <style:style style:name="Document_20_Map" style:display-name="Document Map" style:family="paragraph" style:parent-style-name="Standard" style:default-outline-level="">
      <style:paragraph-properties fo:margin-top="0cm" fo:margin-bottom="0cm" loext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style:language-asian="en" style:country-asian="US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>
        <style:tab-stops>
          <style:tab-stop style:position="0.706cm"/>
          <style:tab-stop style:position="15.924cm" style:type="right" style:leader-style="dotted" style:leader-text="."/>
        </style:tab-stops>
      </style:paragraph-properties>
      <style:text-properties style:font-name="Arial" fo:font-family="Arial" style:font-family-generic="roman" style:font-pitch="variable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353cm" fo:margin-right="0cm" fo:margin-top="0cm" fo:margin-bottom="0.176cm" loext:contextual-spacing="false" fo:text-indent="0cm" style:auto-text-indent="false"/>
      <style:text-properties style:font-name="Arial" fo:font-family="Arial" style:font-family-generic="roman" style:font-pitch="variable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706cm" fo:margin-right="0cm" fo:margin-top="0cm" fo:margin-bottom="0.176cm" loext:contextual-spacing="false" fo:text-indent="0cm" style:auto-text-indent="false"/>
      <style:text-properties style:font-name="Arial" fo:font-family="Arial" style:font-family-generic="roman" style:font-pitch="variable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1.058cm" fo:margin-right="0cm" fo:margin-top="0cm" fo:margin-bottom="0.176cm" loext:contextual-spacing="false" fo:text-indent="0cm" style:auto-text-indent="false"/>
      <style:text-properties style:font-name="Arial" fo:font-family="Arial" style:font-family-generic="roman" style:font-pitch="variable"/>
    </style:style>
    <style:style style:name="No_20_TOC_20_Heading_20_1" style:display-name="No TOC Heading 1" style:family="paragraph" style:parent-style-name="Heading_20_1" style:default-outline-level="" style:list-style-name=""/>
    <style:style style:name="table_20_of_20_figures" style:display-name="table of figures" style:family="paragraph" style:parent-style-name="Standard" style:default-outline-level="">
      <style:paragraph-properties fo:margin-top="0cm" fo:margin-bottom="0cm" loext:contextual-spacing="false"/>
      <style:text-properties style:font-name="Arial" fo:font-family="Arial" style:font-family-generic="roman" style:font-pitch="variable"/>
    </style:style>
    <style:style style:name="Sub-Heading" style:family="paragraph" style:parent-style-name="Standard" style:default-outline-level="">
      <style:text-properties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1.552cm" fo:margin-right="0cm" fo:margin-top="0cm" fo:margin-bottom="0.176cm" loext:contextual-spacing="false" fo:line-height="115%" fo:text-align="start" style:justify-single-word="false" fo:text-indent="0cm" style:auto-text-indent="false"/>
      <style:text-properties style:font-name="Calibri" fo:font-family="Calibri" style:font-family-generic="roman" style:font-pitch="variable" fo:font-size="11pt" style:font-name-asian="Times New Roman2" style:font-family-asian="'Times New Roman'" style:font-family-generic-asian="system" style:font-pitch-asian="variable" style:font-size-asian="11pt" style:language-asian="en" style:country-asian="GB" style:font-name-complex="Times New Roman2" style:font-family-complex="'Times New Roman'" style:font-family-generic-complex="system" style:font-pitch-complex="variable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1.94cm" fo:margin-right="0cm" fo:margin-top="0cm" fo:margin-bottom="0.176cm" loext:contextual-spacing="false" fo:line-height="115%" fo:text-align="start" style:justify-single-word="false" fo:text-indent="0cm" style:auto-text-indent="false"/>
      <style:text-properties style:font-name="Calibri" fo:font-family="Calibri" style:font-family-generic="roman" style:font-pitch="variable" fo:font-size="11pt" style:font-name-asian="Times New Roman2" style:font-family-asian="'Times New Roman'" style:font-family-generic-asian="system" style:font-pitch-asian="variable" style:font-size-asian="11pt" style:language-asian="en" style:country-asian="GB" style:font-name-complex="Times New Roman2" style:font-family-complex="'Times New Roman'" style:font-family-generic-complex="system" style:font-pitch-complex="variable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2.328cm" fo:margin-right="0cm" fo:margin-top="0cm" fo:margin-bottom="0.176cm" loext:contextual-spacing="false" fo:line-height="115%" fo:text-align="start" style:justify-single-word="false" fo:text-indent="0cm" style:auto-text-indent="false"/>
      <style:text-properties style:font-name="Calibri" fo:font-family="Calibri" style:font-family-generic="roman" style:font-pitch="variable" fo:font-size="11pt" style:font-name-asian="Times New Roman2" style:font-family-asian="'Times New Roman'" style:font-family-generic-asian="system" style:font-pitch-asian="variable" style:font-size-asian="11pt" style:language-asian="en" style:country-asian="GB" style:font-name-complex="Times New Roman2" style:font-family-complex="'Times New Roman'" style:font-family-generic-complex="system" style:font-pitch-complex="variable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2.716cm" fo:margin-right="0cm" fo:margin-top="0cm" fo:margin-bottom="0.176cm" loext:contextual-spacing="false" fo:line-height="115%" fo:text-align="start" style:justify-single-word="false" fo:text-indent="0cm" style:auto-text-indent="false"/>
      <style:text-properties style:font-name="Calibri" fo:font-family="Calibri" style:font-family-generic="roman" style:font-pitch="variable" fo:font-size="11pt" style:font-name-asian="Times New Roman2" style:font-family-asian="'Times New Roman'" style:font-family-generic-asian="system" style:font-pitch-asian="variable" style:font-size-asian="11pt" style:language-asian="en" style:country-asian="GB" style:font-name-complex="Times New Roman2" style:font-family-complex="'Times New Roman'" style:font-family-generic-complex="system" style:font-pitch-complex="variable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3.104cm" fo:margin-right="0cm" fo:margin-top="0cm" fo:margin-bottom="0.176cm" loext:contextual-spacing="false" fo:line-height="115%" fo:text-align="start" style:justify-single-word="false" fo:text-indent="0cm" style:auto-text-indent="false"/>
      <style:text-properties style:font-name="Calibri" fo:font-family="Calibri" style:font-family-generic="roman" style:font-pitch="variable" fo:font-size="11pt" style:font-name-asian="Times New Roman2" style:font-family-asian="'Times New Roman'" style:font-family-generic-asian="system" style:font-pitch-asian="variable" style:font-size-asian="11pt" style:language-asian="en" style:country-asian="GB" style:font-name-complex="Times New Roman2" style:font-family-complex="'Times New Roman'" style:font-family-generic-complex="system" style:font-pitch-complex="variable" style:font-size-complex="11pt"/>
    </style:style>
    <style:style style:name="Contents_20_Heading" style:display-name="Contents Heading" style:family="paragraph" style:parent-style-name="Heading_20_1" style:auto-update="true" style:default-outline-level="" style:list-style-name="" style:class="index">
      <style:paragraph-properties fo:margin-top="0.101cm" fo:margin-bottom="0cm" loext:contextual-spacing="true" fo:line-height="150%" fo:text-align="start" style:justify-single-word="false" fo:keep-together="always" style:register-true="true" fo:background-color="transparent" style:shadow="none" text:number-lines="false" text:line-number="0">
        <style:tab-stops/>
        <style:drop-cap/>
        <style:background-image/>
      </style:paragraph-properties>
      <style:text-properties fo:color="#365f91" style:font-name="Cambria" fo:font-family="Cambria" style:font-family-generic="roman" style:font-pitch="variable" fo:language="ru" fo:country="RU" style:letter-kerning="false" style:font-name-asian="Times New Roman2" style:font-family-asian="'Times New Roman'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" style:family="paragraph" style:parent-style-name="Caption" style:class="extra"/>
    <style:style style:name="Таблица" style:family="paragraph" style:parent-style-name="Caption"/>
    <style:style style:name="Illustration_20_Index_20_1" style:display-name="Illustration Index 1" style:family="paragraph" style:parent-style-name="Index" style:class="index"/>
    <style:style style:name="Рисунок" style:family="paragraph" style:parent-style-name="Caption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mmand" style:family="paragraph" style:parent-style-name="Preformatted_20_Text" style:next-style-name="command_20_description" style:class="text" style:master-page-name="">
      <style:paragraph-properties fo:margin-left="0cm" fo:margin-right="0cm" fo:keep-together="always" fo:text-indent="0.635cm" style:auto-text-indent="false" style:page-number="auto" fo:background-color="transparent" fo:keep-with-next="always">
        <style:background-image/>
      </style:paragraph-properties>
      <style:text-properties fo:language="zxx" fo:country="none"/>
    </style:style>
    <style:style style:name="command_20_description" style:display-name="command description" style:family="paragraph" style:parent-style-name="Text_20_body" style:class="text" style:master-page-name="">
      <style:paragraph-properties fo:margin-left="1.27cm" fo:margin-right="1.27cm" fo:margin-top="0cm" fo:margin-bottom="0.247cm" loext:contextual-spacing="false" fo:line-height="120%" fo:keep-together="always" fo:text-indent="0cm" style:auto-text-indent="false" style:page-number="auto">
        <style:tab-stops/>
      </style:paragraph-properties>
    </style:style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Название_20_Знак1" style:display-name="Название Знак1" style:family="text" style:parent-style-name="Default_20_Paragraph_20_Font">
      <style:text-properties style:font-name="Arial" fo:font-family="Arial" style:font-family-generic="roman" style:font-pitch="variable" fo:font-size="14pt" fo:font-weight="bold" style:letter-kerning="true" style:font-size-asian="14pt" style:language-asian="en" style:country-asian="US" style:font-weight-asian="bold" style:font-name-complex="Aharoni" style:font-family-complex="Aharoni" style:font-family-generic-complex="system" style:font-pitch-complex="variable" style:font-size-complex="9pt" style:font-weight-complex="bold"/>
    </style:style>
    <style:style style:name="Заголовок_20_1_20_Знак1" style:display-name="Заголовок 1 Знак1" style:family="text" style:parent-style-name="Default_20_Paragraph_20_Font">
      <style:text-properties style:font-name="Arial" fo:font-family="Arial" style:font-family-generic="roman" style:font-pitch="variable" fo:font-size="14pt" fo:font-weight="bold" style:letter-kerning="true" style:font-size-asian="14pt" style:language-asian="en" style:country-asian="US" style:font-weight-asian="bold" style:font-size-complex="16pt" style:font-weight-complex="bold"/>
    </style:style>
    <style:style style:name="Заголовок_20_2_20_Знак1" style:display-name="Заголовок 2 Знак1" style:family="text" style:parent-style-name="Default_20_Paragraph_20_Font">
      <style:text-properties style:font-name="Arial" fo:font-family="Arial" style:font-family-generic="roman" style:font-pitch="variable" fo:font-size="12pt" fo:font-weight="bold" style:font-size-asian="12pt" style:language-asian="en" style:country-asian="US" style:font-weight-asian="bold" style:font-size-complex="14pt" style:font-style-complex="italic" style:font-weight-complex="bold"/>
    </style:style>
    <style:style style:name="Заголовок_20_3_20_Знак1" style:display-name="Заголовок 3 Знак1" style:family="text" style:parent-style-name="Default_20_Paragraph_20_Font">
      <style:text-properties style:font-name="Arial" fo:font-family="Arial" style:font-family-generic="roman" style:font-pitch="variable" fo:font-size="12pt" fo:font-style="italic" fo:font-weight="bold" style:font-size-asian="12pt" style:language-asian="en" style:country-asian="US" style:font-style-asian="italic" style:font-weight-asian="bold" style:font-size-complex="13pt" style:font-weight-complex="bold"/>
    </style:style>
    <style:style style:name="Заголовок_20_4_20_Знак1" style:display-name="Заголовок 4 Знак1" style:family="text" style:parent-style-name="Default_20_Paragraph_20_Font">
      <style:text-properties style:font-name="Arial" fo:font-family="Arial" style:font-family-generic="roman" style:font-pitch="variable" fo:font-weight="bold" style:language-asian="en" style:country-asian="US" style:font-weight-asian="bold" style:font-size-complex="14pt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Текст_20_выноски_20_Знак1" style:display-name="Текст выноски Знак1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Author_20_Heading_20_Char" style:display-name="Author Heading Char" style:family="text" style:parent-style-name="Заголовок_20_2_20_Знак1">
      <style:text-properties style:font-name="Arial" fo:font-family="Arial" style:font-family-generic="roman" style:font-pitch="variable" fo:font-size="12pt" fo:font-weight="bold" style:font-size-asian="12pt" style:language-asian="en" style:country-asian="US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Подзаголовок_20_Знак1" style:display-name="Подзаголовок Знак1" style:family="text" style:parent-style-name="Default_20_Paragraph_20_Font">
      <style:text-properties style:font-name="Arial" fo:font-family="Arial" style:font-family-generic="roman" style:font-pitch="variable" fo:font-size="12pt" fo:font-weight="bold" style:font-size-asian="12pt" style:language-asian="en" style:country-asian="US" style:font-weight-asian="bold" style:font-size-complex="14pt"/>
    </style:style>
    <style:style style:name="Intense_20_Emphasis" style:display-name="Intense Emphasis" style:family="text" style:parent-style-name="Default_20_Paragraph_20_Font">
      <style:text-properties fo:color="#00000a" fo:font-style="italic" fo:font-weight="bold" style:font-style-asian="italic" style:font-weight-asian="bold" style:font-style-complex="italic" style:font-weight-complex="bold"/>
    </style:style>
    <style:style style:name="Цитата_20_2_20_Знак1" style:display-name="Цитата 2 Знак1" style:family="text" style:parent-style-name="Default_20_Paragraph_20_Font">
      <style:text-properties fo:color="#000000" fo:font-style="italic" style:language-asian="en" style:country-asian="US" style:font-style-asian="italic" style:font-style-complex="italic"/>
    </style:style>
    <style:style style:name="Выделенная_20_цитата_20_Знак1" style:display-name="Выделенная цитата Знак1" style:family="text" style:parent-style-name="Default_20_Paragraph_20_Font">
      <style:text-properties fo:color="#000000" fo:font-style="italic" fo:font-weight="bold" style:language-asian="en" style:country-asian="US" style:font-style-asian="italic" style:font-weight-asian="bold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00000a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00000a" fo:letter-spacing="0.009cm" style:text-underline-style="solid" style:text-underline-width="auto" style:text-underline-color="font-color" fo:font-weight="bold" style:font-weight-asian="bold" style:font-weight-complex="bold"/>
    </style:style>
    <style:style style:name="Computer_20_Text_20_Char" style:display-name="Computer Text Char" style:family="text" style:parent-style-name="Default_20_Paragraph_20_Font">
      <style:text-properties style:font-name="Courier New" fo:font-family="'Courier New'" style:font-family-generic="roman" style:font-pitch="variable" style:language-asian="en" style:country-asian="US" style:font-name-complex="Courier New1" style:font-family-complex="'Courier New'" style:font-family-generic-complex="system" style:font-pitch-complex="variable"/>
    </style:style>
    <style:style style:name="Заголовок_20_5_20_Знак" style:display-name="Заголовок 5 Знак" style:family="text" style:parent-style-name="Default_20_Paragraph_20_Font">
      <style:text-properties style:font-name="Arial" fo:font-family="Arial" style:font-family-generic="roman" style:font-pitch="variable" fo:font-size="11pt" style:font-size-asian="11pt"/>
    </style:style>
    <style:style style:name="Заголовок_20_6_20_Знак" style:display-name="Заголовок 6 Знак" style:family="text" style:parent-style-name="Default_20_Paragraph_20_Font">
      <style:text-properties style:font-name="Arial" fo:font-family="Arial" style:font-family-generic="roman" style:font-pitch="variable" fo:font-size="11pt" fo:font-style="italic" style:font-size-asian="11pt" style:font-style-asian="italic"/>
    </style:style>
    <style:style style:name="Заголовок_20_7_20_Знак" style:display-name="Заголовок 7 Знак" style:family="text" style:parent-style-name="Default_20_Paragraph_20_Font">
      <style:text-properties style:font-name="Arial" fo:font-family="Arial" style:font-family-generic="roman" style:font-pitch="variable"/>
    </style:style>
    <style:style style:name="Заголовок_20_8_20_Знак" style:display-name="Заголовок 8 Знак" style:family="text" style:parent-style-name="Default_20_Paragraph_20_Font">
      <style:text-properties style:font-name="Arial" fo:font-family="Arial" style:font-family-generic="roman" style:font-pitch="variable" fo:font-style="italic" style:font-style-asian="italic"/>
    </style:style>
    <style:style style:name="Заголовок_20_9_20_Знак" style:display-name="Заголовок 9 Знак" style:family="text" style:parent-style-name="Default_20_Paragraph_20_Font">
      <style:text-properties style:font-name="Arial" fo:font-family="Arial" style:font-family-generic="roman" style:font-pitch="variable" fo:font-size="9pt" fo:font-style="italic" style:font-size-asian="9pt" style:font-style-asian="italic"/>
    </style:style>
    <style:style style:name="Схема_20_документа_20_Знак1" style:display-name="Схема документа Знак1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14pt" fo:font-weight="bold" style:letter-kerning="true" style:font-size-asian="14pt" style:language-asian="en" style:country-asian="US" style:font-weight-asian="bold" style:font-size-complex="16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roman" style:font-pitch="variable" fo:font-size="12pt" fo:font-weight="bold" style:font-size-asian="12pt" style:language-asian="en" style:country-asian="US" style:font-weight-asian="bold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2pt" fo:font-style="italic" fo:font-weight="bold" style:font-size-asian="12pt" style:language-asian="en" style:country-asian="US" style:font-style-asian="italic" style:font-weight-asian="bold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Arial" fo:font-family="Arial" style:font-family-generic="roman" style:font-pitch="variable" fo:font-weight="bold" style:language-asian="en" style:country-asian="US" style:font-weight-asian="bold" style:font-size-complex="14pt" style:font-weight-complex="bold"/>
    </style:style>
    <style:style style:name="Название_20_Знак" style:display-name="Название Знак" style:family="text" style:parent-style-name="Default_20_Paragraph_20_Font">
      <style:text-properties style:font-name="Arial" fo:font-family="Arial" style:font-family-generic="roman" style:font-pitch="variable" fo:font-size="14pt" fo:font-weight="bold" style:letter-kerning="true" style:font-size-asian="14pt" style:language-asian="en" style:country-asian="US" style:font-weight-asian="bold" style:font-name-complex="Aharoni" style:font-family-complex="Aharoni" style:font-family-generic-complex="system" style:font-pitch-complex="variable" style:font-size-complex="9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Подзаголовок_20_Знак" style:display-name="Подзаголовок Знак" style:family="text" style:parent-style-name="Default_20_Paragraph_20_Font">
      <style:text-properties style:font-name="Arial" fo:font-family="Arial" style:font-family-generic="roman" style:font-pitch="variable" fo:font-size="12pt" fo:font-weight="bold" style:font-size-asian="12pt" style:language-asian="en" style:country-asian="US" style:font-weight-asian="bold" style:font-size-complex="14pt"/>
    </style:style>
    <style:style style:name="Цитата_20_2_20_Знак" style:display-name="Цитата 2 Знак" style:family="text" style:parent-style-name="Default_20_Paragraph_20_Font">
      <style:text-properties fo:color="#000000" fo:font-style="italic" style:language-asian="en" style:country-asian="US" style:font-style-asian="italic" style:font-style-complex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000000" fo:font-style="italic" fo:font-weight="bold" style:language-asian="en" style:country-asian="US" style:font-style-asian="italic" style:font-weight-asian="bold" style:font-style-complex="italic"/>
    </style:style>
    <style:style style:name="Схема_20_документа_20_Знак" style:display-name="Схема документа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Текст_20_сноски_20_Знак" style:display-name="Текст сноски Знак" style:family="text" style:parent-style-name="Default_20_Paragraph_20_Font">
      <style:text-properties style:language-asian="en" style:country-asian="US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No_20_TOC_20_Heading_20_1_20_Char" style:display-name="No TOC Heading 1 Char" style:family="text" style:parent-style-name="Заголовок_20_1_20_Знак">
      <style:text-properties style:font-name="Arial" fo:font-family="Arial" style:font-family-generic="roman" style:font-pitch="variable" fo:font-size="14pt" fo:font-weight="bold" style:letter-kerning="true" style:font-size-asian="14pt" style:language-asian="en" style:country-asian="US" style:font-weight-asian="bold" style:font-size-complex="16pt" style:font-weight-complex="bold"/>
    </style:style>
    <style:style style:name="Sub-Heading_20_Char" style:display-name="Sub-Heading Char" style:family="text" style:parent-style-name="Default_20_Paragraph_20_Font">
      <style:text-properties style:font-name="Arial" fo:font-family="Arial" style:font-family-generic="roman" style:font-pitch="variable" fo:font-weight="bold" style:language-asian="en" style:country-asian="US" style:font-weight-asian="bold" style:font-name-complex="Arial1" style:font-family-complex="Arial" style:font-family-generic-complex="system" style:font-pitch-complex="variable"/>
    </style:style>
    <style:style style:name="ListLabel_20_1" style:display-name="ListLabel 1" style:family="text">
      <style:text-properties fo:font-weight="bold" style:font-name-asian="Times New Roman2" style:font-family-asian="'Times New Roman'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pt" fo:letter-spacing="normal" style:rfc-language-tag="x-none" fo:font-style="normal" style:text-underline-style="none" fo:font-weight="normal" style:letter-kerning="false" style:text-blinking="false" fo:background-color="#000000" style:font-size-asian="1pt" style:rfc-language-tag-asian="x-none" style:font-style-asian="normal" style:font-weight-asian="normal" style:font-name-complex="Times New Roman2" style:font-family-complex="'Times New Roman'" style:font-family-generic-complex="system" style:font-pitch-complex="variable" style:font-size-complex="1pt" style:rfc-language-tag-complex="x-none" style:font-style-complex="normal" style:font-weight-complex="normal" style:text-emphasize="none" style:text-scale="0%" text:display="true" fo:padding="0cm" fo:border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odeChar" style:family="text">
      <style:text-properties style:use-window-font-color="true" style:font-name="Liberation Mono" fo:font-family="'Liberation Mono'" style:font-family-generic="modern" style:font-pitch="fixed" fo:font-size="8pt" style:rfc-language-tag="x-none" fo:background-color="transparent" style:font-name-asian="Droid Sans Fallback" style:font-family-asian="'Droid Sans Fallback'" style:font-family-generic-asian="modern" style:font-pitch-asian="fixed" style:font-size-asian="8pt" style:font-name-complex="Liberation Mono" style:font-family-complex="'Liberation Mono'" style:font-family-generic-complex="modern" style:font-pitch-complex="fixed" style:font-size-complex="8pt" style:shadow="none"/>
    </style:style>
    <style:style style:name="CmdChar" style:family="text">
      <style:text-properties style:use-window-font-color="true" style:font-name="Liberation Mono" fo:font-family="'Liberation Mono'" style:font-family-generic="modern" style:font-pitch="fixed" fo:font-size="10pt" fo:language="zxx" fo:country="none" officeooo:rsid="002bacfb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Variable" style:family="text">
      <style:text-properties fo:font-style="italic" fo:background-color="transparent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>
        <style:tab-stops>
          <style:tab-stop style:position="7.325cm" style:type="center"/>
          <style:tab-stop style:position="9.001cm"/>
          <style:tab-stop style:position="10.502cm"/>
          <style:tab-stop style:position="14.651cm" style:type="right"/>
        </style:tab-stops>
      </style:paragraph-properties>
      <style:text-properties fo:language="ru" fo:country="RU" style:language-asian="en" style:country-asian="US"/>
    </style:style>
    <style:style style:name="MP2" style:family="paragraph" style:parent-style-name="Frame_20_contents">
      <style:paragraph-properties>
        <style:tab-stops>
          <style:tab-stop style:position="7.325cm" style:type="center"/>
          <style:tab-stop style:position="9.001cm"/>
          <style:tab-stop style:position="10.502cm"/>
          <style:tab-stop style:position="14.651cm" style:type="right"/>
        </style:tab-stops>
      </style:paragraph-properties>
      <style:text-properties style:font-name="Arial" fo:language="ru" fo:country="RU" style:language-asian="en" style:country-asian="US" style:font-name-complex="Arial1" style:font-size-complex="9pt"/>
    </style:style>
    <style:style style:name="MP3" style:family="paragraph">
      <style:paragraph-properties fo:text-align="start"/>
      <style:text-properties fo:font-size="18pt"/>
    </style:style>
    <style:style style:name="MP4" style:family="paragraph" style:parent-style-name="Footer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language="ru" fo:country="RU" style:language-asian="en" style:country-asian="US"/>
    </style:style>
    <style:style style:name="MT1" style:family="text">
      <style:text-properties style:font-name="Arial" style:font-name-complex="Arial1" style:font-size-complex="9pt"/>
    </style:style>
    <style:style style:name="MT2" style:family="text">
      <style:text-properties style:font-name="Arial" officeooo:rsid="001e8047" style:font-name-complex="Arial1" style:font-size-complex="9pt"/>
    </style:style>
    <style:style style:name="MT3" style:family="text">
      <style:text-properties style:font-name="Arial" style:font-name-complex="Arial1"/>
    </style:style>
    <style:style style:name="MT4" style:family="text">
      <style:text-properties style:font-name="Arial" officeooo:rsid="001935ce" style:font-name-complex="Arial1"/>
    </style:style>
    <style:style style:name="MT5" style:family="text">
      <style:text-properties style:font-name="Arial" officeooo:rsid="00217013" style:font-name-complex="Arial1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%" draw:fill="solid" fo:padding-left="0.049cm" fo:padding-right="0.049cm" fo:padding-top="0.03cm" fo:padding-bottom="0.03cm" fo:border="0.06pt solid #000000">
        <style:background-image/>
      </style:graphic-properties>
    </style:style>
    <style:style style:name="M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0.74pt solid #000000" style:mirror="none" fo:clip="rect(2.895cm, 16.036cm, 31.805cm, 2.852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gr1" style:family="graphic">
      <style:graphic-properties draw:stroke="solid" svg:stroke-width="0.106cm" svg:stroke-color="#507baf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53cm" svg:stroke-color="#507baf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751cm" fo:margin-bottom="1.199cm" fo:margin-left="2.521cm" fo:margin-right="2.54cm" style:writing-mode="lr-tb" style:layout-grid-color="#c0c0c0" style:layout-grid-lines="49" style:layout-grid-base-height="0.423cm" style:layout-grid-ruby-height="0.056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75cm" fo:margin-left="0cm" fo:margin-right="0cm" fo:margin-bottom="2.649cm" style:dynamic-spacing="true"/>
      </style:header-style>
      <style:footer-style>
        <style:header-footer-properties fo:min-height="1.051cm" fo:margin-left="0cm" fo:margin-right="0cm" fo:margin-top="0.953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date-style style:name="N10110" number:language="en" number:country="GB"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Text Box 1" text:anchor-type="paragraph" svg:x="6.937cm" svg:y="0.804cm" svg:width="12.859cm" svg:height="1.739cm" draw:z-index="17"><draw:text-box><text:p text:style-name="MP1"><text:span text:style-name="MT1"><text:user-defined style:data-style-name="N0" text:name="Document number">BE-T-BT1-BMC-001</text:user-defined></text:span><text:span text:style-name="MT1"><text:tab/></text:span><text:span text:style-name="MT2">Статус</text:span><text:span text:style-name="MT1">:<text:tab/></text:span><text:span text:style-name="MT1"><text:user-defined style:data-style-name="N0" text:name="Status">Черновик</text:user-defined></text:span><text:span text:style-name="MT1"> </text:span></text:p><text:p text:style-name="MP2"><text:title>Микропрограмма BMC платы БФК 2.0</text:title></text:p><text:p text:style-name="MP2"><text:user-defined style:data-style-name="N76" text:name="Date completed">31 Октябрь, 2016</text:user-defined></text:p></draw:text-box></draw:frame><draw:line text:anchor-type="paragraph" draw:z-index="35" draw:name="Line 3" draw:style-name="Mgr1" draw:text-style-name="MP3" svg:x1="-2.558cm" svg:y1="2.275cm" svg:x2="18.455cm" svg:y2="2.275cm"><text:p/></draw:line><draw:frame draw:style-name="Mfr2" draw:name="Рисунок 4" text:anchor-type="char" svg:x="-2.312cm" svg:y="-0.212cm" svg:width="6.112cm" svg:height="2.247cm" draw:z-index="53"><draw:image xlink:href="Pictures/10000000000003E900000589A953495F.jpg" xlink:type="simple" xlink:show="embed" xlink:actuate="onLoad"/><svg:desc>blank_eng</svg:desc></draw:frame></text:p>
      </style:header>
      <style:footer>
        <text:p text:style-name="MP4"><draw:line text:anchor-type="paragraph" draw:z-index="71" draw:name="Line 4" draw:style-name="Mgr2" draw:text-style-name="MP3" svg:x1="-3.193cm" svg:y1="-0.212cm" svg:x2="18.499cm" svg:y2="-0.212cm"><text:p/></draw:line><text:span text:style-name="MT3"><text:user-defined style:data-style-name="N0" text:name="Access">Конфиденциально</text:user-defined></text:span><text:span text:style-name="MT3"><text:tab/>© </text:span><text:span text:style-name="MT3"><text:user-defined style:data-style-name="N0" text:name="Company">Baikal Electronics</text:user-defined></text:span><text:span text:style-name="MT3"> </text:span><text:span text:style-name="MT4"><text:user-defined style:data-style-name="N10110" text:name="Date completed">2016</text:user-defined></text:span><text:span text:style-name="MT3"><text:tab/></text:span><text:span text:style-name="MT5">Стр</text:span><text:span text:style-name="MT3"> </text:span><text:span text:style-name="MT3"><text:page-number text:select-page="current">18</text:page-number></text:span><text:span text:style-name="MT3">/</text:span><text:span text:style-name="MT3"><text:page-count style:num-format="1">18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Микропрограмма BMC платы БФК 2.0</dc:title>
    <meta:editing-cycles>38</meta:editing-cycles>
    <meta:creation-date>2016-11-01T11:49:57.482800076</meta:creation-date>
    <meta:editing-duration>PT13H2S</meta:editing-duration>
    <meta:generator>LibreOffice/4.3.7.2$Linux_X86_64 LibreOffice_project/430$Build-2</meta:generator>
    <meta:initial-creator>Александр Осипенко</meta:initial-creator>
    <dc:date>2017-01-26T19:29:04.846984393</dc:date>
    <dc:creator>Александр Осипенко</dc:creator>
    <meta:document-statistic meta:table-count="3" meta:image-count="1" meta:object-count="0" meta:page-count="18" meta:paragraph-count="1180" meta:word-count="3355" meta:character-count="21720" meta:non-whitespace-character-count="19435"/>
    <meta:user-defined meta:name="Access">Конфиденциально</meta:user-defined>
    <meta:user-defined meta:name="Company">Baikal Electronics</meta:user-defined>
    <meta:user-defined meta:name="Contributors"/>
    <meta:user-defined meta:name="Date completed" meta:value-type="date">2016-10-31</meta:user-defined>
    <meta:user-defined meta:name="Document number" meta:value-type="string">BE-T-BT1-BMC-001</meta:user-defined>
    <meta:user-defined meta:name="Language" meta:value-type="string">RU</meta:user-defined>
    <meta:user-defined meta:name="Owner" meta:value-type="string">А. Осипенко</meta:user-defined>
    <meta:user-defined meta:name="PVersion" meta:value-type="string">2.0.18</meta:user-defined>
    <meta:user-defined meta:name="Status" meta:value-type="string">Черновик</meta:user-defined>
    <meta:template xlink:type="simple" xlink:actuate="onRequest" xlink:title="Шаблон технического документа Байкал" xlink:href="../../../../../../Templates/Шаблон%20технического%20документа%20Байкал.ott" meta:date="2016-11-01T14:45:54.570655875"/>
  </office:meta>
</office:document-meta>
</file>